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0.739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3972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0.7945in"/>
    </style:style>
    <style:style style:name="co18" style:family="table-column">
      <style:table-column-properties fo:break-before="auto" style:column-width="0.6618in"/>
    </style:style>
    <style:style style:name="co19" style:family="table-column">
      <style:table-column-properties fo:break-before="auto" style:column-width="0.4854in"/>
    </style:style>
    <style:style style:name="co20" style:family="table-column">
      <style:table-column-properties fo:break-before="auto" style:column-width="0.9598in"/>
    </style:style>
    <style:style style:name="co21" style:family="table-column">
      <style:table-column-properties fo:break-before="auto" style:column-width="0.8602in"/>
    </style:style>
    <style:style style:name="co22" style:family="table-column">
      <style:table-column-properties fo:break-before="auto" style:column-width="0.672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6283in"/>
    </style:style>
    <style:style style:name="co27" style:family="table-column">
      <style:table-column-properties fo:break-before="auto" style:column-width="2.6811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5736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0.772in"/>
    </style:style>
    <style:style style:name="co32" style:family="table-column">
      <style:table-column-properties fo:break-before="auto" style:column-width="2.8138in"/>
    </style:style>
    <style:style style:name="co33" style:family="table-column">
      <style:table-column-properties fo:break-before="auto" style:column-width="0.4189in"/>
    </style:style>
    <style:style style:name="co34" style:family="table-column">
      <style:table-column-properties fo:break-before="auto" style:column-width="0.5626in"/>
    </style:style>
    <style:style style:name="co35" style:family="table-column">
      <style:table-column-properties fo:break-before="auto" style:column-width="0.7835in"/>
    </style:style>
    <style:style style:name="co36" style:family="table-column">
      <style:table-column-properties fo:break-before="auto" style:column-width="2.8028in"/>
    </style:style>
    <style:style style:name="co37" style:family="table-column">
      <style:table-column-properties fo:break-before="auto" style:column-width="0.6173in"/>
    </style:style>
    <style:style style:name="co38" style:family="table-column">
      <style:table-column-properties fo:break-before="auto" style:column-width="0.7626in"/>
    </style:style>
    <style:style style:name="co39" style:family="table-column">
      <style:table-column-properties fo:break-before="auto" style:column-width="0.9264in"/>
    </style:style>
    <style:style style:name="co40" style:family="table-column">
      <style:table-column-properties fo:break-before="auto" style:column-width="0.8382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1.4228in"/>
    </style:style>
    <style:style style:name="co43" style:family="table-column">
      <style:table-column-properties fo:break-before="auto" style:column-width="1.6547in"/>
    </style:style>
    <style:style style:name="co44" style:family="table-column">
      <style:table-column-properties fo:break-before="auto" style:column-width="0.8937in"/>
    </style:style>
    <style:style style:name="co45" style:family="table-column">
      <style:table-column-properties fo:break-before="auto" style:column-width="1.7102in"/>
    </style:style>
    <style:style style:name="co46" style:family="table-column">
      <style:table-column-properties fo:break-before="auto" style:column-width="2.6701in"/>
    </style:style>
    <style:style style:name="co47" style:family="table-column">
      <style:table-column-properties fo:break-before="auto" style:column-width="0.4744in"/>
    </style:style>
    <style:style style:name="co48" style:family="table-column">
      <style:table-column-properties fo:break-before="auto" style:column-width="1.6217in"/>
    </style:style>
    <style:style style:name="co49" style:family="table-column">
      <style:table-column-properties fo:break-before="auto" style:column-width="1.4673in"/>
    </style:style>
    <style:style style:name="co50" style:family="table-column">
      <style:table-column-properties fo:break-before="auto" style:column-width="0.4075in"/>
    </style:style>
    <style:style style:name="co51" style:family="table-column">
      <style:table-column-properties fo:break-before="auto" style:column-width="0.4965in"/>
    </style:style>
    <style:style style:name="co52" style:family="table-column">
      <style:table-column-properties fo:break-before="auto" style:column-width="0.3638in"/>
    </style:style>
    <style:style style:name="co53" style:family="table-column">
      <style:table-column-properties fo:break-before="auto" style:column-width="0.5071in"/>
    </style:style>
    <style:style style:name="co54" style:family="table-column">
      <style:table-column-properties fo:break-before="auto" style:column-width="0.3528in"/>
    </style:style>
    <style:style style:name="co55" style:family="table-column">
      <style:table-column-properties fo:break-before="auto" style:column-width="0.6398in"/>
    </style:style>
    <style:style style:name="co56" style:family="table-column">
      <style:table-column-properties fo:break-before="auto" style:column-width="0.3307in"/>
    </style:style>
    <style:style style:name="co57" style:family="table-column">
      <style:table-column-properties fo:break-before="auto" style:column-width="0.3417in"/>
    </style:style>
    <style:style style:name="co58" style:family="table-column">
      <style:table-column-properties fo:break-before="auto" style:column-width="0.4299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0.4634in"/>
    </style:style>
    <style:style style:name="co61" style:family="table-column">
      <style:table-column-properties fo:break-before="auto" style:column-width="0.375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 style:data-style-name="N104">
      <style:table-cell-properties fo:border="0.0008in solid #000000"/>
    </style:style>
    <style:style style:name="ce6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="0.0008in solid #000000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 fo:border="0.0008in solid #000000"/>
    </style:style>
    <style:style style:name="ce17" style:family="table-cell" style:parent-style-name="Default" style:data-style-name="N104">
      <style:table-cell-properties fo:background-color="transparent" fo:border="0.0008in solid #000000"/>
    </style:style>
    <style:style style:name="ce18" style:family="table-cell" style:parent-style-name="Default" style:data-style-name="N11">
      <style:table-cell-properties fo:border="0.0008in solid #000000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3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4]*[.G4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5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51">
            <text:p>$0.15</text:p>
          </table:table-cell>
          <table:table-cell table:style-name="ce5" table:formula="of:=[.D5]*[.G5]" office:value-type="currency" office:currency="USD" office:value="0.151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5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5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31">
            <text:p>$0.43</text:p>
          </table:table-cell>
          <table:table-cell table:style-name="ce5" table:formula="of:=[.D6]*[.G6]" office:value-type="currency" office:currency="USD" office:value="1.724">
            <text:p>$1.7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5" table:formula="of:=[.D7]*[.C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7]*[.G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7])*1.0625" office:value-type="currency" office:currency="USD" office:value="3.2215">
            <text:p>$3.2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7])*1.0625" office:value-type="currency" office:currency="USD" office:value="2.1791875">
            <text:p>$2.18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09">
            <text:p>$0.11</text:p>
          </table:table-cell>
          <table:table-cell table:style-name="ce5" table:formula="of:=[.D11]*[.G11]" office:value-type="currency" office:currency="USD" office:value="0.109">
            <text:p>$0.11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4">
            <text:p>4</text:p>
          </table:table-cell>
          <table:table-cell table:style-name="ce5" table:formula="of:=[.D12]*[.C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5" office:value-type="currency" office:currency="USD" office:value="0.52">
            <text:p>$0.52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52">
            <text:p>$0.5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52">
            <text:p>$0.45</text:p>
          </table:table-cell>
          <table:table-cell table:style-name="ce5" table:formula="of:=[.D13]*[.G13]" office:value-type="currency" office:currency="USD" office:value="0.452">
            <text:p>$0.4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5" table:formula="of:=[.D14]*[.C14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6">
            <text:p>$0.6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8179375">
            <text:p>$1.8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4970625">
            <text:p>$1.50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5.0394375">
            <text:p>$5.04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3.67625">
            <text:p>$3.68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utOnl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8" table:number-rows-spanned="1">
            <text:p>Note: <text:s/>This does not require a board but is simply a connector soldered to the PSoC 4200 board.</text:p>
          </table:table-cell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number-columns-repeated="2" table:style-name="ce5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4])*1.0625" office:value-type="currency" office:currency="USD" office:value="0.286875">
            <text:p>$0.2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4])*1.0625" office:value-type="currency" office:currency="USD" office:value="0.2465">
            <text:p>$0.25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8]*[.C8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8]*[.G8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9]*[.C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9]*[.G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8:.E9])*1.0625" office:value-type="currency" office:currency="USD" office:value="0.7851875">
            <text:p>$0.7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8:.H9])*1.0625" office:value-type="currency" office:currency="USD" office:value="0.7639375">
            <text:p>$0.76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5]+[.E10]" office:value-type="currency" office:currency="USD" office:value="1.0720625">
            <text:p>$1.07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5]+[.H10]" office:value-type="currency" office:currency="USD" office:value="1.0104375">
            <text:p>$1.01</text:p>
          </table:table-cell>
          <table:table-cell table:style-name="ce2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BrdG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8" table:default-cell-style-name="ce7"/>
        <table:table-column table:style-name="co19" table:default-cell-style-name="Default"/>
        <table:table-column table:style-name="co9" table:default-cell-style-name="ce7"/>
        <table:table-column table:style-name="co6" table:default-cell-style-name="Default"/>
        <table:table-column table:style-name="co20" table:default-cell-style-name="ce7"/>
        <table:table-column table:style-name="co21" table:default-cell-style-name="ce7"/>
        <table:table-column table:style-name="co22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5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94">
            <text:p>$0.09</text:p>
          </table:table-cell>
          <table:table-cell table:style-name="ce5" table:formula="of:=[.D5]*[.G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6]*[.G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3738125">
            <text:p>$1.37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311125">
            <text:p>$1.3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79225">
            <text:p>$2.79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5850625">
            <text:p>$2.59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BrdG2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6" table:default-cell-style-name="ce7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5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6])*1.0625" office:value-type="currency" office:currency="USD" office:value="0.3878125">
            <text:p>$0.39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5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5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2])*1.0625" office:value-type="currency" office:currency="USD" office:value="1.6096875">
            <text:p>$1.6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3]" office:value-type="currency" office:currency="USD" office:value="1.9975">
            <text:p>$2.00</text:p>
          </table:table-cell>
          <table:table-cell table:style-name="ce2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IntfBrdG2" table:style-name="ta1" table:print="false">
        <table:table-column table:style-name="co23" table:default-cell-style-name="Default"/>
        <table:table-column table:style-name="co27" table:default-cell-style-name="ce10"/>
        <table:table-column table:style-name="co3" table:default-cell-style-name="ce7"/>
        <table:table-column table:style-name="co28" table:default-cell-style-name="Default"/>
        <table:table-column table:style-name="co25" table:default-cell-style-name="ce7"/>
        <table:table-column table:style-name="co29" table:default-cell-style-name="Default"/>
        <table:table-column table:style-name="co30" table:default-cell-style-name="ce7"/>
        <table:table-column table:style-name="co31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3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4HLF</text:p>
          </table:table-cell>
          <table:table-cell table:style-name="ce3" office:value-type="string">
            <text:p>1x4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49-68000-403HLF</text:p>
          </table:table-cell>
          <table:table-cell table:style-name="ce3" office:value-type="string">
            <text:p>1x3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">
            <text:p>$0.00</text:p>
          </table:table-cell>
          <table:table-cell table:style-name="ce2" office:value-type="float" office:value="87">
            <text:p>87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4]*[.G4]" office:value-type="currency" office:currency="USD" office:value="0">
            <text:p>$0.00</text:p>
          </table:table-cell>
          <table:table-cell table:style-name="ce2" office:value-type="float" office:value="174">
            <text:p>174</text:p>
          </table:table-cell>
        </table:table-row>
        <table:table-row table:style-name="ro5">
          <table:table-cell table:style-name="ce2" office:value-type="string">
            <text:p>571-6404544</text:p>
          </table:table-cell>
          <table:table-cell table:style-name="ce3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5]*[.G5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5" table:formula="of:=[.D6]*[.C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3">
            <text:p>$0.01</text:p>
          </table:table-cell>
          <table:table-cell table:style-name="ce5" table:formula="of:=[.D6]*[.G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3">
            <text:p>3</text:p>
          </table:table-cell>
          <table:table-cell table:style-name="ce5" table:formula="of:=[.D7]*[.C7]" office:value-type="currency" office:currency="USD" office:value="0.612">
            <text:p>$0.6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76">
            <text:p>$0.18</text:p>
          </table:table-cell>
          <table:table-cell table:style-name="ce5" table:formula="of:=[.D7]*[.G7]" office:value-type="currency" office:currency="USD" office:value="0.528">
            <text:p>$0.5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SX1100-B</text:p>
          </table:table-cell>
          <table:table-cell table:style-name="ce3" office:value-type="string">
            <text:p>100 mil shunt</text:p>
          </table:table-cell>
          <table:table-cell table:style-name="ce5" office:value-type="currency" office:currency="USD" office:value="0.022">
            <text:p>$0.02</text:p>
          </table:table-cell>
          <table:table-cell table:style-name="ce2" office:value-type="float" office:value="3">
            <text:p>3</text:p>
          </table:table-cell>
          <table:table-cell table:style-name="ce5" table:formula="of:=[.D8]*[.C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  <table:table-cell table:style-name="ce5" office:value-type="currency" office:currency="USD" office:value="0.022">
            <text:p>$0.02</text:p>
          </table:table-cell>
          <table:table-cell table:style-name="ce5" table:formula="of:=[.D8]*[.G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</table:table-row>
        <table:table-row table:style-name="ro5">
          <table:table-cell table:style-name="ce2"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table:style-name="ce5" office:value-type="currency" office:currency="USD" office:value="0.036">
            <text:p>$0.04</text:p>
          </table:table-cell>
          <table:table-cell table:style-name="ce2" office:value-type="float" office:value="4">
            <text:p>4</text:p>
          </table:table-cell>
          <table:table-cell table:style-name="ce5" table:formula="of:=[.D9]*[.C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36">
            <text:p>$0.04</text:p>
          </table:table-cell>
          <table:table-cell table:style-name="ce5" table:formula="of:=[.D9]*[.G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/>
          <table:table-cell table:style-name="ce3" office:value-type="string">
            <text:p>1x40 pin 100 mil header (Bought in bulk)</text:p>
          </table:table-cell>
          <table:table-cell table:style-name="ce5" office:value-type="currency" office:currency="USD" office:value="0.5">
            <text:p>$0.50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5">
            <text:p>$0.5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3">
            <text:p>$0.30</text:p>
          </table:table-cell>
          <table:table-cell table:style-name="ce5" table:formula="of:=[.D10]*[.G10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10])*1.0625" office:value-type="currency" office:currency="USD" office:value="1.561875">
            <text:p>$1.56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10])*1.0625" office:value-type="currency" office:currency="USD" office:value="1.23675">
            <text:p>$1.24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2">
          <table:table-cell table:style-name="ce2"/>
          <table:table-cell table:style-name="ce3" office:value-type="string">
            <text:p>2x4 Ribbon crimp connector (FC-8P) (Bought in bulk)</text:p>
          </table:table-cell>
          <table:table-cell table:style-name="ce5" office:value-type="currency" office:currency="USD" office:value="0.2">
            <text:p>$0.20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2">
            <text:p>$0.20</text:p>
          </table:table-cell>
          <table:table-cell table:style-name="ce5" table:formula="of:=[.D14]*[.G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 (extras for bad crimps)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5">
            <text:p>5</text:p>
          </table:table-cell>
          <table:table-cell table:style-name="ce5" table:formula="of:=[.D15]*[.C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5]*[.G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  <text:p>(extras for bad crimps)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3">
            <text:p>3</text:p>
          </table:table-cell>
          <table:table-cell table:style-name="ce5" table:formula="of:=[.D16]*[.C16]" office:value-type="currency" office:currency="USD" office:value="0.405">
            <text:p>$0.4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6]*[.G16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4:.E16])*1.0625" office:value-type="currency" office:currency="USD" office:value="1.1846875">
            <text:p>$1.1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4:.H16])*1.0625" office:value-type="currency" office:currency="USD" office:value="1.073125">
            <text:p>$1.07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11]+[.E17]" office:value-type="currency" office:currency="USD" office:value="2.7465625">
            <text:p>$2.75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11]+[.H17]" office:value-type="currency" office:currency="USD" office:value="2.309875">
            <text:p>$2.31</text:p>
          </table:table-cell>
          <table:table-cell table:style-name="ce2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Low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26" table:default-cell-style-name="ce7"/>
        <table:table-column table:style-name="co33" table:default-cell-style-name="Default"/>
        <table:table-column table:style-name="co5" table:default-cell-style-name="ce7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6]*[.C6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6]*[.G6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6])*1.0625" office:value-type="currency" office:currency="USD" office:value="0.7788125">
            <text:p>$0.7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6])*1.0625" office:value-type="currency" office:currency="USD" office:value="0.716125">
            <text:p>$0.72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0]*[.G10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1]*[.C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1]*[.G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2]*[.C12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2]*[.G12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3]*[.C1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3]*[.G13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3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0:.H13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4]" office:value-type="currency" office:currency="USD" office:value="2.19725">
            <text:p>$2.20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7]+[.H14]" office:value-type="currency" office:currency="USD" office:value="1.9900625">
            <text:p>$1.99</text:p>
          </table:table-cell>
          <table:table-cell table:style-name="ce2"/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Hi" table:style-name="ta1" table:print="false">
        <table:table-column table:style-name="co11" table:default-cell-style-name="Default"/>
        <table:table-column table:style-name="co36" table:default-cell-style-name="Default"/>
        <table:table-column table:style-name="co37" table:default-cell-style-name="ce7"/>
        <table:table-column table:style-name="co14" table:default-cell-style-name="Default"/>
        <table:table-column table:style-name="co38" table:default-cell-style-name="ce7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16">
            <text:p>16</text:p>
          </table:table-cell>
          <table:table-cell table:style-name="ce5" table:formula="of:=[.D5]*[.C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RC0805FR-0733KL</text:p>
          </table:table-cell>
          <table:table-cell table:style-name="ce2" office:value-type="string">
            <text:p>33K Resistor SM 0805</text:p>
          </table:table-cell>
          <table:table-cell table:style-name="ce5" office:value-type="currency" office:currency="USD" office:value="0.006">
            <text:p>$0.01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06">
            <text:p>$0.01</text:p>
          </table:table-cell>
          <table:table-cell table:style-name="ce5" table:formula="of:=[.D6]*[.G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1953125">
            <text:p>$1.20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132625">
            <text:p>$1.13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61375">
            <text:p>$2.61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4065625">
            <text:p>$2.41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rMachine" table:style-name="ta1" table:print="false">
        <table:table-column table:style-name="co42" table:default-cell-style-name="ce2"/>
        <table:table-column table:style-name="co43" table:default-cell-style-name="ce2"/>
        <table:table-column table:style-name="co29" table:default-cell-style-name="ce5"/>
        <table:table-column table:style-name="co4" table:default-cell-style-name="ce2"/>
        <table:table-column table:style-name="co5" table:default-cell-style-name="ce5"/>
        <table:table-column table:style-name="co29" table:default-cell-style-name="ce2"/>
        <table:table-column table:style-name="co44" table:default-cell-style-name="ce5"/>
        <table:table-column table:style-name="co21" table:default-cell-style-name="ce5"/>
        <table:table-column table:style-name="co22" table:default-cell-style-name="ce2"/>
        <table:table-row table:style-name="ro1">
          <table:table-cell table:style-name="ce1" office:value-type="string">
            <text:p>Components</text:p>
          </table:table-cell>
          <table:table-cell/>
          <table:table-cell table:style-name="ce4" office:value-type="string" table:number-columns-spanned="4" table:number-rows-spanned="1">
            <text:p>Low Quantity</text:p>
          </table:table-cell>
          <table:covered-table-cell table:number-columns-repeated="3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office:value-type="string">
            <text:p>Mouser Part#</text:p>
          </table:table-cell>
          <table:table-cell/>
          <table:table-cell office:value-type="string">
            <text:p>Low Qty</text:p>
            <text:p>Price</text:p>
          </table:table-cell>
          <table:table-cell office:value-type="string">
            <text:p>Qty</text:p>
          </table:table-cell>
          <table:table-cell office:value-type="string">
            <text:p>Ext. Price</text:p>
          </table:table-cell>
          <table:table-cell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5">
          <table:table-cell office:value-type="string">
            <text:p>538-22-01-2047</text:p>
          </table:table-cell>
          <table:table-cell table:style-name="ce3"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D3]*[.C3]" office:value-type="currency" office:currency="USD" office:value="0.266">
            <text:p>$0.27</text:p>
          </table:table-cell>
          <table:table-cell office:value-type="float" office:value="10">
            <text:p>10</text:p>
          </table:table-cell>
          <table:table-cell office:value-type="currency" office:currency="USD" office:value="0.109">
            <text:p>$0.11</text:p>
          </table:table-cell>
          <table:table-cell table:formula="of:=[.D3]*[.G3]" office:value-type="currency" office:currency="USD" office:value="0.218">
            <text:p>$0.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office:value-type="float" office:value="8">
            <text:p>8</text:p>
          </table:table-cell>
          <table:table-cell table:formula="of:=[.D4]*[.C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  <table:table-cell office:value-type="currency" office:currency="USD" office:value="0.062">
            <text:p>$0.06</text:p>
          </table:table-cell>
          <table:table-cell table:formula="of:=[.D4]*[.G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office:value-type="float" office:value="5">
            <text:p>5</text:p>
          </table:table-cell>
          <table:table-cell table:formula="of:=[.D5]*[.C5]" office:value-type="currency" office:currency="USD" office:value="3.85">
            <text:p>$3.85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D5]*[.G5]" office:value-type="currency" office:currency="USD" office:value="2.15">
            <text:p>$2.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table:style-name="ce3"/>
          <table:table-cell office:value-type="string" table:number-columns-spanned="2" table:number-rows-spanned="1">
            <text:p>Total Cost =</text:p>
            <text:p>(incl. Tax)</text:p>
          </table:table-cell>
          <table:covered-table-cell/>
          <table:table-cell table:formula="of:=SUM([.E3:.E5])*1.0625" office:value-type="currency" office:currency="USD" office:value="4.90025">
            <text:p>$4.90</text:p>
          </table:table-cell>
          <table:table-cell/>
          <table:table-cell office:value-type="string">
            <text:p>Comp Cost =</text:p>
            <text:p>(incl. Tax)</text:p>
          </table:table-cell>
          <table:table-cell table:formula="of:=SUM([.H3:.H5])*1.0625" office:value-type="currency" office:currency="USD" office:value="3.043">
            <text:p>$3.04</text:p>
          </table:table-cell>
          <table:table-cell/>
        </table:table-row>
      </table:table>
      <table:table table:name="PartsListGen" table:style-name="ta1" table:print="false">
        <table:table-column table:style-name="co45" table:default-cell-style-name="ce2"/>
        <table:table-column table:style-name="co46" table:default-cell-style-name="ce2"/>
        <table:table-column table:style-name="co10" table:default-cell-style-name="ce5"/>
        <table:table-column table:style-name="co47" table:default-cell-style-name="ce2"/>
        <table:table-column table:style-name="co10" table:default-cell-style-name="ce2"/>
        <table:table-column table:style-name="co10" table:number-columns-repeated="1018" table:default-cell-style-name="Default"/>
        <table:table-row table:style-name="ro1">
          <table:table-cell table:style-name="ce1" office:value-type="string">
            <text:p>Board Type</text:p>
          </table:table-cell>
          <table:table-cell table:style-name="ce1" office:value-type="string">
            <text:p>Num Brds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Num Sol Brds =</text:p>
          </table:table-cell>
          <table:table-cell table:style-name="ce13" office:value-type="float" office:value="144">
            <text:p>144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Num Input Only =</text:p>
          </table:table-cell>
          <table:table-cell table:style-name="ce13" office:value-type="float" office:value="206">
            <text:p>206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Incand TH Brds =</text:p>
          </table:table-cell>
          <table:table-cell table:style-name="ce13" office:value-type="float" office:value="107">
            <text:p>107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Intf Brds =</text:p>
          </table:table-cell>
          <table:table-cell table:style-name="ce13" office:value-type="float" office:value="126">
            <text:p>126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Incand SM (Low) Brds =</text:p>
          </table:table-cell>
          <table:table-cell table:style-name="ce13" office:value-type="float" office:value="26">
            <text:p>26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Incand SM (High) Brds =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1" office:value-type="string">
            <text:p>Num Machines =</text:p>
          </table:table-cell>
          <table:table-cell table:style-name="ce13" office:value-type="float" office:value="22">
            <text:p>22</text:p>
          </table:table-cell>
          <table:table-cell table:style-name="ce14" table:number-columns-repeated="3"/>
          <table:table-cell table:style-name="ce15" table:number-columns-repeated="1018"/>
        </table:table-row>
        <table:table-row table:style-name="ro3">
          <table:table-cell table:style-name="ce12" table:number-columns-repeated="2"/>
          <table:table-cell table:style-name="ce14" table:number-columns-repeated="3"/>
          <table:table-cell table:style-name="ce15" table:number-columns-repeated="1018"/>
        </table:table-row>
        <table:table-row table:style-name="ro1">
          <table:table-cell table:style-name="ce1" office:value-type="string">
            <text:p>Component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Ext. Price</text:p>
          </table:table-cell>
          <table:table-cell table:number-columns-repeated="1018"/>
        </table:table-row>
        <table:table-row table:style-name="ro3">
          <table:table-cell office:value-type="string">
            <text:p>Mouser Part#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 office:value-type="string">
            <text:p>571-6404544</text:p>
          </table:table-cell>
          <table:table-cell office:value-type="string">
            <text:p>1x4 pin 100 mil header (shrouded)</text:p>
          </table:table-cell>
          <table:table-cell office:value-type="currency" office:currency="USD" office:value="0.122">
            <text:p>$0.12</text:p>
          </table:table-cell>
          <table:table-cell table:formula="of:=[.$B$2]+[.$B$5]" office:value-type="float" office:value="270">
            <text:p>270</text:p>
          </table:table-cell>
          <table:table-cell table:formula="of:=[.C12]*[.D12]" office:value-type="currency" office:currency="USD" office:value="32.94">
            <text:p>$32.94</text:p>
          </table:table-cell>
          <table:table-cell table:number-columns-repeated="1018"/>
        </table:table-row>
        <table:table-row table:style-name="ro3">
          <table:table-cell office:value-type="string">
            <text:p>538-35317-0620</text:p>
          </table:table-cell>
          <table:table-cell office:value-type="string">
            <text:p>2x3 pin 4.2mm Molex header</text:p>
          </table:table-cell>
          <table:table-cell office:value-type="currency" office:currency="USD" office:value="0.162">
            <text:p>$0.16</text:p>
          </table:table-cell>
          <table:table-cell table:formula="of:=[.$B$2]" office:value-type="float" office:value="144">
            <text:p>144</text:p>
          </table:table-cell>
          <table:table-cell table:formula="of:=[.C13]*[.D13]" office:value-type="currency" office:currency="USD" office:value="23.328">
            <text:p>$23.33</text:p>
          </table:table-cell>
          <table:table-cell table:number-columns-repeated="1018"/>
        </table:table-row>
        <table:table-row table:style-name="ro2">
          <table:table-cell office:value-type="string">
            <text:p>512-FQP13N06L</text:p>
          </table:table-cell>
          <table:table-cell office:value-type="string">
            <text:p/>
            <text:p>FQP13N06L MOSFET</text:p>
          </table:table-cell>
          <table:table-cell office:value-type="currency" office:currency="USD" office:value="0.668">
            <text:p>$0.67</text:p>
          </table:table-cell>
          <table:table-cell table:formula="of:=[.$B$2]*4" office:value-type="float" office:value="576">
            <text:p>576</text:p>
          </table:table-cell>
          <table:table-cell table:formula="of:=[.C14]*[.D14]" office:value-type="currency" office:currency="USD" office:value="384.768">
            <text:p>$384.77</text:p>
          </table:table-cell>
          <table:table-cell table:number-columns-repeated="1018"/>
        </table:table-row>
        <table:table-row table:style-name="ro3">
          <table:table-cell office:value-type="string">
            <text:p>603-CFR-12JR-5210K</text:p>
          </table:table-cell>
          <table:table-cell office:value-type="string">
            <text:p>10K Resistor</text:p>
          </table:table-cell>
          <table:table-cell office:value-type="currency" office:currency="USD" office:value="0.019">
            <text:p>$0.02</text:p>
          </table:table-cell>
          <table:table-cell table:formula="of:=[.$B$2]*4+[.$B$4]*8" office:value-type="float" office:value="1432">
            <text:p>1432</text:p>
          </table:table-cell>
          <table:table-cell table:formula="of:=[.C15]*[.D15]" office:value-type="currency" office:currency="USD" office:value="27.208">
            <text:p>$27.21</text:p>
          </table:table-cell>
          <table:table-cell table:number-columns-repeated="1018"/>
        </table:table-row>
        <table:table-row table:style-name="ro3">
          <table:table-cell office:value-type="string">
            <text:p>571-6404548</text:p>
          </table:table-cell>
          <table:table-cell office:value-type="string">
            <text:p>1x8 pin 100 mil header (shrouded)</text:p>
          </table:table-cell>
          <table:table-cell office:value-type="currency" office:currency="USD" office:value="0.27">
            <text:p>$0.27</text:p>
          </table:table-cell>
          <table:table-cell table:formula="of:=[.$B$3]+[.$B$4]+[.$B$6]+[.$B$7]" office:value-type="float" office:value="339">
            <text:p>339</text:p>
          </table:table-cell>
          <table:table-cell table:formula="of:=[.C16]*[.D16]" office:value-type="currency" office:currency="USD" office:value="91.53">
            <text:p>$91.53</text:p>
          </table:table-cell>
          <table:table-cell table:number-columns-repeated="1018"/>
        </table:table-row>
        <table:table-row table:style-name="ro3">
          <table:table-cell office:value-type="string">
            <text:p>512-2N7000TA</text:p>
          </table:table-cell>
          <table:table-cell office:value-type="string">
            <text:p>60V, 200mA N Channel MOSFET</text:p>
          </table:table-cell>
          <table:table-cell office:value-type="currency" office:currency="USD" office:value="0.094">
            <text:p>$0.09</text:p>
          </table:table-cell>
          <table:table-cell table:formula="of:=[.$B$4]*8" office:value-type="float" office:value="856">
            <text:p>856</text:p>
          </table:table-cell>
          <table:table-cell table:formula="of:=[.C17]*[.D17]" office:value-type="currency" office:currency="USD" office:value="80.464">
            <text:p>$80.46</text:p>
          </table:table-cell>
          <table:table-cell table:number-columns-repeated="1018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$B$4]+[.$B$6]+[.$B$7]" office:value-type="float" office:value="133">
            <text:p>133</text:p>
          </table:table-cell>
          <table:table-cell table:formula="of:=[.C18]*[.D18]" office:value-type="currency" office:currency="USD" office:value="15.827">
            <text:p>$15.83</text:p>
          </table:table-cell>
          <table:table-cell table:number-columns-repeated="1018"/>
        </table:table-row>
        <table:table-row table:style-name="ro5">
          <table:table-cell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office:value-type="currency" office:currency="USD" office:value="0.013">
            <text:p>$0.01</text:p>
          </table:table-cell>
          <table:table-cell table:formula="of:=[.$B$5]*2" office:value-type="float" office:value="252">
            <text:p>252</text:p>
          </table:table-cell>
          <table:table-cell table:formula="of:=[.C19]*[.D19]" office:value-type="currency" office:currency="USD" office:value="3.276">
            <text:p>$3.28</text:p>
          </table:table-cell>
          <table:table-cell table:number-columns-repeated="1018"/>
        </table:table-row>
        <table:table-row table:style-name="ro5">
          <table:table-cell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office:value-type="currency" office:currency="USD" office:value="0.204">
            <text:p>$0.20</text:p>
          </table:table-cell>
          <table:table-cell table:formula="of:=[.$B$5]*3" office:value-type="float" office:value="378">
            <text:p>378</text:p>
          </table:table-cell>
          <table:table-cell table:formula="of:=[.C20]*[.D20]" office:value-type="currency" office:currency="USD" office:value="77.112">
            <text:p>$77.11</text:p>
          </table:table-cell>
          <table:table-cell table:number-columns-repeated="1018"/>
        </table:table-row>
        <table:table-row table:style-name="ro5">
          <table:table-cell office:value-type="string">
            <text:p>SX1100-B</text:p>
          </table:table-cell>
          <table:table-cell table:style-name="ce3" office:value-type="string">
            <text:p>100 mil shunt</text:p>
          </table:table-cell>
          <table:table-cell office:value-type="currency" office:currency="USD" office:value="0.022">
            <text:p>$0.02</text:p>
          </table:table-cell>
          <table:table-cell table:formula="of:=[.$B$5]*3" office:value-type="float" office:value="378">
            <text:p>378</text:p>
          </table:table-cell>
          <table:table-cell table:formula="of:=[.C21]*[.D21]" office:value-type="currency" office:currency="USD" office:value="8.316">
            <text:p>$8.32</text:p>
          </table:table-cell>
          <table:table-cell table:number-columns-repeated="1018"/>
        </table:table-row>
        <table:table-row table:style-name="ro5">
          <table:table-cell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office:value-type="currency" office:currency="USD" office:value="0.036">
            <text:p>$0.04</text:p>
          </table:table-cell>
          <table:table-cell table:formula="of:=[.$B$5]*4" office:value-type="float" office:value="504">
            <text:p>504</text:p>
          </table:table-cell>
          <table:table-cell table:formula="of:=[.C22]*[.D22]" office:value-type="currency" office:currency="USD" office:value="18.144">
            <text:p>$18.1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string">
            <text:p>1x40 pin 100 mil header (Bought in bulk)</text:p>
          </table:table-cell>
          <table:table-cell office:value-type="currency" office:currency="USD" office:value="0.5">
            <text:p>$0.50</text:p>
          </table:table-cell>
          <table:table-cell table:formula="of:=[.$B$5]" office:value-type="float" office:value="126">
            <text:p>126</text:p>
          </table:table-cell>
          <table:table-cell table:formula="of:=[.C23]*[.D23]" office:value-type="currency" office:currency="USD" office:value="63">
            <text:p>$63.00</text:p>
          </table:table-cell>
          <table:table-cell table:number-columns-repeated="1018"/>
        </table:table-row>
        <table:table-row table:style-name="ro3">
          <table:table-cell office:value-type="string">
            <text:p>771-2N7002P-215</text:p>
          </table:table-cell>
          <table:table-cell office:value-type="string">
            <text:p>60V, 300mA N Channel SOT23 MOSFET</text:p>
          </table:table-cell>
          <table:table-cell office:value-type="currency" office:currency="USD" office:value="0.043">
            <text:p>$0.04</text:p>
          </table:table-cell>
          <table:table-cell table:formula="of:=[.$B$6]*8+[.$B$7]*16" office:value-type="float" office:value="208">
            <text:p>208</text:p>
          </table:table-cell>
          <table:table-cell table:formula="of:=[.C24]*[.D24]" office:value-type="currency" office:currency="USD" office:value="8.944">
            <text:p>$8.94</text:p>
          </table:table-cell>
          <table:table-cell table:number-columns-repeated="1018"/>
        </table:table-row>
        <table:table-row table:style-name="ro3">
          <table:table-cell office:value-type="string">
            <text:p>603-RC0805FR-0733KL</text:p>
          </table:table-cell>
          <table:table-cell office:value-type="string">
            <text:p>33K Resistor SM 0805</text:p>
          </table:table-cell>
          <table:table-cell office:value-type="currency" office:currency="USD" office:value="0.006">
            <text:p>$0.01</text:p>
          </table:table-cell>
          <table:table-cell table:formula="of:=[.$B$7]*8" office:value-type="float" office:value="0">
            <text:p>0</text:p>
          </table:table-cell>
          <table:table-cell table:formula="of:=[.C25]*[.D2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727-CY8CKIT-049-42XX</text:p>
          </table:table-cell>
          <table:table-cell office:value-type="string">
            <text:p>Cypress PSOC 4200</text:p>
          </table:table-cell>
          <table:table-cell office:value-type="currency" office:currency="USD" office:value="3.98">
            <text:p>$3.98</text:p>
          </table:table-cell>
          <table:table-cell table:formula="of:=[.$B$5]" office:value-type="float" office:value="126">
            <text:p>126</text:p>
          </table:table-cell>
          <table:table-cell table:formula="of:=[.C26]*[.D26]" office:value-type="currency" office:currency="USD" office:value="501.48">
            <text:p>$501.48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office:value-type="string">
            <text:p>Est. Cost =</text:p>
          </table:table-cell>
          <table:table-cell/>
          <table:table-cell table:formula="of:=SUM([.E12:.E26])*1.0625" office:value-type="currency" office:currency="USD" office:value="1419.8580625">
            <text:p>$1,419.86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nnectors</text:p>
          </table:table-cell>
          <table:table-cell table:style-name="ce1" office:value-type="string">
            <text:p>Description</text:p>
          </table:table-cell>
          <table:table-cell table:style-name="ce2"/>
          <table:table-cell table:number-columns-repeated="1020"/>
        </table:table-row>
        <table:table-row table:style-name="ro3"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table:formula="of:=[.$B$2]+[.$B$8]*2" office:value-type="float" office:value="188">
            <text:p>188</text:p>
          </table:table-cell>
          <table:table-cell table:formula="of:=[.C30]*[.D30]" office:value-type="currency" office:currency="USD" office:value="25.004">
            <text:p>$25.00</text:p>
          </table:table-cell>
          <table:table-cell table:number-columns-repeated="1018"/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table:formula="of:=[.$B$2]*4+[.$B$3]*8+[.$B$4]*8+[.$B$5]*5+[.$B$6]*8+[.$B$7]*8+[.$B$8]*8" office:value-type="float" office:value="4094">
            <text:p>4094</text:p>
          </table:table-cell>
          <table:table-cell table:formula="of:=[.C31]*[.D31]" office:value-type="currency" office:currency="USD" office:value="253.828">
            <text:p>$253.83</text:p>
          </table:table-cell>
          <table:table-cell table:number-columns-repeated="1018"/>
        </table:table-row>
        <table:table-row table:style-name="ro3">
          <table:table-cell office:value-type="string">
            <text:p>538-39-01-2065</text:p>
          </table:table-cell>
          <table:table-cell office:value-type="string">
            <text:p>2x3 pin 4.2mm Molex housing</text:p>
          </table:table-cell>
          <table:table-cell office:value-type="currency" office:currency="USD" office:value="0.52">
            <text:p>$0.52</text:p>
          </table:table-cell>
          <table:table-cell table:formula="of:=[.$B$2]" office:value-type="float" office:value="144">
            <text:p>144</text:p>
          </table:table-cell>
          <table:table-cell table:formula="of:=[.C32]*[.D32]" office:value-type="currency" office:currency="USD" office:value="74.88">
            <text:p>$74.88</text:p>
          </table:table-cell>
          <table:table-cell table:number-columns-repeated="1018"/>
        </table:table-row>
        <table:table-row table:style-name="ro3">
          <table:table-cell office:value-type="string">
            <text:p>538-39-00-0039</text:p>
          </table:table-cell>
          <table:table-cell office:value-type="string">
            <text:p>4.2 mm Molex terminals</text:p>
          </table:table-cell>
          <table:table-cell office:value-type="currency" office:currency="USD" office:value="0.135">
            <text:p>$0.14</text:p>
          </table:table-cell>
          <table:table-cell table:formula="of:=[.$B$2]*6+[.$B$4]*2+[.$B$5]*3+[.$B$6]*2+[.$B$7]*2" office:value-type="float" office:value="1508">
            <text:p>1508</text:p>
          </table:table-cell>
          <table:table-cell table:formula="of:=[.C33]*[.D33]" office:value-type="currency" office:currency="USD" office:value="203.58">
            <text:p>$203.58</text:p>
          </table:table-cell>
          <table:table-cell table:number-columns-repeated="1018"/>
        </table:table-row>
        <table:table-row table:style-name="ro3">
          <table:table-cell office:value-type="string">
            <text:p>538-22-01-2087</text:p>
          </table:table-cell>
          <table:table-cell office:value-type="string">
            <text:p>1x8 100 mil housing</text:p>
          </table:table-cell>
          <table:table-cell office:value-type="currency" office:currency="USD" office:value="0.243">
            <text:p>$0.24</text:p>
          </table:table-cell>
          <table:table-cell table:formula="of:=[.$B$3]+[.$B$4]+[.$B$6]+[.$B$7]" office:value-type="float" office:value="339">
            <text:p>339</text:p>
          </table:table-cell>
          <table:table-cell table:formula="of:=[.C34]*[.D34]" office:value-type="currency" office:currency="USD" office:value="82.377">
            <text:p>$82.38</text:p>
          </table:table-cell>
          <table:table-cell table:number-columns-repeated="1018"/>
        </table:table-row>
        <table:table-row table:style-name="ro3">
          <table:table-cell office:value-type="string">
            <text:p>538-39-01-2025</text:p>
          </table:table-cell>
          <table:table-cell office:value-type="string">
            <text:p>2x1 pin 4.2mm Molex housing</text:p>
          </table:table-cell>
          <table:table-cell office:value-type="currency" office:currency="USD" office:value="0.326">
            <text:p>$0.33</text:p>
          </table:table-cell>
          <table:table-cell table:formula="of:=[.$B$4]+[.$B$6]+[.$B$7]" office:value-type="float" office:value="133">
            <text:p>133</text:p>
          </table:table-cell>
          <table:table-cell table:formula="of:=[.C35]*[.D35]" office:value-type="currency" office:currency="USD" office:value="43.358">
            <text:p>$43.3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2x4 Ribbon crimp connector (FC-8P) (Bought in bulk)</text:p>
          </table:table-cell>
          <table:table-cell office:value-type="currency" office:currency="USD" office:value="0.2">
            <text:p>$0.20</text:p>
          </table:table-cell>
          <table:table-cell table:formula="of:=[.$B$5]*2" office:value-type="float" office:value="252">
            <text:p>252</text:p>
          </table:table-cell>
          <table:table-cell table:formula="of:=[.C36]*[.D36]" office:value-type="currency" office:currency="USD" office:value="50.4">
            <text:p>$50.40</text:p>
          </table:table-cell>
          <table:table-cell table:number-columns-repeated="1018"/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table:formula="of:=[.$B$8]*5" office:value-type="float" office:value="110">
            <text:p>110</text:p>
          </table:table-cell>
          <table:table-cell table:formula="of:=[.C37]*[.D37]" office:value-type="currency" office:currency="USD" office:value="84.7">
            <text:p>$84.7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Est. Cost =</text:p>
          </table:table-cell>
          <table:table-cell/>
          <table:table-cell table:formula="of:=SUM([.E30:.E37])*1.0625" office:value-type="currency" office:currency="USD" office:value="869.2599375">
            <text:p>$869.26</text:p>
          </table:table-cell>
          <table:table-cell table:number-columns-repeated="1018"/>
        </table:table-row>
      </table:table>
      <table:table table:name="SS3 Board Cost" table:style-name="ta1" table:print="false">
        <table:table-column table:style-name="co48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row table:style-name="ro3">
          <table:table-cell table:style-name="ce2" office:value-type="string">
            <text:p>Board Name</text:p>
          </table:table-cell>
          <table:table-cell table:style-name="ce5" office:value-type="string">
            <text:p>Comp Cost</text:p>
          </table:table-cell>
          <table:table-cell table:style-name="ce5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3">
          <table:table-cell table:style-name="ce2" office:value-type="string">
            <text:p>Solenoid Boards</text:p>
          </table:table-cell>
          <table:table-cell table:style-name="ce5" table:formula="of:=[$SolBrdG2.$E8]" office:value-type="currency" office:currency="USD" office:value="3.2215">
            <text:p>$3.22</text:p>
          </table:table-cell>
          <table:table-cell table:style-name="ce5" table:formula="of:=[$SolBrdG2.$E15]" office:value-type="currency" office:currency="USD" office:value="1.8179375">
            <text:p>$1.82</text:p>
          </table:table-cell>
          <table:table-cell table:style-name="ce2" office:value-type="float" office:value="3">
            <text:p>3</text:p>
          </table:table-cell>
          <table:table-cell table:style-name="ce5" table:formula="of:=[.D2]*([.B2]+[.C2])" office:value-type="currency" office:currency="USD" office:value="15.1183125">
            <text:p>$15.12</text:p>
          </table:table-cell>
          <table:table-cell table:style-name="ce2" table:formula="of:=[.D2]*[.B2]" office:value-type="currency" office:currency="USD" office:value="9.6645">
            <text:p>$9.66</text:p>
          </table:table-cell>
        </table:table-row>
        <table:table-row table:style-name="ro3">
          <table:table-cell table:style-name="ce2" office:value-type="string">
            <text:p>Input Only Boards</text:p>
          </table:table-cell>
          <table:table-cell table:style-name="ce5" table:formula="of:=[$InputOnly.$E5]" office:value-type="currency" office:currency="USD" office:value="0.286875">
            <text:p>$0.29</text:p>
          </table:table-cell>
          <table:table-cell table:style-name="ce5" table:formula="of:=[$InputOnly.$E10]" office:value-type="currency" office:currency="USD" office:value="0.7851875">
            <text:p>$0.79</text:p>
          </table:table-cell>
          <table:table-cell table:style-name="ce2" office:value-type="float" office:value="4">
            <text:p>4</text:p>
          </table:table-cell>
          <table:table-cell table:style-name="ce5" table:formula="of:=[.D3]*([.B3]+[.C3])" office:value-type="currency" office:currency="USD" office:value="4.28825">
            <text:p>$4.29</text:p>
          </table:table-cell>
          <table:table-cell table:style-name="ce2" table:formula="of:=[.D3]*[.B3]" office:value-type="currency" office:currency="USD" office:value="1.1475">
            <text:p>$1.15</text:p>
          </table:table-cell>
        </table:table-row>
        <table:table-row table:style-name="ro3">
          <table:table-cell table:style-name="ce2" office:value-type="string">
            <text:p>Incandescent Boards</text:p>
          </table:table-cell>
          <table:table-cell table:style-name="ce5" table:formula="of:=[$IncandBrdG2.$E8]" office:value-type="currency" office:currency="USD" office:value="1.3738125">
            <text:p>$1.37</text:p>
          </table:table-cell>
          <table:table-cell table:style-name="ce5" table:formula="of:=[$IncandBrdG2.$E15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4]*([.B4]+[.C4])" office:value-type="currency" office:currency="USD" office:value="0">
            <text:p>$0.00</text:p>
          </table:table-cell>
          <table:table-cell table:style-name="ce2" table:formula="of:=[.D4]*[.B4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Low</text:p>
          </table:table-cell>
          <table:table-cell table:style-name="ce5" table:formula="of:=[$IncandSMG2Low.$E7]" office:value-type="currency" office:currency="USD" office:value="0.7788125">
            <text:p>$0.78</text:p>
          </table:table-cell>
          <table:table-cell table:style-name="ce5" table:formula="of:=[$IncandSMG2Low.$E14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5]*([.B5]+[.C5])" office:value-type="currency" office:currency="USD" office:value="0">
            <text:p>$0.00</text:p>
          </table:table-cell>
          <table:table-cell table:style-name="ce2" table:formula="of:=[.D5]*[.B5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Hi</text:p>
          </table:table-cell>
          <table:table-cell table:style-name="ce5" table:formula="of:=[$IncandSMG2Hi.$E8]" office:value-type="currency" office:currency="USD" office:value="1.1953125">
            <text:p>$1.20</text:p>
          </table:table-cell>
          <table:table-cell table:style-name="ce5" table:formula="of:=[$IncandSMG2Hi.$E15]" office:value-type="currency" office:currency="USD" office:value="1.4184375">
            <text:p>$1.42</text:p>
          </table:table-cell>
          <table:table-cell table:style-name="ce2" office:value-type="float" office:value="6">
            <text:p>6</text:p>
          </table:table-cell>
          <table:table-cell table:style-name="ce5" table:formula="of:=[.D6]*([.B6]+[.C6])" office:value-type="currency" office:currency="USD" office:value="15.6825">
            <text:p>$15.68</text:p>
          </table:table-cell>
          <table:table-cell table:style-name="ce2" table:formula="of:=[.D6]*[.B6]" office:value-type="currency" office:currency="USD" office:value="7.171875">
            <text:p>$7.17</text:p>
          </table:table-cell>
        </table:table-row>
        <table:table-row table:style-name="ro3">
          <table:table-cell table:style-name="ce2" office:value-type="string">
            <text:p>Interface Boards</text:p>
          </table:table-cell>
          <table:table-cell table:style-name="ce5" table:formula="of:=[$IntfBrdG2.$E11]" office:value-type="currency" office:currency="USD" office:value="1.561875">
            <text:p>$1.56</text:p>
          </table:table-cell>
          <table:table-cell table:style-name="ce5" table:formula="of:=[$IntfBrdG2.$E17]" office:value-type="currency" office:currency="USD" office:value="1.1846875">
            <text:p>$1.18</text:p>
          </table:table-cell>
          <table:table-cell table:style-name="ce2" office:value-type="float" office:value="4">
            <text:p>4</text:p>
          </table:table-cell>
          <table:table-cell table:style-name="ce5" table:formula="of:=[.D7]*([.B7]+[.C7])" office:value-type="currency" office:currency="USD" office:value="10.98625">
            <text:p>$10.99</text:p>
          </table:table-cell>
          <table:table-cell table:style-name="ce2" table:formula="of:=[.D7]*[.B7]" office:value-type="currency" office:currency="USD" office:value="6.2475">
            <text:p>$6.25</text:p>
          </table:table-cell>
        </table:table-row>
        <table:table-row table:style-name="ro3">
          <table:table-cell table:style-name="ce2" office:value-type="string">
            <text:p>PSoC 4200 Boards</text:p>
          </table:table-cell>
          <table:table-cell table:style-name="ce5" table:formula="of:=4*1.0625" office:value-type="currency" office:currency="USD" office:value="4.25">
            <text:p>$4.25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5" table:formula="of:=[.D8]*([.B8]+[.C8])" office:value-type="currency" office:currency="USD" office:value="17">
            <text:p>$17.00</text:p>
          </table:table-cell>
          <table:table-cell table:style-name="ce2" table:formula="of:=[.D8]*[.B8]" office:value-type="currency" office:currency="USD" office:value="17">
            <text:p>$17.00</text:p>
          </table:table-cell>
        </table:table-row>
        <table:table-row table:style-name="ro3">
          <table:table-cell table:style-name="ce2" office:value-type="string">
            <text:p>Per Machine</text:p>
          </table:table-cell>
          <table:table-cell table:style-name="ce5" table:formula="of:=[$PerMachine.$E6]" office:value-type="currency" office:currency="USD" office:value="4.90025">
            <text:p>$4.9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9]*([.B9]+[.C9])" office:value-type="currency" office:currency="USD" office:value="4.90025">
            <text:p>$4.90</text:p>
          </table:table-cell>
          <table:table-cell table:style-name="ce2" table:formula="of:=[.D9]*[.B9]" office:value-type="currency" office:currency="USD" office:value="4.90025">
            <text:p>$4.90</text:p>
          </table:table-cell>
        </table:table-row>
        <table:table-row table:style-name="ro3">
          <table:table-cell table:style-name="ce2" office:value-type="string">
            <text:p>Mouser Shipping</text:p>
          </table:table-cell>
          <table:table-cell table:style-name="ce5" office:value-type="currency" office:currency="USD" office:value="5">
            <text:p>$5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0]*([.B10]+[.C10])" office:value-type="currency" office:currency="USD" office:value="5">
            <text:p>$5.00</text:p>
          </table:table-cell>
          <table:table-cell table:style-name="ce2" table:formula="of:=[.D10]*[.B10]" office:value-type="currency" office:currency="USD" office:value="5">
            <text:p>$5.00</text:p>
          </table:table-cell>
        </table:table-row>
        <table:table-row table:style-name="ro3">
          <table:table-cell table:style-name="ce2" office:value-type="string">
            <text:p>Board Cost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1]*([.B11]+[.C11])" office:value-type="currency" office:currency="USD" office:value="20">
            <text:p>$20.00</text:p>
          </table:table-cell>
          <table:table-cell table:style-name="ce2" table:formula="of:=[.D11]*[.B11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Total Cost</text:p>
          </table:table-cell>
          <table:table-cell table:style-name="ce5" table:number-columns-repeated="2"/>
          <table:table-cell table:style-name="ce2"/>
          <table:table-cell table:style-name="ce5" table:formula="of:=SUM([.E2:.E11])" office:value-type="currency" office:currency="USD" office:value="92.9755625">
            <text:p>$92.98</text:p>
          </table:table-cell>
          <table:table-cell table:style-name="ce5" table:formula="of:=SUM([.F2:.F11])" office:value-type="currency" office:currency="USD" office:value="71.131625">
            <text:p>$71.13</text:p>
          </table:table-cell>
        </table:table-row>
        <table:table-row table:style-name="ro3" table:number-rows-repeated="104856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ltan Board Cost" table:style-name="ta1" table:print="false">
        <table:table-column table:style-name="co49" table:default-cell-style-name="ce2"/>
        <table:table-column table:style-name="co10" table:number-columns-repeated="2" table:default-cell-style-name="ce5"/>
        <table:table-column table:style-name="co10" table:default-cell-style-name="ce2"/>
        <table:table-column table:style-name="co10" table:default-cell-style-name="ce5"/>
        <table:table-column table:style-name="co10" table:default-cell-style-name="ce2"/>
        <table:table-row table:style-name="ro3">
          <table:table-cell office:value-type="string">
            <text:p>Board Name</text:p>
          </table:table-cell>
          <table:table-cell office:value-type="string">
            <text:p>Comp Cost</text:p>
          </table:table-cell>
          <table:table-cell office:value-type="string">
            <text:p>Conn Cost</text:p>
          </table:table-cell>
          <table:table-cell office:value-type="string">
            <text:p>Qty</text:p>
          </table:table-cell>
          <table:table-cell office:value-type="string">
            <text:p>Ext. Cost</text:p>
          </table:table-cell>
          <table:table-cell office:value-type="string">
            <text:p>No Conn</text:p>
          </table:table-cell>
        </table:table-row>
        <table:table-row table:style-name="ro3">
          <table:table-cell office:value-type="string">
            <text:p>Solenoid Boards</text:p>
          </table:table-cell>
          <table:table-cell table:formula="of:=[$SolBrdG2.$E8]" office:value-type="currency" office:currency="USD" office:value="3.2215">
            <text:p>$3.22</text:p>
          </table:table-cell>
          <table:table-cell table:formula="of:=[$SolBrdG2.$E15]" office:value-type="currency" office:currency="USD" office:value="1.8179375">
            <text:p>$1.82</text:p>
          </table:table-cell>
          <table:table-cell office:value-type="float" office:value="5">
            <text:p>5</text:p>
          </table:table-cell>
          <table:table-cell table:formula="of:=[.D2]*([.B2]+[.C2])" office:value-type="currency" office:currency="USD" office:value="25.1971875">
            <text:p>$25.20</text:p>
          </table:table-cell>
          <table:table-cell table:formula="of:=[.D2]*[.B2]" office:value-type="currency" office:currency="USD" office:value="16.1075">
            <text:p>$16.11</text:p>
          </table:table-cell>
        </table:table-row>
        <table:table-row table:style-name="ro3">
          <table:table-cell office:value-type="string">
            <text:p>Input Only Boards</text:p>
          </table:table-cell>
          <table:table-cell table:formula="of:=[$InputOnly.$E5]" office:value-type="currency" office:currency="USD" office:value="0.286875">
            <text:p>$0.29</text:p>
          </table:table-cell>
          <table:table-cell table:formula="of:=[$InputOnly.$E10]" office:value-type="currency" office:currency="USD" office:value="0.7851875">
            <text:p>$0.79</text:p>
          </table:table-cell>
          <table:table-cell office:value-type="float" office:value="5">
            <text:p>5</text:p>
          </table:table-cell>
          <table:table-cell table:formula="of:=[.D3]*([.B3]+[.C3])" office:value-type="currency" office:currency="USD" office:value="5.3603125">
            <text:p>$5.36</text:p>
          </table:table-cell>
          <table:table-cell table:formula="of:=[.D3]*[.B3]" office:value-type="currency" office:currency="USD" office:value="1.434375">
            <text:p>$1.43</text:p>
          </table:table-cell>
        </table:table-row>
        <table:table-row table:style-name="ro3">
          <table:table-cell office:value-type="string">
            <text:p>Incandescent Boards</text:p>
          </table:table-cell>
          <table:table-cell table:formula="of:=[$IncandBrdG2.$E8]" office:value-type="currency" office:currency="USD" office:value="1.3738125">
            <text:p>$1.37</text:p>
          </table:table-cell>
          <table:table-cell table:formula="of:=[$IncandBrdG2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4]*([.B4]+[.C4])" office:value-type="currency" office:currency="USD" office:value="0">
            <text:p>$0.00</text:p>
          </table:table-cell>
          <table:table-cell table:formula="of:=[.D4]*[.B4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candescent SM Low</text:p>
          </table:table-cell>
          <table:table-cell table:formula="of:=[$IncandSMG2Low.$E7]" office:value-type="currency" office:currency="USD" office:value="0.7788125">
            <text:p>$0.78</text:p>
          </table:table-cell>
          <table:table-cell table:formula="of:=[$IncandSMG2Low.$E14]" office:value-type="currency" office:currency="USD" office:value="1.4184375">
            <text:p>$1.42</text:p>
          </table:table-cell>
          <table:table-cell office:value-type="float" office:value="8">
            <text:p>8</text:p>
          </table:table-cell>
          <table:table-cell table:formula="of:=[.D5]*([.B5]+[.C5])" office:value-type="currency" office:currency="USD" office:value="17.578">
            <text:p>$17.58</text:p>
          </table:table-cell>
          <table:table-cell table:formula="of:=[.D5]*[.B5]" office:value-type="currency" office:currency="USD" office:value="6.2305">
            <text:p>$6.23</text:p>
          </table:table-cell>
        </table:table-row>
        <table:table-row table:style-name="ro3">
          <table:table-cell office:value-type="string">
            <text:p>Incandescent SM Hi</text:p>
          </table:table-cell>
          <table:table-cell table:formula="of:=[$IncandSMG2Hi.$E8]" office:value-type="currency" office:currency="USD" office:value="1.1953125">
            <text:p>$1.20</text:p>
          </table:table-cell>
          <table:table-cell table:formula="of:=[$IncandSMG2Hi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6]*([.B6]+[.C6])" office:value-type="currency" office:currency="USD" office:value="0">
            <text:p>$0.00</text:p>
          </table:table-cell>
          <table:table-cell table:formula="of:=[.D6]*[.B6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terface Boards</text:p>
          </table:table-cell>
          <table:table-cell table:formula="of:=[$IntfBrdG2.$E11]" office:value-type="currency" office:currency="USD" office:value="1.561875">
            <text:p>$1.56</text:p>
          </table:table-cell>
          <table:table-cell table:formula="of:=[$IntfBrdG2.$E17]" office:value-type="currency" office:currency="USD" office:value="1.1846875">
            <text:p>$1.18</text:p>
          </table:table-cell>
          <table:table-cell office:value-type="float" office:value="5">
            <text:p>5</text:p>
          </table:table-cell>
          <table:table-cell table:formula="of:=[.D7]*([.B7]+[.C7])" office:value-type="currency" office:currency="USD" office:value="13.7328125">
            <text:p>$13.73</text:p>
          </table:table-cell>
          <table:table-cell table:formula="of:=[.D7]*[.B7]" office:value-type="currency" office:currency="USD" office:value="7.809375">
            <text:p>$7.81</text:p>
          </table:table-cell>
        </table:table-row>
        <table:table-row table:style-name="ro3">
          <table:table-cell office:value-type="string">
            <text:p>PSoC 4200 Boards</text:p>
          </table:table-cell>
          <table:table-cell table:formula="of:=4*1.0625" office:value-type="currency" office:currency="USD" office:value="4.25">
            <text:p>$4.25</text:p>
          </table:table-cell>
          <table:table-cell office:value-type="currency" office:currency="USD" office:value="0">
            <text:p>$0.00</text:p>
          </table:table-cell>
          <table:table-cell office:value-type="float" office:value="5">
            <text:p>5</text:p>
          </table:table-cell>
          <table:table-cell table:formula="of:=[.D8]*([.B8]+[.C8])" office:value-type="currency" office:currency="USD" office:value="21.25">
            <text:p>$21.25</text:p>
          </table:table-cell>
          <table:table-cell table:formula="of:=[.D8]*[.B8]" office:value-type="currency" office:currency="USD" office:value="21.25">
            <text:p>$21.25</text:p>
          </table:table-cell>
        </table:table-row>
        <table:table-row table:style-name="ro3">
          <table:table-cell office:value-type="string">
            <text:p>Per Machine</text:p>
          </table:table-cell>
          <table:table-cell table:formula="of:=[$PerMachine.$E6]" office:value-type="currency" office:currency="USD" office:value="4.90025">
            <text:p>$4.9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9]*([.B9]+[.C9])" office:value-type="currency" office:currency="USD" office:value="4.90025">
            <text:p>$4.90</text:p>
          </table:table-cell>
          <table:table-cell table:formula="of:=[.D9]*[.B9]" office:value-type="currency" office:currency="USD" office:value="4.90025">
            <text:p>$4.90</text:p>
          </table:table-cell>
        </table:table-row>
        <table:table-row table:style-name="ro3">
          <table:table-cell office:value-type="string">
            <text:p>Mouser Shipping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10]*([.B10]+[.C10])" office:value-type="currency" office:currency="USD" office:value="5">
            <text:p>$5.00</text:p>
          </table:table-cell>
          <table:table-cell table:formula="of:=[.D10]*[.B10]" office:value-type="currency" office:currency="USD" office:value="5">
            <text:p>$5.00</text:p>
          </table:table-cell>
        </table:table-row>
        <table:table-row table:style-name="ro3">
          <table:table-cell office:value-type="string">
            <text:p>Board Cost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0">
            <text:p>$0.00</text:p>
          </table:table-cell>
          <table:table-cell office:value-type="float" office:value="0">
            <text:p>0</text:p>
          </table:table-cell>
          <table:table-cell table:formula="of:=[.D11]*([.B11]+[.C11])" office:value-type="currency" office:currency="USD" office:value="0">
            <text:p>$0.00</text:p>
          </table:table-cell>
          <table:table-cell table:formula="of:=[.D11]*[.B11]" office:value-type="currency" office:currency="USD" office:value="0">
            <text:p>$0.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Cost</text:p>
          </table:table-cell>
          <table:table-cell table:number-columns-repeated="3"/>
          <table:table-cell table:formula="of:=SUM([.E2:.E11])" office:value-type="currency" office:currency="USD" office:value="93.0185625">
            <text:p>$93.02</text:p>
          </table:table-cell>
          <table:table-cell table:style-name="ce5" table:formula="of:=SUM([.F2:.F11])" office:value-type="currency" office:currency="USD" office:value="62.732">
            <text:p>$62.73</text:p>
          </table:table-cell>
        </table:table-row>
      </table:table>
      <table:table table:name="Kickstarter" table:style-name="ta1" table:print="false">
        <table:table-column table:style-name="co4" table:default-cell-style-name="Default"/>
        <table:table-column table:style-name="co50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52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19" table:default-cell-style-name="ce7"/>
        <table:table-column table:style-name="co54" table:default-cell-style-name="Default"/>
        <table:table-column table:style-name="co51" table:default-cell-style-name="Default"/>
        <table:table-column table:style-name="co13" table:default-cell-style-name="Default"/>
        <table:table-column table:style-name="co55" table:default-cell-style-name="Default"/>
        <table:table-column table:style-name="co13" table:default-cell-style-name="Default"/>
        <table:table-column table:style-name="co56" table:default-cell-style-name="Default"/>
        <table:table-column table:style-name="co29" table:default-cell-style-name="ce7"/>
        <table:table-row table:style-name="ro6">
          <table:table-cell table:style-name="ce2"/>
          <table:table-cell table:style-name="ce2" office:value-type="string" table:number-columns-spanned="2" table:number-rows-spanned="1">
            <text:p>Solenoid</text:p>
            <text:p>Wing</text:p>
          </table:table-cell>
          <table:covered-table-cell table:style-name="ce2"/>
          <table:table-cell table:style-name="ce2" office:value-type="string" table:number-columns-spanned="2" table:number-rows-spanned="1">
            <text:p>Intf Wing</text:p>
          </table:table-cell>
          <table:covered-table-cell table:style-name="ce2"/>
          <table:table-cell table:style-name="ce2" office:value-type="string" table:number-columns-spanned="2" table:number-rows-spanned="1">
            <text:p>Incand Wing</text:p>
          </table:table-cell>
          <table:covered-table-cell table:style-name="ce2"/>
          <table:table-cell table:style-name="ce2" office:value-type="string" table:number-columns-spanned="2" table:number-rows-spanned="1">
            <text:p>IncandSM</text:p>
            <text:p>Wing</text:p>
            <text:p>(Low Side)</text:p>
          </table:table-cell>
          <table:covered-table-cell table:style-name="ce2"/>
          <table:table-cell table:style-name="ce2" office:value-type="string" table:number-columns-spanned="2" table:number-rows-spanned="1">
            <text:p>Input Hdr</text:p>
            <text:p>Connectors</text:p>
          </table:table-cell>
          <table:covered-table-cell table:style-name="ce2"/>
          <table:table-cell table:style-name="ce2" office:value-type="string" table:number-columns-spanned="2" table:number-rows-spanned="1">
            <text:p>Extra</text:p>
            <text:p>Boards</text:p>
          </table:table-cell>
          <table:covered-table-cell table:style-name="ce5"/>
          <table:table-cell table:style-name="ce2" office:value-type="string" table:number-columns-spanned="2" table:number-rows-spanned="1">
            <text:p>Num</text:p>
            <text:p>Machines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Handling/</text:p>
            <text:p>Added</text:p>
            <text:p>Shipping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aid</text:p>
          </table:table-cell>
          <table:table-cell table:style-name="ce5" office:value-type="string">
            <text:p>PSOC</text:p>
            <text:p>4200</text:p>
            <text:p><text:s/>Cost</text:p>
          </table:table-cell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18" office:value-type="percentage" office:value="0.1">
            <text:p>10.00%</text:p>
          </table:table-cell>
          <table:table-cell table:style-name="ce2" table:number-columns-repeated="2"/>
          <table:table-cell table:style-name="ce5"/>
        </table:table-row>
        <table:table-row table:style-name="ro3">
          <table:table-cell table:style-name="ce2" office:value-type="string">
            <text:p>RO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3]" office:value-type="currency" office:currency="USD" office:value="44.115">
            <text:p>$44.12</text:p>
          </table:table-cell>
          <table:table-cell table:style-name="ce2" office:value-type="float" office:value="16">
            <text:p>16</text:p>
          </table:table-cell>
          <table:table-cell table:style-name="ce2" table:formula="of:=[$IntfBrdG2.$H$19]*[.D3]" office:value-type="currency" office:currency="USD" office:value="36.958">
            <text:p>$36.96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3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3]" office:value-type="currency" office:currency="USD" office:value="0">
            <text:p>$0.00</text:p>
          </table:table-cell>
          <table:table-cell table:style-name="ce2" table:formula="of:=([.D3]*4)-([.B3]+[.F3]+[.H3])" office:value-type="float" office:value="28">
            <text:p>28</text:p>
          </table:table-cell>
          <table:table-cell table:style-name="ce2" table:formula="of:=[$InputOnly.$H$12]*[.J3]" office:value-type="currency" office:currency="USD" office:value="28.29225">
            <text:p>$28.29</text:p>
          </table:table-cell>
          <table:table-cell table:style-name="ce2" office:value-type="float" office:value="0">
            <text:p>0</text:p>
          </table:table-cell>
          <table:table-cell table:style-name="ce5" table:formula="of:=0.75*[.L3]" office:value-type="currency" office:currency="USD" office:value="0">
            <text:p>$0.00</text:p>
          </table:table-cell>
          <table:table-cell table:style-name="ce2" table:formula="of:=ROUNDUP([.D3]/6)" office:value-type="float" office:value="3">
            <text:p>3</text:p>
          </table:table-cell>
          <table:table-cell table:style-name="ce2" table:formula="of:=[$PerMachine.$H$6]*[.N3]" office:value-type="currency" office:currency="USD" office:value="9.129">
            <text:p>$9.13</text:p>
          </table:table-cell>
          <table:table-cell table:style-name="ce2" table:formula="of:=[.C3]+[.E3]+[.G3]+[.I3]+[.K3]+[.M3]+[.O3]" office:value-type="currency" office:currency="USD" office:value="180.53575">
            <text:p>$180.54</text:p>
          </table:table-cell>
          <table:table-cell table:style-name="ce2" table:formula="of:=0.1*[.P3]" office:value-type="currency" office:currency="USD" office:value="18.053575">
            <text:p>$18.05</text:p>
          </table:table-cell>
          <table:table-cell table:style-name="ce2" table:formula="of:=[.P3]+[.Q3]" office:value-type="currency" office:currency="USD" office:value="198.589325">
            <text:p>$198.59</text:p>
          </table:table-cell>
          <table:table-cell table:style-name="ce2"/>
          <table:table-cell table:style-name="ce5" table:formula="of:=4*[.D3]" office:value-type="currency" office:currency="USD" office:value="64">
            <text:p>$64.00</text:p>
          </table:table-cell>
        </table:table-row>
        <table:table-row table:style-name="ro3">
          <table:table-cell table:style-name="ce2" office:value-type="string">
            <text:p>PP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4]" office:value-type="currency" office:currency="USD" office:value="44.115">
            <text:p>$44.12</text:p>
          </table:table-cell>
          <table:table-cell table:style-name="ce2" office:value-type="float" office:value="12">
            <text:p>12</text:p>
          </table:table-cell>
          <table:table-cell table:style-name="ce2" table:formula="of:=[$IntfBrdG2.$H$19]*[.D4]" office:value-type="currency" office:currency="USD" office:value="27.7185">
            <text:p>$27.72</text:p>
          </table:table-cell>
          <table:table-cell table:style-name="ce2" office:value-type="float" office:value="16">
            <text:p>16</text:p>
          </table:table-cell>
          <table:table-cell table:style-name="ce2" table:formula="of:=[$IncandBrdG2.$H$17]*[.F4]" office:value-type="currency" office:currency="USD" office:value="41.361">
            <text:p>$41.36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4]" office:value-type="currency" office:currency="USD" office:value="0">
            <text:p>$0.00</text:p>
          </table:table-cell>
          <table:table-cell table:style-name="ce2" table:formula="of:=([.D4]*4)-([.B4]+[.F4]+[.H4])" office:value-type="float" office:value="20">
            <text:p>20</text:p>
          </table:table-cell>
          <table:table-cell table:style-name="ce2" table:formula="of:=[$InputOnly.$H$12]*[.J4]" office:value-type="currency" office:currency="USD" office:value="20.20875">
            <text:p>$20.21</text:p>
          </table:table-cell>
          <table:table-cell table:style-name="ce2" table:formula="of:=[.B4]+[.D4]+[.F4]+[.H4]-20" office:value-type="float" office:value="20">
            <text:p>20</text:p>
          </table:table-cell>
          <table:table-cell table:style-name="ce5" table:formula="of:=0.75*[.L4]" office:value-type="currency" office:currency="USD" office:value="15">
            <text:p>$15.00</text:p>
          </table:table-cell>
          <table:table-cell table:style-name="ce2" table:formula="of:=ROUNDUP([.D4]/6)" office:value-type="float" office:value="2">
            <text:p>2</text:p>
          </table:table-cell>
          <table:table-cell table:style-name="ce2" table:formula="of:=[$PerMachine.$H$6]*[.N4]" office:value-type="currency" office:currency="USD" office:value="6.086">
            <text:p>$6.09</text:p>
          </table:table-cell>
          <table:table-cell table:style-name="ce2" table:formula="of:=[.C4]+[.E4]+[.G4]+[.I4]+[.K4]+[.M4]+[.O4]" office:value-type="currency" office:currency="USD" office:value="154.48925">
            <text:p>$154.49</text:p>
          </table:table-cell>
          <table:table-cell table:style-name="ce2" table:formula="of:=0.1*[.P4]" office:value-type="currency" office:currency="USD" office:value="15.448925">
            <text:p>$15.45</text:p>
          </table:table-cell>
          <table:table-cell table:style-name="ce2" table:formula="of:=[.P4]+[.Q4]" office:value-type="currency" office:currency="USD" office:value="169.938175">
            <text:p>$169.94</text:p>
          </table:table-cell>
          <table:table-cell table:style-name="ce2"/>
          <table:table-cell table:style-name="ce5" table:formula="of:=4*[.D4]" office:value-type="currency" office:currency="USD" office:value="48">
            <text:p>$48.00</text:p>
          </table:table-cell>
        </table:table-row>
        <table:table-row table:style-name="ro3">
          <table:table-cell table:style-name="ce2" office:value-type="string">
            <text:p>KB</text:p>
          </table:table-cell>
          <table:table-cell table:style-name="ce2" office:value-type="float" office:value="30">
            <text:p>30</text:p>
          </table:table-cell>
          <table:table-cell table:style-name="ce2" table:formula="of:=[$SolBrdG2.$H$17]*[.B5]" office:value-type="currency" office:currency="USD" office:value="110.2875">
            <text:p>$110.29</text:p>
          </table:table-cell>
          <table:table-cell table:style-name="ce2" office:value-type="float" office:value="21">
            <text:p>21</text:p>
          </table:table-cell>
          <table:table-cell table:style-name="ce2" table:formula="of:=[$IntfBrdG2.$H$19]*[.D5]" office:value-type="currency" office:currency="USD" office:value="48.507375">
            <text:p>$48.51</text:p>
          </table:table-cell>
          <table:table-cell table:style-name="ce2" office:value-type="float" office:value="9">
            <text:p>9</text:p>
          </table:table-cell>
          <table:table-cell table:style-name="ce2" table:formula="of:=[$IncandBrdG2.$H$17]*[.F5]" office:value-type="currency" office:currency="USD" office:value="23.2655625">
            <text:p>$23.2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5]" office:value-type="currency" office:currency="USD" office:value="0">
            <text:p>$0.00</text:p>
          </table:table-cell>
          <table:table-cell table:style-name="ce2" office:value-type="float" office:value="24">
            <text:p>24</text:p>
          </table:table-cell>
          <table:table-cell table:style-name="ce2" table:formula="of:=[$InputOnly.$H$12]*[.J5]" office:value-type="currency" office:currency="USD" office:value="24.2505">
            <text:p>$24.25</text:p>
          </table:table-cell>
          <table:table-cell table:style-name="ce2" table:formula="of:=[.B5]+[.D5]+[.F5]+[.H5]-20" office:value-type="float" office:value="40">
            <text:p>40</text:p>
          </table:table-cell>
          <table:table-cell table:style-name="ce5" table:formula="of:=0.75*[.L5]" office:value-type="currency" office:currency="USD" office:value="30">
            <text:p>$30.00</text:p>
          </table:table-cell>
          <table:table-cell table:style-name="ce2" table:formula="of:=ROUNDUP([.D5]/6)" office:value-type="float" office:value="4">
            <text:p>4</text:p>
          </table:table-cell>
          <table:table-cell table:style-name="ce2" table:formula="of:=[$PerMachine.$H$6]*[.N5]" office:value-type="currency" office:currency="USD" office:value="12.172">
            <text:p>$12.17</text:p>
          </table:table-cell>
          <table:table-cell table:style-name="ce2" table:formula="of:=[.C5]+[.E5]+[.G5]+[.I5]+[.K5]+[.M5]+[.O5]" office:value-type="currency" office:currency="USD" office:value="248.4829375">
            <text:p>$248.48</text:p>
          </table:table-cell>
          <table:table-cell table:style-name="ce2" table:formula="of:=0.1*[.P5]" office:value-type="currency" office:currency="USD" office:value="24.84829375">
            <text:p>$24.85</text:p>
          </table:table-cell>
          <table:table-cell table:style-name="ce2" table:formula="of:=[.P5]+[.Q5]" office:value-type="currency" office:currency="USD" office:value="273.33123125">
            <text:p>$273.33</text:p>
          </table:table-cell>
          <table:table-cell table:style-name="ce2" office:value-type="string">
            <text:p>x, x</text:p>
          </table:table-cell>
          <table:table-cell table:style-name="ce5" table:formula="of:=4*[.D5]" office:value-type="currency" office:currency="USD" office:value="84">
            <text:p>$84.00</text:p>
          </table:table-cell>
        </table:table-row>
        <table:table-row table:style-name="ro3">
          <table:table-cell table:style-name="ce2" office:value-type="string">
            <text:p>JW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6]" office:value-type="currency" office:currency="USD" office:value="33.08625">
            <text:p>$33.09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6]" office:value-type="currency" office:currency="USD" office:value="0">
            <text:p>$0.00</text:p>
          </table:table-cell>
          <table:table-cell table:style-name="ce2" table:formula="of:=([.D6]*4)-([.B6]+[.F6]+[.H6])" office:value-type="float" office:value="7">
            <text:p>7</text:p>
          </table:table-cell>
          <table:table-cell table:style-name="ce2" table:formula="of:=[$InputOnly.$H$12]*[.J6]" office:value-type="currency" office:currency="USD" office:value="7.0730625">
            <text:p>$7.07</text:p>
          </table:table-cell>
          <table:table-cell table:style-name="ce2" table:formula="of:=[.B6]+[.D6]+[.F6]+[.H6]-20" office:value-type="float" office:value="3">
            <text:p>3</text:p>
          </table:table-cell>
          <table:table-cell table:style-name="ce5" table:formula="of:=0.75*[.L6]" office:value-type="currency" office:currency="USD" office:value="2.25">
            <text:p>$2.25</text:p>
          </table:table-cell>
          <table:table-cell table:style-name="ce2" table:formula="of:=ROUNDUP([.D6]/6)" office:value-type="float" office:value="1">
            <text:p>1</text:p>
          </table:table-cell>
          <table:table-cell table:style-name="ce2" table:formula="of:=[$PerMachine.$H$6]*[.N6]" office:value-type="currency" office:currency="USD" office:value="3.043">
            <text:p>$3.04</text:p>
          </table:table-cell>
          <table:table-cell table:style-name="ce2" table:formula="of:=[.C6]+[.E6]+[.G6]+[.I6]+[.K6]+[.M6]+[.O6]" office:value-type="currency" office:currency="USD" office:value="79.9920625">
            <text:p>$79.99</text:p>
          </table:table-cell>
          <table:table-cell table:style-name="ce2" table:formula="of:=0.1*[.P6]" office:value-type="currency" office:currency="USD" office:value="7.99920625">
            <text:p>$8.00</text:p>
          </table:table-cell>
          <table:table-cell table:style-name="ce2" table:formula="of:=[.P6]+[.Q6]" office:value-type="currency" office:currency="USD" office:value="87.99126875">
            <text:p>$87.99</text:p>
          </table:table-cell>
          <table:table-cell table:style-name="ce2" office:value-type="string">
            <text:p>x, x</text:p>
          </table:table-cell>
          <table:table-cell table:style-name="ce5" table:formula="of:=4*[.D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F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7]" office:value-type="currency" office:currency="USD" office:value="0">
            <text:p>$0.00</text:p>
          </table:table-cell>
          <table:table-cell table:style-name="ce2" table:formula="of:=([.D7]*4)-([.B7]+[.F7]+[.H7])" office:value-type="float" office:value="10">
            <text:p>10</text:p>
          </table:table-cell>
          <table:table-cell table:style-name="ce2" table:formula="of:=[$InputOnly.$H$12]*[.J7]" office:value-type="currency" office:currency="USD" office:value="10.104375">
            <text:p>$10.10</text:p>
          </table:table-cell>
          <table:table-cell table:style-name="ce2" table:formula="of:=[.B7]+[.D7]+[.F7]+[.H7]-20" office:value-type="float" office:value="0">
            <text:p>0</text:p>
          </table:table-cell>
          <table:table-cell table:style-name="ce5" table:formula="of:=0.75*[.L7]" office:value-type="currency" office:currency="USD" office:value="0">
            <text:p>$0.00</text:p>
          </table:table-cell>
          <table:table-cell table:style-name="ce2" table:formula="of:=ROUNDUP([.D7]/6)" office:value-type="float" office:value="1">
            <text:p>1</text:p>
          </table:table-cell>
          <table:table-cell table:style-name="ce2" table:formula="of:=[$PerMachine.$H$6]*[.N7]" office:value-type="currency" office:currency="USD" office:value="3.043">
            <text:p>$3.04</text:p>
          </table:table-cell>
          <table:table-cell table:style-name="ce2" table:formula="of:=[.C7]+[.E7]+[.G7]+[.I7]+[.K7]+[.M7]+[.O7]" office:value-type="currency" office:currency="USD" office:value="69.744625">
            <text:p>$69.74</text:p>
          </table:table-cell>
          <table:table-cell table:style-name="ce2" table:formula="of:=0.1*[.P7]" office:value-type="currency" office:currency="USD" office:value="6.9744625">
            <text:p>$6.97</text:p>
          </table:table-cell>
          <table:table-cell table:style-name="ce2" table:formula="of:=[.P7]+[.Q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1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8]" office:value-type="currency" office:currency="USD" office:value="0">
            <text:p>$0.00</text:p>
          </table:table-cell>
          <table:table-cell table:style-name="ce2" table:formula="of:=([.D8]*4)-([.B8]+[.F8]+[.H8])" office:value-type="float" office:value="10">
            <text:p>10</text:p>
          </table:table-cell>
          <table:table-cell table:style-name="ce2" table:formula="of:=[$InputOnly.$H$12]*[.J8]" office:value-type="currency" office:currency="USD" office:value="10.104375">
            <text:p>$10.10</text:p>
          </table:table-cell>
          <table:table-cell table:style-name="ce2" table:formula="of:=[.B8]+[.D8]+[.F8]+[.H8]-20" office:value-type="float" office:value="0">
            <text:p>0</text:p>
          </table:table-cell>
          <table:table-cell table:style-name="ce5" table:formula="of:=0.75*[.L8]" office:value-type="currency" office:currency="USD" office:value="0">
            <text:p>$0.00</text:p>
          </table:table-cell>
          <table:table-cell table:style-name="ce2" table:formula="of:=ROUNDUP([.D8]/6)" office:value-type="float" office:value="1">
            <text:p>1</text:p>
          </table:table-cell>
          <table:table-cell table:style-name="ce2" table:formula="of:=[$PerMachine.$H$6]*[.N8]" office:value-type="currency" office:currency="USD" office:value="3.043">
            <text:p>$3.04</text:p>
          </table:table-cell>
          <table:table-cell table:style-name="ce2" table:formula="of:=[.C8]+[.E8]+[.G8]+[.I8]+[.K8]+[.M8]+[.O8]" office:value-type="currency" office:currency="USD" office:value="69.744625">
            <text:p>$69.74</text:p>
          </table:table-cell>
          <table:table-cell table:style-name="ce2" table:formula="of:=0.1*[.P8]" office:value-type="currency" office:currency="USD" office:value="6.9744625">
            <text:p>$6.97</text:p>
          </table:table-cell>
          <table:table-cell table:style-name="ce2" table:formula="of:=[.P8]+[.Q8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9]" office:value-type="currency" office:currency="USD" office:value="0">
            <text:p>$0.00</text:p>
          </table:table-cell>
          <table:table-cell table:style-name="ce2" table:formula="of:=([.D9]*4)-([.B9]+[.F9]+[.H9])" office:value-type="float" office:value="10">
            <text:p>10</text:p>
          </table:table-cell>
          <table:table-cell table:style-name="ce2" table:formula="of:=[$InputOnly.$H$12]*[.J9]" office:value-type="currency" office:currency="USD" office:value="10.104375">
            <text:p>$10.10</text:p>
          </table:table-cell>
          <table:table-cell table:style-name="ce2" table:formula="of:=[.B9]+[.D9]+[.F9]+[.H9]-20" office:value-type="float" office:value="0">
            <text:p>0</text:p>
          </table:table-cell>
          <table:table-cell table:style-name="ce5" table:formula="of:=0.75*[.L9]" office:value-type="currency" office:currency="USD" office:value="0">
            <text:p>$0.00</text:p>
          </table:table-cell>
          <table:table-cell table:style-name="ce2" table:formula="of:=ROUNDUP([.D9]/6)" office:value-type="float" office:value="1">
            <text:p>1</text:p>
          </table:table-cell>
          <table:table-cell table:style-name="ce2" table:formula="of:=[$PerMachine.$H$6]*[.N9]" office:value-type="currency" office:currency="USD" office:value="3.043">
            <text:p>$3.04</text:p>
          </table:table-cell>
          <table:table-cell table:style-name="ce2" table:formula="of:=[.C9]+[.E9]+[.G9]+[.I9]+[.K9]+[.M9]+[.O9]" office:value-type="currency" office:currency="USD" office:value="69.744625">
            <text:p>$69.74</text:p>
          </table:table-cell>
          <table:table-cell table:style-name="ce2" table:formula="of:=0.1*[.P9]" office:value-type="currency" office:currency="USD" office:value="6.9744625">
            <text:p>$6.97</text:p>
          </table:table-cell>
          <table:table-cell table:style-name="ce2" table:formula="of:=[.P9]+[.Q9]" office:value-type="currency" office:currency="USD" office:value="76.7190875">
            <text:p>$76.72</text:p>
          </table:table-cell>
          <table:table-cell table:style-name="ce2"/>
          <table:table-cell table:style-name="ce5" table:formula="of:=4*[.D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0]" office:value-type="currency" office:currency="USD" office:value="0">
            <text:p>$0.00</text:p>
          </table:table-cell>
          <table:table-cell table:style-name="ce2" table:formula="of:=([.D10]*4)-([.B10]+[.F10]+[.H10])" office:value-type="float" office:value="10">
            <text:p>10</text:p>
          </table:table-cell>
          <table:table-cell table:style-name="ce2" table:formula="of:=[$InputOnly.$H$12]*[.J10]" office:value-type="currency" office:currency="USD" office:value="10.104375">
            <text:p>$10.10</text:p>
          </table:table-cell>
          <table:table-cell table:style-name="ce2" table:formula="of:=[.B10]+[.D10]+[.F10]+[.H10]-20" office:value-type="float" office:value="0">
            <text:p>0</text:p>
          </table:table-cell>
          <table:table-cell table:style-name="ce5" table:formula="of:=0.75*[.L10]" office:value-type="currency" office:currency="USD" office:value="0">
            <text:p>$0.00</text:p>
          </table:table-cell>
          <table:table-cell table:style-name="ce2" table:formula="of:=ROUNDUP([.D10]/6)" office:value-type="float" office:value="1">
            <text:p>1</text:p>
          </table:table-cell>
          <table:table-cell table:style-name="ce2" table:formula="of:=[$PerMachine.$H$6]*[.N10]" office:value-type="currency" office:currency="USD" office:value="3.043">
            <text:p>$3.04</text:p>
          </table:table-cell>
          <table:table-cell table:style-name="ce2" table:formula="of:=[.C10]+[.E10]+[.G10]+[.I10]+[.K10]+[.M10]+[.O10]" office:value-type="currency" office:currency="USD" office:value="69.744625">
            <text:p>$69.74</text:p>
          </table:table-cell>
          <table:table-cell table:style-name="ce2" table:formula="of:=0.1*[.P10]" office:value-type="currency" office:currency="USD" office:value="6.9744625">
            <text:p>$6.97</text:p>
          </table:table-cell>
          <table:table-cell table:style-name="ce2" table:formula="of:=[.P10]+[.Q10]" office:value-type="currency" office:currency="USD" office:value="76.7190875">
            <text:p>$76.72</text:p>
          </table:table-cell>
          <table:table-cell table:style-name="ce2"/>
          <table:table-cell table:style-name="ce5" table:formula="of:=4*[.D1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W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1]" office:value-type="currency" office:currency="USD" office:value="0">
            <text:p>$0.00</text:p>
          </table:table-cell>
          <table:table-cell table:style-name="ce2" table:formula="of:=([.D11]*4)-([.B11]+[.F11]+[.H11])" office:value-type="float" office:value="10">
            <text:p>10</text:p>
          </table:table-cell>
          <table:table-cell table:style-name="ce2" table:formula="of:=[$InputOnly.$H$12]*[.J11]" office:value-type="currency" office:currency="USD" office:value="10.104375">
            <text:p>$10.10</text:p>
          </table:table-cell>
          <table:table-cell table:style-name="ce2" table:formula="of:=[.B11]+[.D11]+[.F11]+[.H11]-20" office:value-type="float" office:value="0">
            <text:p>0</text:p>
          </table:table-cell>
          <table:table-cell table:style-name="ce5" table:formula="of:=0.75*[.L11]" office:value-type="currency" office:currency="USD" office:value="0">
            <text:p>$0.00</text:p>
          </table:table-cell>
          <table:table-cell table:style-name="ce2" table:formula="of:=ROUNDUP([.D11]/6)" office:value-type="float" office:value="1">
            <text:p>1</text:p>
          </table:table-cell>
          <table:table-cell table:style-name="ce2" table:formula="of:=[$PerMachine.$H$6]*[.N11]" office:value-type="currency" office:currency="USD" office:value="3.043">
            <text:p>$3.04</text:p>
          </table:table-cell>
          <table:table-cell table:style-name="ce2" table:formula="of:=[.C11]+[.E11]+[.G11]+[.I11]+[.K11]+[.M11]+[.O11]" office:value-type="currency" office:currency="USD" office:value="69.744625">
            <text:p>$69.74</text:p>
          </table:table-cell>
          <table:table-cell table:style-name="ce2" table:formula="of:=0.1*[.P11]" office:value-type="currency" office:currency="USD" office:value="6.9744625">
            <text:p>$6.97</text:p>
          </table:table-cell>
          <table:table-cell table:style-name="ce2" table:formula="of:=[.P11]+[.Q11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E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2]" office:value-type="currency" office:currency="USD" office:value="0">
            <text:p>$0.00</text:p>
          </table:table-cell>
          <table:table-cell table:style-name="ce2" table:formula="of:=([.D12]*4)-([.B12]+[.F12]+[.H12])" office:value-type="float" office:value="10">
            <text:p>10</text:p>
          </table:table-cell>
          <table:table-cell table:style-name="ce2" table:formula="of:=[$InputOnly.$H$12]*[.J12]" office:value-type="currency" office:currency="USD" office:value="10.104375">
            <text:p>$10.10</text:p>
          </table:table-cell>
          <table:table-cell table:style-name="ce2" table:formula="of:=[.B12]+[.D12]+[.F12]+[.H12]-20" office:value-type="float" office:value="0">
            <text:p>0</text:p>
          </table:table-cell>
          <table:table-cell table:style-name="ce5" table:formula="of:=0.75*[.L12]" office:value-type="currency" office:currency="USD" office:value="0">
            <text:p>$0.00</text:p>
          </table:table-cell>
          <table:table-cell table:style-name="ce2" table:formula="of:=ROUNDUP([.D12]/6)" office:value-type="float" office:value="1">
            <text:p>1</text:p>
          </table:table-cell>
          <table:table-cell table:style-name="ce2" table:formula="of:=[$PerMachine.$H$6]*[.N12]" office:value-type="currency" office:currency="USD" office:value="3.043">
            <text:p>$3.04</text:p>
          </table:table-cell>
          <table:table-cell table:style-name="ce2" table:formula="of:=[.C12]+[.E12]+[.G12]+[.I12]+[.K12]+[.M12]+[.O12]" office:value-type="currency" office:currency="USD" office:value="69.744625">
            <text:p>$69.74</text:p>
          </table:table-cell>
          <table:table-cell table:style-name="ce2" table:formula="of:=0.1*[.P12]" office:value-type="currency" office:currency="USD" office:value="6.9744625">
            <text:p>$6.97</text:p>
          </table:table-cell>
          <table:table-cell table:style-name="ce2" table:formula="of:=[.P12]+[.Q12]" office:value-type="currency" office:currency="USD" office:value="76.7190875">
            <text:p>$76.72</text:p>
          </table:table-cell>
          <table:table-cell table:style-name="ce2"/>
          <table:table-cell table:style-name="ce5" table:formula="of:=4*[.D1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3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3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3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3]" office:value-type="currency" office:currency="USD" office:value="0">
            <text:p>$0.00</text:p>
          </table:table-cell>
          <table:table-cell table:style-name="ce2" table:formula="of:=([.D13]*4)-([.B13]+[.F13]+[.H13])" office:value-type="float" office:value="10">
            <text:p>10</text:p>
          </table:table-cell>
          <table:table-cell table:style-name="ce2" table:formula="of:=[$InputOnly.$H$12]*[.J13]" office:value-type="currency" office:currency="USD" office:value="10.104375">
            <text:p>$10.10</text:p>
          </table:table-cell>
          <table:table-cell table:style-name="ce2" table:formula="of:=[.B13]+[.D13]+[.F13]+[.H13]-20" office:value-type="float" office:value="0">
            <text:p>0</text:p>
          </table:table-cell>
          <table:table-cell table:style-name="ce5" table:formula="of:=0.75*[.L13]" office:value-type="currency" office:currency="USD" office:value="0">
            <text:p>$0.00</text:p>
          </table:table-cell>
          <table:table-cell table:style-name="ce2" table:formula="of:=ROUNDUP([.D13]/6)" office:value-type="float" office:value="1">
            <text:p>1</text:p>
          </table:table-cell>
          <table:table-cell table:style-name="ce2" table:formula="of:=[$PerMachine.$H$6]*[.N13]" office:value-type="currency" office:currency="USD" office:value="3.043">
            <text:p>$3.04</text:p>
          </table:table-cell>
          <table:table-cell table:style-name="ce2" table:formula="of:=[.C13]+[.E13]+[.G13]+[.I13]+[.K13]+[.M13]+[.O13]" office:value-type="currency" office:currency="USD" office:value="69.744625">
            <text:p>$69.74</text:p>
          </table:table-cell>
          <table:table-cell table:style-name="ce2" table:formula="of:=0.1*[.P13]" office:value-type="currency" office:currency="USD" office:value="6.9744625">
            <text:p>$6.97</text:p>
          </table:table-cell>
          <table:table-cell table:style-name="ce2" table:formula="of:=[.P13]+[.Q13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G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14]" office:value-type="currency" office:currency="USD" office:value="33.08625">
            <text:p>$33.09</text:p>
          </table:table-cell>
          <table:table-cell table:style-name="ce2" office:value-type="float" office:value="9">
            <text:p>9</text:p>
          </table:table-cell>
          <table:table-cell table:style-name="ce2" table:formula="of:=[$IntfBrdG2.$H$19]*[.D14]" office:value-type="currency" office:currency="USD" office:value="20.788875">
            <text:p>$20.79</text:p>
          </table:table-cell>
          <table:table-cell table:style-name="ce2" office:value-type="float" office:value="0">
            <text:p>0</text:p>
          </table:table-cell>
          <table:table-cell table:style-name="ce2" table:formula="of:=[$IncandBrdG2.$H$17]*[.F14]" office:value-type="currency" office:currency="USD" office:value="0">
            <text:p>$0.00</text:p>
          </table:table-cell>
          <table:table-cell table:style-name="ce2" office:value-type="float" office:value="2">
            <text:p>2</text:p>
          </table:table-cell>
          <table:table-cell table:style-name="ce2" table:formula="of:=[$IncandSMG2Low.$H$16]*[.H14]" office:value-type="currency" office:currency="USD" office:value="3.980125">
            <text:p>$3.98</text:p>
          </table:table-cell>
          <table:table-cell table:style-name="ce2" table:formula="of:=([.D14]*4)-([.B14]+[.F14]+[.H14])" office:value-type="float" office:value="25">
            <text:p>25</text:p>
          </table:table-cell>
          <table:table-cell table:style-name="ce2" table:formula="of:=[$InputOnly.$H$12]*[.J14]" office:value-type="currency" office:currency="USD" office:value="25.2609375">
            <text:p>$25.26</text:p>
          </table:table-cell>
          <table:table-cell table:style-name="ce2" table:formula="of:=[.B14]+[.D14]+[.F14]+[.H14]-20" office:value-type="float" office:value="0">
            <text:p>0</text:p>
          </table:table-cell>
          <table:table-cell table:style-name="ce17" table:formula="of:=0.75*[.L14]" office:value-type="currency" office:currency="USD" office:value="0">
            <text:p>$0.00</text:p>
          </table:table-cell>
          <table:table-cell table:style-name="ce2" table:formula="of:=ROUNDUP([.D14]/6)" office:value-type="float" office:value="2">
            <text:p>2</text:p>
          </table:table-cell>
          <table:table-cell table:style-name="ce2" table:formula="of:=[$PerMachine.$H$6]*[.N14]" office:value-type="currency" office:currency="USD" office:value="6.086">
            <text:p>$6.09</text:p>
          </table:table-cell>
          <table:table-cell table:style-name="ce2" table:formula="of:=[.C14]+[.E14]+[.G14]+[.I14]+[.K14]+[.M14]+[.O14]" office:value-type="currency" office:currency="USD" office:value="89.2021875">
            <text:p>$89.20</text:p>
          </table:table-cell>
          <table:table-cell table:style-name="ce2" table:formula="of:=0.1*[.P14]" office:value-type="currency" office:currency="USD" office:value="8.92021875">
            <text:p>$8.92</text:p>
          </table:table-cell>
          <table:table-cell table:style-name="ce2" table:formula="of:=[.P14]+[.Q14]" office:value-type="currency" office:currency="USD" office:value="98.12240625">
            <text:p>$98.12</text:p>
          </table:table-cell>
          <table:table-cell table:style-name="ce2" office:value-type="string">
            <text:p>x, x</text:p>
          </table:table-cell>
          <table:table-cell table:style-name="ce5" table:formula="of:=4*[.D14]" office:value-type="currency" office:currency="USD" office:value="36">
            <text:p>$36.00</text:p>
          </table:table-cell>
        </table:table-row>
        <table:table-row table:style-name="ro3">
          <table:table-cell table:style-name="ce2" office:value-type="string">
            <text:p>JR</text:p>
          </table:table-cell>
          <table:table-cell table:style-name="ce2" office:value-type="float" office:value="18">
            <text:p>18</text:p>
          </table:table-cell>
          <table:table-cell table:style-name="ce2" table:formula="of:=[$SolBrdG2.$H$17]*[.B15]" office:value-type="currency" office:currency="USD" office:value="66.1725">
            <text:p>$66.17</text:p>
          </table:table-cell>
          <table:table-cell table:style-name="ce2" office:value-type="float" office:value="18">
            <text:p>18</text:p>
          </table:table-cell>
          <table:table-cell table:style-name="ce2" table:formula="of:=[$IntfBrdG2.$H$19]*[.D15]" office:value-type="currency" office:currency="USD" office:value="41.57775">
            <text:p>$41.58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15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5]" office:value-type="currency" office:currency="USD" office:value="0">
            <text:p>$0.00</text:p>
          </table:table-cell>
          <table:table-cell table:style-name="ce2" table:formula="of:=([.D15]*4)-([.B15]+[.F15]+[.H15])" office:value-type="float" office:value="30">
            <text:p>30</text:p>
          </table:table-cell>
          <table:table-cell table:style-name="ce2" table:formula="of:=[$InputOnly.$H$12]*[.J15]" office:value-type="currency" office:currency="USD" office:value="30.313125">
            <text:p>$30.31</text:p>
          </table:table-cell>
          <table:table-cell table:style-name="ce2" table:formula="of:=[.B15]+[.D15]+[.F15]+[.H15]-20" office:value-type="float" office:value="40">
            <text:p>40</text:p>
          </table:table-cell>
          <table:table-cell table:style-name="ce5" table:formula="of:=0.75*[.L15]" office:value-type="currency" office:currency="USD" office:value="30">
            <text:p>$30.00</text:p>
          </table:table-cell>
          <table:table-cell table:style-name="ce2" table:formula="of:=ROUNDUP([.D15]/6)" office:value-type="float" office:value="3">
            <text:p>3</text:p>
          </table:table-cell>
          <table:table-cell table:style-name="ce2" table:formula="of:=[$PerMachine.$H$6]*[.N15]" office:value-type="currency" office:currency="USD" office:value="9.129">
            <text:p>$9.13</text:p>
          </table:table-cell>
          <table:table-cell table:style-name="ce2" table:formula="of:=[.C15]+[.E15]+[.G15]+[.I15]+[.K15]+[.M15]+[.O15]" office:value-type="currency" office:currency="USD" office:value="239.233875">
            <text:p>$239.23</text:p>
          </table:table-cell>
          <table:table-cell table:style-name="ce2" table:formula="of:=0.1*[.P15]" office:value-type="currency" office:currency="USD" office:value="23.9233875">
            <text:p>$23.92</text:p>
          </table:table-cell>
          <table:table-cell table:style-name="ce2" table:formula="of:=[.P15]+[.Q15]" office:value-type="currency" office:currency="USD" office:value="263.1572625">
            <text:p>$263.16</text:p>
          </table:table-cell>
          <table:table-cell table:style-name="ce5" office:value-type="string">
            <text:p>x, x</text:p>
          </table:table-cell>
          <table:table-cell table:style-name="ce5" table:formula="of:=4*[.D15]" office:value-type="currency" office:currency="USD" office:value="72">
            <text:p>$72.00</text:p>
          </table:table-cell>
        </table:table-row>
        <table:table-row table:style-name="ro3">
          <table:table-cell table:style-name="ce2" office:value-type="string">
            <text:p>MP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6]" office:value-type="currency" office:currency="USD" office:value="0">
            <text:p>$0.00</text:p>
          </table:table-cell>
          <table:table-cell table:style-name="ce2" table:formula="of:=([.D16]*4)-([.B16]+[.F16]+[.H16])" office:value-type="float" office:value="10">
            <text:p>10</text:p>
          </table:table-cell>
          <table:table-cell table:style-name="ce2" table:formula="of:=[$InputOnly.$H$12]*[.J16]" office:value-type="currency" office:currency="USD" office:value="10.104375">
            <text:p>$10.10</text:p>
          </table:table-cell>
          <table:table-cell table:style-name="ce2" table:formula="of:=[.B16]+[.D16]+[.F16]+[.H16]-20" office:value-type="float" office:value="0">
            <text:p>0</text:p>
          </table:table-cell>
          <table:table-cell table:style-name="ce5" table:formula="of:=0.75*[.L16]" office:value-type="currency" office:currency="USD" office:value="0">
            <text:p>$0.00</text:p>
          </table:table-cell>
          <table:table-cell table:style-name="ce2" table:formula="of:=ROUNDUP([.D16]/6)" office:value-type="float" office:value="1">
            <text:p>1</text:p>
          </table:table-cell>
          <table:table-cell table:style-name="ce2" table:formula="of:=[$PerMachine.$H$6]*[.N16]" office:value-type="currency" office:currency="USD" office:value="3.043">
            <text:p>$3.04</text:p>
          </table:table-cell>
          <table:table-cell table:style-name="ce2" table:formula="of:=[.C16]+[.E16]+[.G16]+[.I16]+[.K16]+[.M16]+[.O16]" office:value-type="currency" office:currency="USD" office:value="69.744625">
            <text:p>$69.74</text:p>
          </table:table-cell>
          <table:table-cell table:style-name="ce2" table:formula="of:=0.1*[.P16]" office:value-type="currency" office:currency="USD" office:value="6.9744625">
            <text:p>$6.97</text:p>
          </table:table-cell>
          <table:table-cell table:style-name="ce2" table:formula="of:=[.P16]+[.Q16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T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7]" office:value-type="currency" office:currency="USD" office:value="0">
            <text:p>$0.00</text:p>
          </table:table-cell>
          <table:table-cell table:style-name="ce2" table:formula="of:=([.D17]*4)-([.B17]+[.F17]+[.H17])" office:value-type="float" office:value="10">
            <text:p>10</text:p>
          </table:table-cell>
          <table:table-cell table:style-name="ce2" table:formula="of:=[$InputOnly.$H$12]*[.J17]" office:value-type="currency" office:currency="USD" office:value="10.104375">
            <text:p>$10.10</text:p>
          </table:table-cell>
          <table:table-cell table:style-name="ce2" table:formula="of:=[.B17]+[.D17]+[.F17]+[.H17]-20" office:value-type="float" office:value="0">
            <text:p>0</text:p>
          </table:table-cell>
          <table:table-cell table:style-name="ce5" table:formula="of:=0.75*[.L17]" office:value-type="currency" office:currency="USD" office:value="0">
            <text:p>$0.00</text:p>
          </table:table-cell>
          <table:table-cell table:style-name="ce2" table:formula="of:=ROUNDUP([.D17]/6)" office:value-type="float" office:value="1">
            <text:p>1</text:p>
          </table:table-cell>
          <table:table-cell table:style-name="ce2" table:formula="of:=[$PerMachine.$H$6]*[.N17]" office:value-type="currency" office:currency="USD" office:value="3.043">
            <text:p>$3.04</text:p>
          </table:table-cell>
          <table:table-cell table:style-name="ce2" table:formula="of:=[.C17]+[.E17]+[.G17]+[.I17]+[.K17]+[.M17]+[.O17]" office:value-type="currency" office:currency="USD" office:value="69.744625">
            <text:p>$69.74</text:p>
          </table:table-cell>
          <table:table-cell table:style-name="ce2" table:formula="of:=0.1*[.P17]" office:value-type="currency" office:currency="USD" office:value="6.9744625">
            <text:p>$6.97</text:p>
          </table:table-cell>
          <table:table-cell table:style-name="ce2" table:formula="of:=[.P17]+[.Q1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8]" office:value-type="currency" office:currency="USD" office:value="0">
            <text:p>$0.00</text:p>
          </table:table-cell>
          <table:table-cell table:style-name="ce2" table:formula="of:=([.D18]*4)-([.B18]+[.F18]+[.H18])" office:value-type="float" office:value="10">
            <text:p>10</text:p>
          </table:table-cell>
          <table:table-cell table:style-name="ce2" table:formula="of:=[$InputOnly.$H$12]*[.J18]" office:value-type="currency" office:currency="USD" office:value="10.104375">
            <text:p>$10.10</text:p>
          </table:table-cell>
          <table:table-cell table:style-name="ce2" table:formula="of:=[.B18]+[.D18]+[.F18]+[.H18]-20" office:value-type="float" office:value="0">
            <text:p>0</text:p>
          </table:table-cell>
          <table:table-cell table:style-name="ce5" table:formula="of:=0.75*[.L18]" office:value-type="currency" office:currency="USD" office:value="0">
            <text:p>$0.00</text:p>
          </table:table-cell>
          <table:table-cell table:style-name="ce2" table:formula="of:=ROUNDUP([.D18]/6)" office:value-type="float" office:value="1">
            <text:p>1</text:p>
          </table:table-cell>
          <table:table-cell table:style-name="ce2" table:formula="of:=[$PerMachine.$H$6]*[.N18]" office:value-type="currency" office:currency="USD" office:value="3.043">
            <text:p>$3.04</text:p>
          </table:table-cell>
          <table:table-cell table:style-name="ce2" table:formula="of:=[.C18]+[.E18]+[.G18]+[.I18]+[.K18]+[.M18]+[.O18]" office:value-type="currency" office:currency="USD" office:value="69.744625">
            <text:p>$69.74</text:p>
          </table:table-cell>
          <table:table-cell table:style-name="ce2" table:formula="of:=0.1*[.P18]" office:value-type="currency" office:currency="USD" office:value="6.9744625">
            <text:p>$6.97</text:p>
          </table:table-cell>
          <table:table-cell table:style-name="ce2" table:formula="of:=[.P18]+[.Q18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9]" office:value-type="currency" office:currency="USD" office:value="0">
            <text:p>$0.00</text:p>
          </table:table-cell>
          <table:table-cell table:style-name="ce2" table:formula="of:=([.D19]*4)-([.B19]+[.F19]+[.H19])" office:value-type="float" office:value="10">
            <text:p>10</text:p>
          </table:table-cell>
          <table:table-cell table:style-name="ce2" table:formula="of:=[$InputOnly.$H$12]*[.J19]" office:value-type="currency" office:currency="USD" office:value="10.104375">
            <text:p>$10.10</text:p>
          </table:table-cell>
          <table:table-cell table:style-name="ce2" table:formula="of:=[.B19]+[.D19]+[.F19]+[.H19]-20" office:value-type="float" office:value="0">
            <text:p>0</text:p>
          </table:table-cell>
          <table:table-cell table:style-name="ce5" table:formula="of:=0.75*[.L19]" office:value-type="currency" office:currency="USD" office:value="0">
            <text:p>$0.00</text:p>
          </table:table-cell>
          <table:table-cell table:style-name="ce2" table:formula="of:=ROUNDUP([.D19]/6)" office:value-type="float" office:value="1">
            <text:p>1</text:p>
          </table:table-cell>
          <table:table-cell table:style-name="ce2" table:formula="of:=[$PerMachine.$H$6]*[.N19]" office:value-type="currency" office:currency="USD" office:value="3.043">
            <text:p>$3.04</text:p>
          </table:table-cell>
          <table:table-cell table:style-name="ce2" table:formula="of:=[.C19]+[.E19]+[.G19]+[.I19]+[.K19]+[.M19]+[.O19]" office:value-type="currency" office:currency="USD" office:value="69.744625">
            <text:p>$69.74</text:p>
          </table:table-cell>
          <table:table-cell table:style-name="ce2" table:formula="of:=0.1*[.P19]" office:value-type="currency" office:currency="USD" office:value="6.9744625">
            <text:p>$6.97</text:p>
          </table:table-cell>
          <table:table-cell table:style-name="ce2" table:formula="of:=[.P19]+[.Q19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0]" office:value-type="currency" office:currency="USD" office:value="0">
            <text:p>$0.00</text:p>
          </table:table-cell>
          <table:table-cell table:style-name="ce2" table:formula="of:=([.D20]*4)-([.B20]+[.F20]+[.H20])" office:value-type="float" office:value="10">
            <text:p>10</text:p>
          </table:table-cell>
          <table:table-cell table:style-name="ce2" table:formula="of:=[$InputOnly.$H$12]*[.J20]" office:value-type="currency" office:currency="USD" office:value="10.104375">
            <text:p>$10.10</text:p>
          </table:table-cell>
          <table:table-cell table:style-name="ce2" table:formula="of:=[.B20]+[.D20]+[.F20]+[.H20]-20" office:value-type="float" office:value="0">
            <text:p>0</text:p>
          </table:table-cell>
          <table:table-cell table:style-name="ce5" table:formula="of:=0.75*[.L20]" office:value-type="currency" office:currency="USD" office:value="0">
            <text:p>$0.00</text:p>
          </table:table-cell>
          <table:table-cell table:style-name="ce2" table:formula="of:=ROUNDUP([.D20]/6)" office:value-type="float" office:value="1">
            <text:p>1</text:p>
          </table:table-cell>
          <table:table-cell table:style-name="ce2" table:formula="of:=[$PerMachine.$H$6]*[.N20]" office:value-type="currency" office:currency="USD" office:value="3.043">
            <text:p>$3.04</text:p>
          </table:table-cell>
          <table:table-cell table:style-name="ce2" table:formula="of:=[.C20]+[.E20]+[.G20]+[.I20]+[.K20]+[.M20]+[.O20]" office:value-type="currency" office:currency="USD" office:value="69.744625">
            <text:p>$69.74</text:p>
          </table:table-cell>
          <table:table-cell table:style-name="ce2" table:formula="of:=0.1*[.P20]" office:value-type="currency" office:currency="USD" office:value="6.9744625">
            <text:p>$6.97</text:p>
          </table:table-cell>
          <table:table-cell table:style-name="ce2" table:formula="of:=[.P20]+[.Q20]" office:value-type="currency" office:currency="USD" office:value="76.7190875">
            <text:p>$76.72</text:p>
          </table:table-cell>
          <table:table-cell/>
          <table:table-cell table:style-name="ce5" table:formula="of:=4*[.D2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G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1]" office:value-type="currency" office:currency="USD" office:value="0">
            <text:p>$0.00</text:p>
          </table:table-cell>
          <table:table-cell table:style-name="ce2" table:formula="of:=([.D21]*4)-([.B21]+[.F21]+[.H21])" office:value-type="float" office:value="10">
            <text:p>10</text:p>
          </table:table-cell>
          <table:table-cell table:style-name="ce2" table:formula="of:=[$InputOnly.$H$12]*[.J21]" office:value-type="currency" office:currency="USD" office:value="10.104375">
            <text:p>$10.10</text:p>
          </table:table-cell>
          <table:table-cell table:style-name="ce2" table:formula="of:=[.B21]+[.D21]+[.F21]+[.H21]-20" office:value-type="float" office:value="0">
            <text:p>0</text:p>
          </table:table-cell>
          <table:table-cell table:style-name="ce5" table:formula="of:=0.75*[.L21]" office:value-type="currency" office:currency="USD" office:value="0">
            <text:p>$0.00</text:p>
          </table:table-cell>
          <table:table-cell table:style-name="ce2" table:formula="of:=ROUNDUP([.D21]/6)" office:value-type="float" office:value="1">
            <text:p>1</text:p>
          </table:table-cell>
          <table:table-cell table:style-name="ce2" table:formula="of:=[$PerMachine.$H$6]*[.N21]" office:value-type="currency" office:currency="USD" office:value="3.043">
            <text:p>$3.04</text:p>
          </table:table-cell>
          <table:table-cell table:style-name="ce2" table:formula="of:=[.C21]+[.E21]+[.G21]+[.I21]+[.K21]+[.M21]+[.O21]" office:value-type="currency" office:currency="USD" office:value="69.744625">
            <text:p>$69.74</text:p>
          </table:table-cell>
          <table:table-cell table:style-name="ce2" table:formula="of:=0.1*[.P21]" office:value-type="currency" office:currency="USD" office:value="6.9744625">
            <text:p>$6.97</text:p>
          </table:table-cell>
          <table:table-cell table:style-name="ce2" table:formula="of:=[.P21]+[.Q21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I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2]" office:value-type="currency" office:currency="USD" office:value="0">
            <text:p>$0.00</text:p>
          </table:table-cell>
          <table:table-cell table:style-name="ce2" table:formula="of:=([.D22]*4)-([.B22]+[.F22]+[.H22])" office:value-type="float" office:value="10">
            <text:p>10</text:p>
          </table:table-cell>
          <table:table-cell table:style-name="ce2" table:formula="of:=[$InputOnly.$H$12]*[.J22]" office:value-type="currency" office:currency="USD" office:value="10.104375">
            <text:p>$10.10</text:p>
          </table:table-cell>
          <table:table-cell table:style-name="ce2" table:formula="of:=[.B22]+[.D22]+[.F22]+[.H22]-20" office:value-type="float" office:value="0">
            <text:p>0</text:p>
          </table:table-cell>
          <table:table-cell table:style-name="ce5" table:formula="of:=0.75*[.L22]" office:value-type="currency" office:currency="USD" office:value="0">
            <text:p>$0.00</text:p>
          </table:table-cell>
          <table:table-cell table:style-name="ce2" table:formula="of:=ROUNDUP([.D22]/6)" office:value-type="float" office:value="1">
            <text:p>1</text:p>
          </table:table-cell>
          <table:table-cell table:style-name="ce2" table:formula="of:=[$PerMachine.$H$6]*[.N22]" office:value-type="currency" office:currency="USD" office:value="3.043">
            <text:p>$3.04</text:p>
          </table:table-cell>
          <table:table-cell table:style-name="ce2" table:formula="of:=[.C22]+[.E22]+[.G22]+[.I22]+[.K22]+[.M22]+[.O22]" office:value-type="currency" office:currency="USD" office:value="69.744625">
            <text:p>$69.74</text:p>
          </table:table-cell>
          <table:table-cell table:style-name="ce2" table:formula="of:=0.1*[.P22]" office:value-type="currency" office:currency="USD" office:value="6.9744625">
            <text:p>$6.97</text:p>
          </table:table-cell>
          <table:table-cell table:style-name="ce2" table:formula="of:=[.P22]+[.Q22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K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23]" office:value-type="currency" office:currency="USD" office:value="44.115">
            <text:p>$44.12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3]" office:value-type="currency" office:currency="USD" office:value="13.85925">
            <text:p>$13.86</text:p>
          </table:table-cell>
          <table:table-cell table:style-name="ce2" office:value-type="float" office:value="2">
            <text:p>2</text:p>
          </table:table-cell>
          <table:table-cell table:style-name="ce2" table:formula="of:=[$IncandBrdG2.$H$17]*[.F23]" office:value-type="currency" office:currency="USD" office:value="5.170125">
            <text:p>$5.1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3]" office:value-type="currency" office:currency="USD" office:value="0">
            <text:p>$0.00</text:p>
          </table:table-cell>
          <table:table-cell table:style-name="ce2" table:formula="of:=([.D23]*4)-([.B23]+[.F23]+[.H23])" office:value-type="float" office:value="10">
            <text:p>10</text:p>
          </table:table-cell>
          <table:table-cell table:style-name="ce16" table:formula="of:=[$InputOnly.$H$12]*[.J23]" office:value-type="currency" office:currency="USD" office:value="10.104375">
            <text:p>$10.10</text:p>
          </table:table-cell>
          <table:table-cell table:style-name="ce2" table:formula="of:=[.B23]+[.D23]+[.F23]+[.H23]-20" office:value-type="float" office:value="0">
            <text:p>0</text:p>
          </table:table-cell>
          <table:table-cell table:style-name="ce5" table:formula="of:=0.75*[.L23]" office:value-type="currency" office:currency="USD" office:value="0">
            <text:p>$0.00</text:p>
          </table:table-cell>
          <table:table-cell table:style-name="ce2" table:formula="of:=ROUNDUP([.D23]/6)" office:value-type="float" office:value="1">
            <text:p>1</text:p>
          </table:table-cell>
          <table:table-cell table:style-name="ce2" table:formula="of:=[$PerMachine.$H$6]*[.N23]" office:value-type="currency" office:currency="USD" office:value="3.043">
            <text:p>$3.04</text:p>
          </table:table-cell>
          <table:table-cell table:style-name="ce2" table:formula="of:=[.C23]+[.E23]+[.G23]+[.I23]+[.K23]+[.M23]+[.O23]" office:value-type="currency" office:currency="USD" office:value="76.29175">
            <text:p>$76.29</text:p>
          </table:table-cell>
          <table:table-cell table:style-name="ce2" table:formula="of:=0.1*[.P23]" office:value-type="currency" office:currency="USD" office:value="7.629175">
            <text:p>$7.63</text:p>
          </table:table-cell>
          <table:table-cell table:style-name="ce2" table:formula="of:=[.P23]+[.Q23]" office:value-type="currency" office:currency="USD" office:value="83.920925">
            <text:p>$83.92</text:p>
          </table:table-cell>
          <table:table-cell table:style-name="ce2" office:value-type="string">
            <text:p>x, x</text:p>
          </table:table-cell>
          <table:table-cell table:style-name="ce5" table:formula="of:=4*[.D2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4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4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4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4]" office:value-type="currency" office:currency="USD" office:value="0">
            <text:p>$0.00</text:p>
          </table:table-cell>
          <table:table-cell table:style-name="ce2" table:formula="of:=([.D24]*4)-([.B24]+[.F24]+[.H24])" office:value-type="float" office:value="10">
            <text:p>10</text:p>
          </table:table-cell>
          <table:table-cell table:style-name="ce2" table:formula="of:=[$InputOnly.$H$12]*[.J24]" office:value-type="currency" office:currency="USD" office:value="10.104375">
            <text:p>$10.10</text:p>
          </table:table-cell>
          <table:table-cell table:style-name="ce2" table:formula="of:=[.B24]+[.D24]+[.F24]+[.H24]-20" office:value-type="float" office:value="0">
            <text:p>0</text:p>
          </table:table-cell>
          <table:table-cell table:style-name="ce5" table:formula="of:=0.75*[.L24]" office:value-type="currency" office:currency="USD" office:value="0">
            <text:p>$0.00</text:p>
          </table:table-cell>
          <table:table-cell table:style-name="ce2" table:formula="of:=ROUNDUP([.D24]/6)" office:value-type="float" office:value="1">
            <text:p>1</text:p>
          </table:table-cell>
          <table:table-cell table:style-name="ce2" table:formula="of:=[$PerMachine.$H$6]*[.N24]" office:value-type="currency" office:currency="USD" office:value="3.043">
            <text:p>$3.04</text:p>
          </table:table-cell>
          <table:table-cell table:style-name="ce2" table:formula="of:=[.C24]+[.E24]+[.G24]+[.I24]+[.K24]+[.M24]+[.O24]" office:value-type="currency" office:currency="USD" office:value="69.744625">
            <text:p>$69.74</text:p>
          </table:table-cell>
          <table:table-cell table:style-name="ce2" table:formula="of:=0.1*[.P24]" office:value-type="currency" office:currency="USD" office:value="6.9744625">
            <text:p>$6.97</text:p>
          </table:table-cell>
          <table:table-cell table:style-name="ce2" table:formula="of:=[.P24]+[.Q24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4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5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5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5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5]" office:value-type="currency" office:currency="USD" office:value="0">
            <text:p>$0.00</text:p>
          </table:table-cell>
          <table:table-cell table:style-name="ce2" table:formula="of:=([.D25]*4)-([.B25]+[.F25]+[.H25])" office:value-type="float" office:value="10">
            <text:p>10</text:p>
          </table:table-cell>
          <table:table-cell table:style-name="ce2" table:formula="of:=[$InputOnly.$H$12]*[.J25]" office:value-type="currency" office:currency="USD" office:value="10.104375">
            <text:p>$10.10</text:p>
          </table:table-cell>
          <table:table-cell table:style-name="ce2" table:formula="of:=[.B25]+[.D25]+[.F25]+[.H25]-20" office:value-type="float" office:value="0">
            <text:p>0</text:p>
          </table:table-cell>
          <table:table-cell table:style-name="ce5" table:formula="of:=0.75*[.L25]" office:value-type="currency" office:currency="USD" office:value="0">
            <text:p>$0.00</text:p>
          </table:table-cell>
          <table:table-cell table:style-name="ce2" table:formula="of:=ROUNDUP([.D25]/6)" office:value-type="float" office:value="1">
            <text:p>1</text:p>
          </table:table-cell>
          <table:table-cell table:style-name="ce2" table:formula="of:=[$PerMachine.$H$6]*[.N25]" office:value-type="currency" office:currency="USD" office:value="3.043">
            <text:p>$3.04</text:p>
          </table:table-cell>
          <table:table-cell table:style-name="ce2" table:formula="of:=[.C25]+[.E25]+[.G25]+[.I25]+[.K25]+[.M25]+[.O25]" office:value-type="currency" office:currency="USD" office:value="69.744625">
            <text:p>$69.74</text:p>
          </table:table-cell>
          <table:table-cell table:style-name="ce2" table:formula="of:=0.1*[.P25]" office:value-type="currency" office:currency="USD" office:value="6.9744625">
            <text:p>$6.97</text:p>
          </table:table-cell>
          <table:table-cell table:style-name="ce2" table:formula="of:=[.P25]+[.Q25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5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2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6]" office:value-type="currency" office:currency="USD" office:value="0">
            <text:p>$0.00</text:p>
          </table:table-cell>
          <table:table-cell table:style-name="ce2" table:formula="of:=([.D26]*4)-([.B26]+[.F26]+[.H26])" office:value-type="float" office:value="10">
            <text:p>10</text:p>
          </table:table-cell>
          <table:table-cell table:style-name="ce2" table:formula="of:=[$InputOnly.$H$12]*[.J26]" office:value-type="currency" office:currency="USD" office:value="10.104375">
            <text:p>$10.10</text:p>
          </table:table-cell>
          <table:table-cell table:style-name="ce2" table:formula="of:=[.B26]+[.D26]+[.F26]+[.H26]-20" office:value-type="float" office:value="0">
            <text:p>0</text:p>
          </table:table-cell>
          <table:table-cell table:style-name="ce5" table:formula="of:=0.75*[.L26]" office:value-type="currency" office:currency="USD" office:value="0">
            <text:p>$0.00</text:p>
          </table:table-cell>
          <table:table-cell table:style-name="ce2" table:formula="of:=ROUNDUP([.D26]/6)" office:value-type="float" office:value="1">
            <text:p>1</text:p>
          </table:table-cell>
          <table:table-cell table:style-name="ce2" table:formula="of:=[$PerMachine.$H$6]*[.N26]" office:value-type="currency" office:currency="USD" office:value="3.043">
            <text:p>$3.04</text:p>
          </table:table-cell>
          <table:table-cell table:style-name="ce2" table:formula="of:=[.C26]+[.E26]+[.G26]+[.I26]+[.K26]+[.M26]+[.O26]" office:value-type="currency" office:currency="USD" office:value="69.744625">
            <text:p>$69.74</text:p>
          </table:table-cell>
          <table:table-cell table:style-name="ce2" table:formula="of:=0.1*[.P26]" office:value-type="currency" office:currency="USD" office:value="6.9744625">
            <text:p>$6.97</text:p>
          </table:table-cell>
          <table:table-cell table:style-name="ce2" table:formula="of:=[.P26]+[.Q26]" office:value-type="currency" office:currency="USD" office:value="76.7190875">
            <text:p>$76.72</text:p>
          </table:table-cell>
          <table:table-cell table:style-name="ce2"/>
          <table:table-cell table:style-name="ce5" table:formula="of:=4*[.D26]" office:value-type="currency" office:currency="USD" office:value="24">
            <text:p>$24.00</text:p>
          </table:table-cell>
        </table:table-row>
        <table:table-row table:style-name="ro3">
          <table:table-cell table:style-name="ce2"/>
          <table:table-cell table:style-name="ce2" table:formula="of:=SUM([.B3:.B26])" office:value-type="float" office:value="204">
            <text:p>204</text:p>
          </table:table-cell>
          <table:table-cell table:style-name="ce2"/>
          <table:table-cell table:style-name="ce2" table:formula="of:=SUM([.D3:.D26])" office:value-type="float" office:value="190">
            <text:p>190</text:p>
          </table:table-cell>
          <table:table-cell table:style-name="ce2"/>
          <table:table-cell table:style-name="ce2" table:formula="of:=SUM([.F3:.F26])" office:value-type="float" office:value="219">
            <text:p>219</text:p>
          </table:table-cell>
          <table:table-cell table:style-name="ce2"/>
          <table:table-cell table:style-name="ce2" table:formula="of:=SUM([.H3:.H26])" office:value-type="float" office:value="2">
            <text:p>2</text:p>
          </table:table-cell>
          <table:table-cell table:style-name="ce2" table:number-columns-repeated="4"/>
          <table:table-cell table:style-name="ce5"/>
          <table:table-cell table:style-name="ce2" office:value-type="string" table:number-columns-spanned="2" table:number-rows-spanned="1">
            <text:p>Total =</text:p>
          </table:table-cell>
          <table:covered-table-cell table:style-name="ce2"/>
          <table:table-cell table:style-name="ce2" table:formula="of:=SUM([.P3:.P26])" office:value-type="currency" office:currency="USD" office:value="2253.8864375">
            <text:p>$2,253.89</text:p>
          </table:table-cell>
          <table:table-cell table:style-name="ce2"/>
          <table:table-cell table:style-name="ce2" table:formula="of:=SUM([.R3:.R26])" office:value-type="currency" office:currency="USD" office:value="2479.27508125">
            <text:p>$2,479.28</text:p>
          </table:table-cell>
          <table:table-cell table:style-name="ce2"/>
          <table:table-cell table:style-name="ce2" table:formula="of:=SUM([.T3:.T26])" office:value-type="currency" office:currency="USD" office:value="760">
            <text:p>$760.00</text:p>
          </table:table-cell>
        </table:table-row>
        <table:table-row table:style-name="ro3" table:number-rows-repeated="1048548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NumPopBrds" table:style-name="ta1" table:print="false">
        <table:table-column table:style-name="co10" table:default-cell-style-name="Default"/>
        <table:table-column table:style-name="co4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9" table:default-cell-style-name="Default"/>
        <table:table-column table:style-name="co59" table:default-cell-style-name="Default"/>
        <table:table-column table:style-name="co14" table:default-cell-style-name="Default"/>
        <table:table-column table:style-name="co57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1" table:default-cell-style-name="Default"/>
        <table:table-column table:style-name="co61" table:default-cell-style-name="Default"/>
        <table:table-row table:style-name="ro6">
          <table:table-cell/>
          <table:table-cell table:formula="of:=[Kickstarter.B1]" office:value-type="string" office:string-value="Solenoid&#10;Wing" table:number-columns-spanned="2" table:number-rows-spanned="1">
            <text:p>Solenoid</text:p>
            <text:p>Wing</text:p>
          </table:table-cell>
          <table:covered-table-cell/>
          <table:table-cell table:formula="of:=[Kickstarter.D1]" office:value-type="string" office:string-value="Intf Wing" table:number-columns-spanned="2" table:number-rows-spanned="1">
            <text:p>Intf Wing</text:p>
          </table:table-cell>
          <table:covered-table-cell/>
          <table:table-cell table:formula="of:=[Kickstarter.F1]" office:value-type="string" office:string-value="Incand Wing" table:number-columns-spanned="2" table:number-rows-spanned="1">
            <text:p>Incand Wing</text:p>
          </table:table-cell>
          <table:covered-table-cell/>
          <table:table-cell table:formula="of:=[Kickstarter.H1]" office:value-type="string" office:string-value="IncandSM&#10;Wing&#10;(Low Side)" table:number-columns-spanned="2" table:number-rows-spanned="1">
            <text:p>IncandSM</text:p>
            <text:p>Wing</text:p>
            <text:p>(Low Side)</text:p>
          </table:table-cell>
          <table:covered-table-cell/>
          <table:table-cell table:formula="of:=[Kickstarter.J1]" office:value-type="string" office:string-value="Input Hdr&#10;Connectors" table:number-columns-spanned="2" table:number-rows-spanned="1">
            <text:p>Input Hdr</text:p>
            <text:p>Connectors</text:p>
          </table:table-cell>
          <table:covered-table-cell/>
          <table:table-cell table:formula="of:=[Kickstarter.N1]" office:value-type="string" office:string-value="Num&#10;Machines" table:number-columns-spanned="2" table:number-rows-spanned="1">
            <text:p>Num</text:p>
            <text:p>Machines</text:p>
          </table:table-cell>
          <table:covered-table-cell/>
          <table:table-cell office:value-type="string" table:number-columns-spanned="2" table:number-rows-spanned="1">
            <text:p>Num PSOC</text:p>
            <text:p>4200</text:p>
          </table:table-cell>
          <table:covered-table-cell/>
          <table:table-cell table:formula="of:=[Kickstarter.S1]" office:value-type="string" office:string-value="Paid">
            <text:p>Paid</text:p>
          </table:table-cell>
        </table:table-row>
        <table:table-row table:style-name="ro3">
          <table:table-cell table:formula="of:=[Kickstarter.A2]" office:value-type="string" office:string-value="Name">
            <text:p>Name</text:p>
          </table:table-cell>
          <table:table-cell table:formula="of:=[Kickstarter.B2]" office:value-type="string" office:string-value="Num">
            <text:p>Num</text:p>
          </table:table-cell>
          <table:table-cell/>
          <table:table-cell table:formula="of:=[Kickstarter.D2]" office:value-type="string" office:string-value="Num">
            <text:p>Num</text:p>
          </table:table-cell>
          <table:table-cell/>
          <table:table-cell table:formula="of:=[Kickstarter.F2]" office:value-type="string" office:string-value="Num">
            <text:p>Num</text:p>
          </table:table-cell>
          <table:table-cell/>
          <table:table-cell table:formula="of:=[Kickstarter.H2]" office:value-type="string" office:string-value="Num">
            <text:p>Num</text:p>
          </table:table-cell>
          <table:table-cell/>
          <table:table-cell table:formula="of:=[Kickstarter.J2]" office:value-type="string" office:string-value="Num">
            <text:p>Num</text:p>
          </table:table-cell>
          <table:table-cell/>
          <table:table-cell table:formula="of:=[Kickstarter.N2]" office:value-type="string" office:string-value="Num">
            <text:p>Num</text:p>
          </table:table-cell>
          <table:table-cell/>
          <table:table-cell office:value-type="string">
            <text:p>Num</text:p>
          </table:table-cell>
          <table:table-cell table:number-columns-repeated="2"/>
        </table:table-row>
        <table:table-row table:style-name="ro3">
          <table:table-cell table:formula="of:=[Kickstarter.A3]" office:value-type="string" office:string-value="RO">
            <text:p>RO</text:p>
          </table:table-cell>
          <table:table-cell table:formula="of:=[Kickstarter.B3]" office:value-type="float" office:value="12">
            <text:p>12</text:p>
          </table:table-cell>
          <table:table-cell table:formula="of:=IF(OR([.P3]=&quot;x&quot;;[.P3]=&quot;x, x&quot;);1;0)*[.B3]" office:value-type="float" office:value="0">
            <text:p>0</text:p>
          </table:table-cell>
          <table:table-cell table:formula="of:=[Kickstarter.D3]" office:value-type="float" office:value="16">
            <text:p>16</text:p>
          </table:table-cell>
          <table:table-cell table:formula="of:=IF(OR([.P3]=&quot;x&quot;;[.P3]=&quot;x, x&quot;);1;0)*[.D3]" office:value-type="float" office:value="0">
            <text:p>0</text:p>
          </table:table-cell>
          <table:table-cell table:formula="of:=[Kickstarter.F3]" office:value-type="float" office:value="24">
            <text:p>24</text:p>
          </table:table-cell>
          <table:table-cell table:formula="of:=IF(OR([.P3]=&quot;x&quot;;[.P3]=&quot;x, x&quot;);1;0)*[.F3]" office:value-type="float" office:value="0">
            <text:p>0</text:p>
          </table:table-cell>
          <table:table-cell table:formula="of:=[Kickstarter.H3]" office:value-type="float" office:value="0">
            <text:p>0</text:p>
          </table:table-cell>
          <table:table-cell table:formula="of:=IF(OR([.P3]=&quot;x&quot;;[.P3]=&quot;x, x&quot;);1;0)*[.H3]" office:value-type="float" office:value="0">
            <text:p>0</text:p>
          </table:table-cell>
          <table:table-cell table:formula="of:=[Kickstarter.J3]" office:value-type="float" office:value="28">
            <text:p>28</text:p>
          </table:table-cell>
          <table:table-cell table:formula="of:=IF(OR([.P3]=&quot;x&quot;;[.P3]=&quot;x, x&quot;);1;0)*[.J3]" office:value-type="float" office:value="0">
            <text:p>0</text:p>
          </table:table-cell>
          <table:table-cell table:formula="of:=[Kickstarter.N3]" office:value-type="float" office:value="3">
            <text:p>3</text:p>
          </table:table-cell>
          <table:table-cell table:formula="of:=IF(OR([.P3]=&quot;x&quot;;[.P3]=&quot;x, x&quot;);1;0)*[.L3]" office:value-type="float" office:value="0">
            <text:p>0</text:p>
          </table:table-cell>
          <table:table-cell table:formula="of:=[Kickstarter.D3]" office:value-type="float" office:value="16">
            <text:p>16</text:p>
          </table:table-cell>
          <table:table-cell table:formula="of:=IF([.P3]=&quot;x, x&quot;;1;0)*[.N3]" office:value-type="float" office:value="0">
            <text:p>0</text:p>
          </table:table-cell>
          <table:table-cell table:formula="of:=[Kickstarter.S3]" office:value-type="float" office:value="0">
            <text:p>0</text:p>
          </table:table-cell>
        </table:table-row>
        <table:table-row table:style-name="ro3">
          <table:table-cell table:formula="of:=[Kickstarter.A4]" office:value-type="string" office:string-value="PP">
            <text:p>PP</text:p>
          </table:table-cell>
          <table:table-cell table:formula="of:=[Kickstarter.B4]" office:value-type="float" office:value="12">
            <text:p>12</text:p>
          </table:table-cell>
          <table:table-cell table:formula="of:=IF(OR([.P4]=&quot;x&quot;;[.P4]=&quot;x, x&quot;);1;0)*[.B4]" office:value-type="float" office:value="0">
            <text:p>0</text:p>
          </table:table-cell>
          <table:table-cell table:formula="of:=[Kickstarter.D4]" office:value-type="float" office:value="12">
            <text:p>12</text:p>
          </table:table-cell>
          <table:table-cell table:formula="of:=IF(OR([.P4]=&quot;x&quot;;[.P4]=&quot;x, x&quot;);1;0)*[.D4]" office:value-type="float" office:value="0">
            <text:p>0</text:p>
          </table:table-cell>
          <table:table-cell table:formula="of:=[Kickstarter.F4]" office:value-type="float" office:value="16">
            <text:p>16</text:p>
          </table:table-cell>
          <table:table-cell table:formula="of:=IF(OR([.P4]=&quot;x&quot;;[.P4]=&quot;x, x&quot;);1;0)*[.F4]" office:value-type="float" office:value="0">
            <text:p>0</text:p>
          </table:table-cell>
          <table:table-cell table:formula="of:=[Kickstarter.H4]" office:value-type="float" office:value="0">
            <text:p>0</text:p>
          </table:table-cell>
          <table:table-cell table:formula="of:=IF(OR([.P4]=&quot;x&quot;;[.P4]=&quot;x, x&quot;);1;0)*[.H4]" office:value-type="float" office:value="0">
            <text:p>0</text:p>
          </table:table-cell>
          <table:table-cell table:formula="of:=[Kickstarter.J4]" office:value-type="float" office:value="20">
            <text:p>20</text:p>
          </table:table-cell>
          <table:table-cell table:formula="of:=IF(OR([.P4]=&quot;x&quot;;[.P4]=&quot;x, x&quot;);1;0)*[.J4]" office:value-type="float" office:value="0">
            <text:p>0</text:p>
          </table:table-cell>
          <table:table-cell table:formula="of:=[Kickstarter.N4]" office:value-type="float" office:value="2">
            <text:p>2</text:p>
          </table:table-cell>
          <table:table-cell table:formula="of:=IF(OR([.P4]=&quot;x&quot;;[.P4]=&quot;x, x&quot;);1;0)*[.L4]" office:value-type="float" office:value="0">
            <text:p>0</text:p>
          </table:table-cell>
          <table:table-cell table:formula="of:=[Kickstarter.D4]" office:value-type="float" office:value="12">
            <text:p>12</text:p>
          </table:table-cell>
          <table:table-cell table:formula="of:=IF([.P4]=&quot;x, x&quot;;1;0)*[.N4]" office:value-type="float" office:value="0">
            <text:p>0</text:p>
          </table:table-cell>
          <table:table-cell table:formula="of:=[Kickstarter.S4]" office:value-type="float" office:value="0">
            <text:p>0</text:p>
          </table:table-cell>
        </table:table-row>
        <table:table-row table:style-name="ro3">
          <table:table-cell table:formula="of:=[Kickstarter.A5]" office:value-type="string" office:string-value="KB">
            <text:p>KB</text:p>
          </table:table-cell>
          <table:table-cell table:formula="of:=[Kickstarter.B5]" office:value-type="float" office:value="30">
            <text:p>30</text:p>
          </table:table-cell>
          <table:table-cell table:formula="of:=IF(OR([.P5]=&quot;x&quot;;[.P5]=&quot;x, x&quot;);1;0)*[.B5]" office:value-type="float" office:value="30">
            <text:p>30</text:p>
          </table:table-cell>
          <table:table-cell table:formula="of:=[Kickstarter.D5]" office:value-type="float" office:value="21">
            <text:p>21</text:p>
          </table:table-cell>
          <table:table-cell table:formula="of:=IF(OR([.P5]=&quot;x&quot;;[.P5]=&quot;x, x&quot;);1;0)*[.D5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IF(OR([.P5]=&quot;x&quot;;[.P5]=&quot;x, x&quot;);1;0)*[.F5]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IF(OR([.P5]=&quot;x&quot;;[.P5]=&quot;x, x&quot;);1;0)*[.H5]" office:value-type="float" office:value="8">
            <text:p>8</text:p>
          </table:table-cell>
          <table:table-cell table:formula="of:=[Kickstarter.J5]" office:value-type="float" office:value="24">
            <text:p>24</text:p>
          </table:table-cell>
          <table:table-cell table:formula="of:=IF(OR([.P5]=&quot;x&quot;;[.P5]=&quot;x, x&quot;);1;0)*[.J5]" office:value-type="float" office:value="24">
            <text:p>24</text:p>
          </table:table-cell>
          <table:table-cell table:formula="of:=[Kickstarter.N5]" office:value-type="float" office:value="4">
            <text:p>4</text:p>
          </table:table-cell>
          <table:table-cell table:formula="of:=IF(OR([.P5]=&quot;x&quot;;[.P5]=&quot;x, x&quot;);1;0)*[.L5]" office:value-type="float" office:value="4">
            <text:p>4</text:p>
          </table:table-cell>
          <table:table-cell table:formula="of:=[Kickstarter.D5]" office:value-type="float" office:value="21">
            <text:p>21</text:p>
          </table:table-cell>
          <table:table-cell table:formula="of:=IF([.P5]=&quot;x, x&quot;;1;0)*[.N5]" office:value-type="float" office:value="21">
            <text:p>21</text:p>
          </table:table-cell>
          <table:table-cell table:formula="of:=[Kickstarter.S5]" office:value-type="string" office:string-value="x, x">
            <text:p>x, x</text:p>
          </table:table-cell>
        </table:table-row>
        <table:table-row table:style-name="ro3">
          <table:table-cell table:formula="of:=[Kickstarter.A6]" office:value-type="string" office:string-value="JW">
            <text:p>JW</text:p>
          </table:table-cell>
          <table:table-cell table:formula="of:=[Kickstarter.B6]" office:value-type="float" office:value="9">
            <text:p>9</text:p>
          </table:table-cell>
          <table:table-cell table:formula="of:=IF(OR([.P6]=&quot;x&quot;;[.P6]=&quot;x, x&quot;);1;0)*[.B6]" office:value-type="float" office:value="9">
            <text:p>9</text:p>
          </table:table-cell>
          <table:table-cell table:formula="of:=[Kickstarter.D6]" office:value-type="float" office:value="6">
            <text:p>6</text:p>
          </table:table-cell>
          <table:table-cell table:formula="of:=IF(OR([.P6]=&quot;x&quot;;[.P6]=&quot;x, x&quot;);1;0)*[.D6]" office:value-type="float" office:value="6">
            <text:p>6</text:p>
          </table:table-cell>
          <table:table-cell table:formula="of:=[Kickstarter.F6]" office:value-type="float" office:value="8">
            <text:p>8</text:p>
          </table:table-cell>
          <table:table-cell table:formula="of:=IF(OR([.P6]=&quot;x&quot;;[.P6]=&quot;x, x&quot;);1;0)*[.F6]" office:value-type="float" office:value="8">
            <text:p>8</text:p>
          </table:table-cell>
          <table:table-cell table:formula="of:=[Kickstarter.H6]" office:value-type="float" office:value="0">
            <text:p>0</text:p>
          </table:table-cell>
          <table:table-cell table:formula="of:=IF(OR([.P6]=&quot;x&quot;;[.P6]=&quot;x, x&quot;);1;0)*[.H6]" office:value-type="float" office:value="0">
            <text:p>0</text:p>
          </table:table-cell>
          <table:table-cell table:formula="of:=[Kickstarter.J6]" office:value-type="float" office:value="7">
            <text:p>7</text:p>
          </table:table-cell>
          <table:table-cell table:formula="of:=IF(OR([.P6]=&quot;x&quot;;[.P6]=&quot;x, x&quot;);1;0)*[.J6]" office:value-type="float" office:value="7">
            <text:p>7</text:p>
          </table:table-cell>
          <table:table-cell table:formula="of:=[Kickstarter.N6]" office:value-type="float" office:value="1">
            <text:p>1</text:p>
          </table:table-cell>
          <table:table-cell table:formula="of:=IF(OR([.P6]=&quot;x&quot;;[.P6]=&quot;x, x&quot;);1;0)*[.L6]" office:value-type="float" office:value="1">
            <text:p>1</text:p>
          </table:table-cell>
          <table:table-cell table:formula="of:=[Kickstarter.D6]" office:value-type="float" office:value="6">
            <text:p>6</text:p>
          </table:table-cell>
          <table:table-cell table:formula="of:=IF([.P6]=&quot;x, x&quot;;1;0)*[.N6]" office:value-type="float" office:value="6">
            <text:p>6</text:p>
          </table:table-cell>
          <table:table-cell table:formula="of:=[Kickstarter.S6]" office:value-type="string" office:string-value="x, x">
            <text:p>x, x</text:p>
          </table:table-cell>
        </table:table-row>
        <table:table-row table:style-name="ro3">
          <table:table-cell table:formula="of:=[Kickstarter.A7]" office:value-type="string" office:string-value="JF">
            <text:p>JF</text:p>
          </table:table-cell>
          <table:table-cell table:formula="of:=[Kickstarter.B7]" office:value-type="float" office:value="6">
            <text:p>6</text:p>
          </table:table-cell>
          <table:table-cell table:formula="of:=IF(OR([.P7]=&quot;x&quot;;[.P7]=&quot;x, x&quot;);1;0)*[.B7]" office:value-type="float" office:value="6">
            <text:p>6</text:p>
          </table:table-cell>
          <table:table-cell table:formula="of:=[Kickstarter.D7]" office:value-type="float" office:value="6">
            <text:p>6</text:p>
          </table:table-cell>
          <table:table-cell table:formula="of:=IF(OR([.P7]=&quot;x&quot;;[.P7]=&quot;x, x&quot;);1;0)*[.D7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OR([.P7]=&quot;x&quot;;[.P7]=&quot;x, x&quot;);1;0)*[.F7]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F(OR([.P7]=&quot;x&quot;;[.P7]=&quot;x, x&quot;);1;0)*[.H7]" office:value-type="float" office:value="8">
            <text:p>8</text:p>
          </table:table-cell>
          <table:table-cell table:formula="of:=[Kickstarter.J7]" office:value-type="float" office:value="10">
            <text:p>10</text:p>
          </table:table-cell>
          <table:table-cell table:formula="of:=IF(OR([.P7]=&quot;x&quot;;[.P7]=&quot;x, x&quot;);1;0)*[.J7]" office:value-type="float" office:value="10">
            <text:p>10</text:p>
          </table:table-cell>
          <table:table-cell table:formula="of:=[Kickstarter.N7]" office:value-type="float" office:value="1">
            <text:p>1</text:p>
          </table:table-cell>
          <table:table-cell table:formula="of:=IF(OR([.P7]=&quot;x&quot;;[.P7]=&quot;x, x&quot;);1;0)*[.L7]" office:value-type="float" office:value="1">
            <text:p>1</text:p>
          </table:table-cell>
          <table:table-cell table:formula="of:=[Kickstarter.D7]" office:value-type="float" office:value="6">
            <text:p>6</text:p>
          </table:table-cell>
          <table:table-cell table:formula="of:=IF([.P7]=&quot;x, x&quot;;1;0)*[.N7]" office:value-type="float" office:value="6">
            <text:p>6</text:p>
          </table:table-cell>
          <table:table-cell table:formula="of:=[Kickstarter.S7]" office:value-type="string" office:string-value="x, x">
            <text:p>x, x</text:p>
          </table:table-cell>
        </table:table-row>
        <table:table-row table:style-name="ro3">
          <table:table-cell table:formula="of:=[Kickstarter.A8]" office:value-type="string" office:string-value="MC1">
            <text:p>MC1</text:p>
          </table:table-cell>
          <table:table-cell table:formula="of:=[Kickstarter.B8]" office:value-type="float" office:value="6">
            <text:p>6</text:p>
          </table:table-cell>
          <table:table-cell table:formula="of:=IF(OR([.P8]=&quot;x&quot;;[.P8]=&quot;x, x&quot;);1;0)*[.B8]" office:value-type="float" office:value="6">
            <text:p>6</text:p>
          </table:table-cell>
          <table:table-cell table:formula="of:=[Kickstarter.D8]" office:value-type="float" office:value="6">
            <text:p>6</text:p>
          </table:table-cell>
          <table:table-cell table:formula="of:=IF(OR([.P8]=&quot;x&quot;;[.P8]=&quot;x, x&quot;);1;0)*[.D8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OR([.P8]=&quot;x&quot;;[.P8]=&quot;x, x&quot;);1;0)*[.F8]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F(OR([.P8]=&quot;x&quot;;[.P8]=&quot;x, x&quot;);1;0)*[.H8]" office:value-type="float" office:value="8">
            <text:p>8</text:p>
          </table:table-cell>
          <table:table-cell table:formula="of:=[Kickstarter.J8]" office:value-type="float" office:value="10">
            <text:p>10</text:p>
          </table:table-cell>
          <table:table-cell table:formula="of:=IF(OR([.P8]=&quot;x&quot;;[.P8]=&quot;x, x&quot;);1;0)*[.J8]" office:value-type="float" office:value="10">
            <text:p>10</text:p>
          </table:table-cell>
          <table:table-cell table:formula="of:=[Kickstarter.N8]" office:value-type="float" office:value="1">
            <text:p>1</text:p>
          </table:table-cell>
          <table:table-cell table:formula="of:=IF(OR([.P8]=&quot;x&quot;;[.P8]=&quot;x, x&quot;);1;0)*[.L8]" office:value-type="float" office:value="1">
            <text:p>1</text:p>
          </table:table-cell>
          <table:table-cell table:formula="of:=[Kickstarter.D8]" office:value-type="float" office:value="6">
            <text:p>6</text:p>
          </table:table-cell>
          <table:table-cell table:formula="of:=IF([.P8]=&quot;x, x&quot;;1;0)*[.N8]" office:value-type="float" office:value="6">
            <text:p>6</text:p>
          </table:table-cell>
          <table:table-cell table:formula="of:=[Kickstarter.S8]" office:value-type="string" office:string-value="x, x">
            <text:p>x, x</text:p>
          </table:table-cell>
        </table:table-row>
        <table:table-row table:style-name="ro3">
          <table:table-cell table:formula="of:=[Kickstarter.A9]" office:value-type="string" office:string-value="BM">
            <text:p>BM</text:p>
          </table:table-cell>
          <table:table-cell table:formula="of:=[Kickstarter.B9]" office:value-type="float" office:value="6">
            <text:p>6</text:p>
          </table:table-cell>
          <table:table-cell table:formula="of:=IF(OR([.P9]=&quot;x&quot;;[.P9]=&quot;x, x&quot;);1;0)*[.B9]" office:value-type="float" office:value="0">
            <text:p>0</text:p>
          </table:table-cell>
          <table:table-cell table:formula="of:=[Kickstarter.D9]" office:value-type="float" office:value="6">
            <text:p>6</text:p>
          </table:table-cell>
          <table:table-cell table:formula="of:=IF(OR([.P9]=&quot;x&quot;;[.P9]=&quot;x, x&quot;);1;0)*[.D9]" office:value-type="float" office:value="0">
            <text:p>0</text:p>
          </table:table-cell>
          <table:table-cell table:formula="of:=[Kickstarter.F9]" office:value-type="float" office:value="8">
            <text:p>8</text:p>
          </table:table-cell>
          <table:table-cell table:formula="of:=IF(OR([.P9]=&quot;x&quot;;[.P9]=&quot;x, x&quot;);1;0)*[.F9]" office:value-type="float" office:value="0">
            <text:p>0</text:p>
          </table:table-cell>
          <table:table-cell table:formula="of:=[Kickstarter.H9]" office:value-type="float" office:value="0">
            <text:p>0</text:p>
          </table:table-cell>
          <table:table-cell table:formula="of:=IF(OR([.P9]=&quot;x&quot;;[.P9]=&quot;x, x&quot;);1;0)*[.H9]" office:value-type="float" office:value="0">
            <text:p>0</text:p>
          </table:table-cell>
          <table:table-cell table:formula="of:=[Kickstarter.J9]" office:value-type="float" office:value="10">
            <text:p>10</text:p>
          </table:table-cell>
          <table:table-cell table:formula="of:=IF(OR([.P9]=&quot;x&quot;;[.P9]=&quot;x, x&quot;);1;0)*[.J9]" office:value-type="float" office:value="0">
            <text:p>0</text:p>
          </table:table-cell>
          <table:table-cell table:formula="of:=[Kickstarter.N9]" office:value-type="float" office:value="1">
            <text:p>1</text:p>
          </table:table-cell>
          <table:table-cell table:formula="of:=IF(OR([.P9]=&quot;x&quot;;[.P9]=&quot;x, x&quot;);1;0)*[.L9]" office:value-type="float" office:value="0">
            <text:p>0</text:p>
          </table:table-cell>
          <table:table-cell table:formula="of:=[Kickstarter.D9]" office:value-type="float" office:value="6">
            <text:p>6</text:p>
          </table:table-cell>
          <table:table-cell table:formula="of:=IF([.P9]=&quot;x, x&quot;;1;0)*[.N9]" office:value-type="float" office:value="0">
            <text:p>0</text:p>
          </table:table-cell>
          <table:table-cell table:formula="of:=[Kickstarter.S9]" office:value-type="float" office:value="0">
            <text:p>0</text:p>
          </table:table-cell>
        </table:table-row>
        <table:table-row table:style-name="ro3">
          <table:table-cell table:formula="of:=[Kickstarter.A10]" office:value-type="string" office:string-value="MH">
            <text:p>MH</text:p>
          </table:table-cell>
          <table:table-cell table:formula="of:=[Kickstarter.B10]" office:value-type="float" office:value="6">
            <text:p>6</text:p>
          </table:table-cell>
          <table:table-cell table:formula="of:=IF(OR([.P10]=&quot;x&quot;;[.P10]=&quot;x, x&quot;);1;0)*[.B10]" office:value-type="float" office:value="0">
            <text:p>0</text:p>
          </table:table-cell>
          <table:table-cell table:formula="of:=[Kickstarter.D10]" office:value-type="float" office:value="6">
            <text:p>6</text:p>
          </table:table-cell>
          <table:table-cell table:formula="of:=IF(OR([.P10]=&quot;x&quot;;[.P10]=&quot;x, x&quot;);1;0)*[.D10]" office:value-type="float" office:value="0">
            <text:p>0</text:p>
          </table:table-cell>
          <table:table-cell table:formula="of:=[Kickstarter.F10]" office:value-type="float" office:value="8">
            <text:p>8</text:p>
          </table:table-cell>
          <table:table-cell table:formula="of:=IF(OR([.P10]=&quot;x&quot;;[.P10]=&quot;x, x&quot;);1;0)*[.F10]" office:value-type="float" office:value="0">
            <text:p>0</text:p>
          </table:table-cell>
          <table:table-cell table:formula="of:=[Kickstarter.H10]" office:value-type="float" office:value="0">
            <text:p>0</text:p>
          </table:table-cell>
          <table:table-cell table:formula="of:=IF(OR([.P10]=&quot;x&quot;;[.P10]=&quot;x, x&quot;);1;0)*[.H10]" office:value-type="float" office:value="0">
            <text:p>0</text:p>
          </table:table-cell>
          <table:table-cell table:formula="of:=[Kickstarter.J10]" office:value-type="float" office:value="10">
            <text:p>10</text:p>
          </table:table-cell>
          <table:table-cell table:formula="of:=IF(OR([.P10]=&quot;x&quot;;[.P10]=&quot;x, x&quot;);1;0)*[.J10]" office:value-type="float" office:value="0">
            <text:p>0</text:p>
          </table:table-cell>
          <table:table-cell table:formula="of:=[Kickstarter.N10]" office:value-type="float" office:value="1">
            <text:p>1</text:p>
          </table:table-cell>
          <table:table-cell table:formula="of:=IF(OR([.P10]=&quot;x&quot;;[.P10]=&quot;x, x&quot;);1;0)*[.L10]" office:value-type="float" office:value="0">
            <text:p>0</text:p>
          </table:table-cell>
          <table:table-cell table:formula="of:=[Kickstarter.D10]" office:value-type="float" office:value="6">
            <text:p>6</text:p>
          </table:table-cell>
          <table:table-cell table:formula="of:=IF([.P10]=&quot;x, x&quot;;1;0)*[.N10]" office:value-type="float" office:value="0">
            <text:p>0</text:p>
          </table:table-cell>
          <table:table-cell table:formula="of:=[Kickstarter.S10]" office:value-type="float" office:value="0">
            <text:p>0</text:p>
          </table:table-cell>
        </table:table-row>
        <table:table-row table:style-name="ro3">
          <table:table-cell table:formula="of:=[Kickstarter.A11]" office:value-type="string" office:string-value="WS">
            <text:p>WS</text:p>
          </table:table-cell>
          <table:table-cell table:formula="of:=[Kickstarter.B11]" office:value-type="float" office:value="6">
            <text:p>6</text:p>
          </table:table-cell>
          <table:table-cell table:formula="of:=IF(OR([.P11]=&quot;x&quot;;[.P11]=&quot;x, x&quot;);1;0)*[.B11]" office:value-type="float" office:value="0">
            <text:p>0</text:p>
          </table:table-cell>
          <table:table-cell table:formula="of:=[Kickstarter.D11]" office:value-type="float" office:value="6">
            <text:p>6</text:p>
          </table:table-cell>
          <table:table-cell table:formula="of:=IF(OR([.P11]=&quot;x&quot;;[.P11]=&quot;x, x&quot;);1;0)*[.D11]" office:value-type="float" office:value="0">
            <text:p>0</text:p>
          </table:table-cell>
          <table:table-cell table:formula="of:=[Kickstarter.F11]" office:value-type="float" office:value="8">
            <text:p>8</text:p>
          </table:table-cell>
          <table:table-cell table:formula="of:=IF(OR([.P11]=&quot;x&quot;;[.P11]=&quot;x, x&quot;);1;0)*[.F11]" office:value-type="float" office:value="0">
            <text:p>0</text:p>
          </table:table-cell>
          <table:table-cell table:formula="of:=[Kickstarter.H11]" office:value-type="float" office:value="0">
            <text:p>0</text:p>
          </table:table-cell>
          <table:table-cell table:formula="of:=IF(OR([.P11]=&quot;x&quot;;[.P11]=&quot;x, x&quot;);1;0)*[.H11]" office:value-type="float" office:value="0">
            <text:p>0</text:p>
          </table:table-cell>
          <table:table-cell table:formula="of:=[Kickstarter.J11]" office:value-type="float" office:value="10">
            <text:p>10</text:p>
          </table:table-cell>
          <table:table-cell table:formula="of:=IF(OR([.P11]=&quot;x&quot;;[.P11]=&quot;x, x&quot;);1;0)*[.J11]" office:value-type="float" office:value="0">
            <text:p>0</text:p>
          </table:table-cell>
          <table:table-cell table:formula="of:=[Kickstarter.N11]" office:value-type="float" office:value="1">
            <text:p>1</text:p>
          </table:table-cell>
          <table:table-cell table:formula="of:=IF(OR([.P11]=&quot;x&quot;;[.P11]=&quot;x, x&quot;);1;0)*[.L11]" office:value-type="float" office:value="0">
            <text:p>0</text:p>
          </table:table-cell>
          <table:table-cell table:formula="of:=[Kickstarter.D11]" office:value-type="float" office:value="6">
            <text:p>6</text:p>
          </table:table-cell>
          <table:table-cell table:formula="of:=IF([.P11]=&quot;x, x&quot;;1;0)*[.N11]" office:value-type="float" office:value="0">
            <text:p>0</text:p>
          </table:table-cell>
          <table:table-cell table:formula="of:=[Kickstarter.S11]" office:value-type="string" office:string-value="no">
            <text:p>no</text:p>
          </table:table-cell>
        </table:table-row>
        <table:table-row table:style-name="ro3">
          <table:table-cell table:formula="of:=[Kickstarter.A12]" office:value-type="string" office:string-value="EL">
            <text:p>EL</text:p>
          </table:table-cell>
          <table:table-cell table:formula="of:=[Kickstarter.B12]" office:value-type="float" office:value="6">
            <text:p>6</text:p>
          </table:table-cell>
          <table:table-cell table:formula="of:=IF(OR([.P12]=&quot;x&quot;;[.P12]=&quot;x, x&quot;);1;0)*[.B12]" office:value-type="float" office:value="0">
            <text:p>0</text:p>
          </table:table-cell>
          <table:table-cell table:formula="of:=[Kickstarter.D12]" office:value-type="float" office:value="6">
            <text:p>6</text:p>
          </table:table-cell>
          <table:table-cell table:formula="of:=IF(OR([.P12]=&quot;x&quot;;[.P12]=&quot;x, x&quot;);1;0)*[.D12]" office:value-type="float" office:value="0">
            <text:p>0</text:p>
          </table:table-cell>
          <table:table-cell table:formula="of:=[Kickstarter.F12]" office:value-type="float" office:value="8">
            <text:p>8</text:p>
          </table:table-cell>
          <table:table-cell table:formula="of:=IF(OR([.P12]=&quot;x&quot;;[.P12]=&quot;x, x&quot;);1;0)*[.F12]" office:value-type="float" office:value="0">
            <text:p>0</text:p>
          </table:table-cell>
          <table:table-cell table:formula="of:=[Kickstarter.H12]" office:value-type="float" office:value="0">
            <text:p>0</text:p>
          </table:table-cell>
          <table:table-cell table:formula="of:=IF(OR([.P12]=&quot;x&quot;;[.P12]=&quot;x, x&quot;);1;0)*[.H12]" office:value-type="float" office:value="0">
            <text:p>0</text:p>
          </table:table-cell>
          <table:table-cell table:formula="of:=[Kickstarter.J12]" office:value-type="float" office:value="10">
            <text:p>10</text:p>
          </table:table-cell>
          <table:table-cell table:formula="of:=IF(OR([.P12]=&quot;x&quot;;[.P12]=&quot;x, x&quot;);1;0)*[.J12]" office:value-type="float" office:value="0">
            <text:p>0</text:p>
          </table:table-cell>
          <table:table-cell table:formula="of:=[Kickstarter.N12]" office:value-type="float" office:value="1">
            <text:p>1</text:p>
          </table:table-cell>
          <table:table-cell table:formula="of:=IF(OR([.P12]=&quot;x&quot;;[.P12]=&quot;x, x&quot;);1;0)*[.L12]" office:value-type="float" office:value="0">
            <text:p>0</text:p>
          </table:table-cell>
          <table:table-cell table:formula="of:=[Kickstarter.D12]" office:value-type="float" office:value="6">
            <text:p>6</text:p>
          </table:table-cell>
          <table:table-cell table:formula="of:=IF([.P12]=&quot;x, x&quot;;1;0)*[.N12]" office:value-type="float" office:value="0">
            <text:p>0</text:p>
          </table:table-cell>
          <table:table-cell table:formula="of:=[Kickstarter.S12]" office:value-type="float" office:value="0">
            <text:p>0</text:p>
          </table:table-cell>
        </table:table-row>
        <table:table-row table:style-name="ro3">
          <table:table-cell table:formula="of:=[Kickstarter.A13]" office:value-type="string" office:string-value="SS">
            <text:p>SS</text:p>
          </table:table-cell>
          <table:table-cell table:formula="of:=[Kickstarter.B13]" office:value-type="float" office:value="6">
            <text:p>6</text:p>
          </table:table-cell>
          <table:table-cell table:formula="of:=IF(OR([.P13]=&quot;x&quot;;[.P13]=&quot;x, x&quot;);1;0)*[.B13]" office:value-type="float" office:value="6">
            <text:p>6</text:p>
          </table:table-cell>
          <table:table-cell table:formula="of:=[Kickstarter.D13]" office:value-type="float" office:value="6">
            <text:p>6</text:p>
          </table:table-cell>
          <table:table-cell table:formula="of:=IF(OR([.P13]=&quot;x&quot;;[.P13]=&quot;x, x&quot;);1;0)*[.D13]" office:value-type="float" office:value="6">
            <text:p>6</text:p>
          </table:table-cell>
          <table:table-cell table:formula="of:=[Kickstarter.F13]" office:value-type="float" office:value="8">
            <text:p>8</text:p>
          </table:table-cell>
          <table:table-cell table:formula="of:=IF(OR([.P13]=&quot;x&quot;;[.P13]=&quot;x, x&quot;);1;0)*[.F13]" office:value-type="float" office:value="8">
            <text:p>8</text:p>
          </table:table-cell>
          <table:table-cell table:formula="of:=[Kickstarter.H13]" office:value-type="float" office:value="0">
            <text:p>0</text:p>
          </table:table-cell>
          <table:table-cell table:formula="of:=IF(OR([.P13]=&quot;x&quot;;[.P13]=&quot;x, x&quot;);1;0)*[.H13]" office:value-type="float" office:value="0">
            <text:p>0</text:p>
          </table:table-cell>
          <table:table-cell table:formula="of:=[Kickstarter.J13]" office:value-type="float" office:value="10">
            <text:p>10</text:p>
          </table:table-cell>
          <table:table-cell table:formula="of:=IF(OR([.P13]=&quot;x&quot;;[.P13]=&quot;x, x&quot;);1;0)*[.J13]" office:value-type="float" office:value="10">
            <text:p>10</text:p>
          </table:table-cell>
          <table:table-cell table:formula="of:=[Kickstarter.N13]" office:value-type="float" office:value="1">
            <text:p>1</text:p>
          </table:table-cell>
          <table:table-cell table:formula="of:=IF(OR([.P13]=&quot;x&quot;;[.P13]=&quot;x, x&quot;);1;0)*[.L13]" office:value-type="float" office:value="1">
            <text:p>1</text:p>
          </table:table-cell>
          <table:table-cell table:formula="of:=[Kickstarter.D13]" office:value-type="float" office:value="6">
            <text:p>6</text:p>
          </table:table-cell>
          <table:table-cell table:formula="of:=IF([.P13]=&quot;x, x&quot;;1;0)*[.N13]" office:value-type="float" office:value="6">
            <text:p>6</text:p>
          </table:table-cell>
          <table:table-cell table:formula="of:=[Kickstarter.S13]" office:value-type="string" office:string-value="x, x">
            <text:p>x, x</text:p>
          </table:table-cell>
        </table:table-row>
        <table:table-row table:style-name="ro3">
          <table:table-cell table:formula="of:=[Kickstarter.A14]" office:value-type="string" office:string-value="JG">
            <text:p>JG</text:p>
          </table:table-cell>
          <table:table-cell table:formula="of:=[Kickstarter.B14]" office:value-type="float" office:value="9">
            <text:p>9</text:p>
          </table:table-cell>
          <table:table-cell table:formula="of:=IF(OR([.P14]=&quot;x&quot;;[.P14]=&quot;x, x&quot;);1;0)*[.B14]" office:value-type="float" office:value="9">
            <text:p>9</text:p>
          </table:table-cell>
          <table:table-cell table:formula="of:=[Kickstarter.D14]" office:value-type="float" office:value="9">
            <text:p>9</text:p>
          </table:table-cell>
          <table:table-cell table:formula="of:=IF(OR([.P14]=&quot;x&quot;;[.P14]=&quot;x, x&quot;);1;0)*[.D14]" office:value-type="float" office:value="9">
            <text:p>9</text:p>
          </table:table-cell>
          <table:table-cell table:formula="of:=[Kickstarter.F14]" office:value-type="float" office:value="0">
            <text:p>0</text:p>
          </table:table-cell>
          <table:table-cell table:formula="of:=IF(OR([.P14]=&quot;x&quot;;[.P14]=&quot;x, x&quot;);1;0)*[.F14]" office:value-type="float" office:value="0">
            <text:p>0</text:p>
          </table:table-cell>
          <table:table-cell table:formula="of:=[Kickstarter.H14]" office:value-type="float" office:value="2">
            <text:p>2</text:p>
          </table:table-cell>
          <table:table-cell table:formula="of:=IF(OR([.P14]=&quot;x&quot;;[.P14]=&quot;x, x&quot;);1;0)*[.H14]" office:value-type="float" office:value="2">
            <text:p>2</text:p>
          </table:table-cell>
          <table:table-cell table:formula="of:=[Kickstarter.J14]" office:value-type="float" office:value="25">
            <text:p>25</text:p>
          </table:table-cell>
          <table:table-cell table:formula="of:=IF(OR([.P14]=&quot;x&quot;;[.P14]=&quot;x, x&quot;);1;0)*[.J14]" office:value-type="float" office:value="25">
            <text:p>25</text:p>
          </table:table-cell>
          <table:table-cell table:formula="of:=[Kickstarter.N14]" office:value-type="float" office:value="2">
            <text:p>2</text:p>
          </table:table-cell>
          <table:table-cell table:formula="of:=IF(OR([.P14]=&quot;x&quot;;[.P14]=&quot;x, x&quot;);1;0)*[.L14]" office:value-type="float" office:value="2">
            <text:p>2</text:p>
          </table:table-cell>
          <table:table-cell table:formula="of:=[Kickstarter.D14]" office:value-type="float" office:value="9">
            <text:p>9</text:p>
          </table:table-cell>
          <table:table-cell table:formula="of:=IF([.P14]=&quot;x, x&quot;;1;0)*[.N14]" office:value-type="float" office:value="9">
            <text:p>9</text:p>
          </table:table-cell>
          <table:table-cell table:formula="of:=[Kickstarter.S14]" office:value-type="string" office:string-value="x, x">
            <text:p>x, x</text:p>
          </table:table-cell>
        </table:table-row>
        <table:table-row table:style-name="ro3">
          <table:table-cell table:formula="of:=[Kickstarter.A15]" office:value-type="string" office:string-value="JR">
            <text:p>JR</text:p>
          </table:table-cell>
          <table:table-cell table:formula="of:=[Kickstarter.B15]" office:value-type="float" office:value="18">
            <text:p>18</text:p>
          </table:table-cell>
          <table:table-cell table:formula="of:=IF(OR([.P15]=&quot;x&quot;;[.P15]=&quot;x, x&quot;);1;0)*[.B15]" office:value-type="float" office:value="18">
            <text:p>18</text:p>
          </table:table-cell>
          <table:table-cell table:formula="of:=[Kickstarter.D15]" office:value-type="float" office:value="18">
            <text:p>18</text:p>
          </table:table-cell>
          <table:table-cell table:formula="of:=IF(OR([.P15]=&quot;x&quot;;[.P15]=&quot;x, x&quot;);1;0)*[.D15]" office:value-type="float" office:value="18">
            <text:p>18</text:p>
          </table:table-cell>
          <table:table-cell table:formula="of:=[Kickstarter.F15]" office:value-type="float" office:value="24">
            <text:p>24</text:p>
          </table:table-cell>
          <table:table-cell table:formula="of:=IF(OR([.P15]=&quot;x&quot;;[.P15]=&quot;x, x&quot;);1;0)*[.F15]" office:value-type="float" office:value="24">
            <text:p>24</text:p>
          </table:table-cell>
          <table:table-cell table:formula="of:=[Kickstarter.H15]" office:value-type="float" office:value="0">
            <text:p>0</text:p>
          </table:table-cell>
          <table:table-cell table:formula="of:=IF(OR([.P15]=&quot;x&quot;;[.P15]=&quot;x, x&quot;);1;0)*[.H15]" office:value-type="float" office:value="0">
            <text:p>0</text:p>
          </table:table-cell>
          <table:table-cell table:formula="of:=[Kickstarter.J15]" office:value-type="float" office:value="30">
            <text:p>30</text:p>
          </table:table-cell>
          <table:table-cell table:formula="of:=IF(OR([.P15]=&quot;x&quot;;[.P15]=&quot;x, x&quot;);1;0)*[.J15]" office:value-type="float" office:value="30">
            <text:p>30</text:p>
          </table:table-cell>
          <table:table-cell table:formula="of:=[Kickstarter.N15]" office:value-type="float" office:value="3">
            <text:p>3</text:p>
          </table:table-cell>
          <table:table-cell table:formula="of:=IF(OR([.P15]=&quot;x&quot;;[.P15]=&quot;x, x&quot;);1;0)*[.L15]" office:value-type="float" office:value="3">
            <text:p>3</text:p>
          </table:table-cell>
          <table:table-cell table:formula="of:=[Kickstarter.D15]" office:value-type="float" office:value="18">
            <text:p>18</text:p>
          </table:table-cell>
          <table:table-cell table:formula="of:=IF([.P15]=&quot;x, x&quot;;1;0)*[.N15]" office:value-type="float" office:value="18">
            <text:p>18</text:p>
          </table:table-cell>
          <table:table-cell table:formula="of:=[Kickstarter.S15]" office:value-type="string" office:string-value="x, x">
            <text:p>x, x</text:p>
          </table:table-cell>
        </table:table-row>
        <table:table-row table:style-name="ro3">
          <table:table-cell table:formula="of:=[Kickstarter.A16]" office:value-type="string" office:string-value="MP">
            <text:p>MP</text:p>
          </table:table-cell>
          <table:table-cell table:formula="of:=[Kickstarter.B16]" office:value-type="float" office:value="6">
            <text:p>6</text:p>
          </table:table-cell>
          <table:table-cell table:formula="of:=IF(OR([.P16]=&quot;x&quot;;[.P16]=&quot;x, x&quot;);1;0)*[.B16]" office:value-type="float" office:value="6">
            <text:p>6</text:p>
          </table:table-cell>
          <table:table-cell table:formula="of:=[Kickstarter.D16]" office:value-type="float" office:value="6">
            <text:p>6</text:p>
          </table:table-cell>
          <table:table-cell table:formula="of:=IF(OR([.P16]=&quot;x&quot;;[.P16]=&quot;x, x&quot;);1;0)*[.D16]" office:value-type="float" office:value="6">
            <text:p>6</text:p>
          </table:table-cell>
          <table:table-cell table:formula="of:=[Kickstarter.F16]" office:value-type="float" office:value="8">
            <text:p>8</text:p>
          </table:table-cell>
          <table:table-cell table:formula="of:=IF(OR([.P16]=&quot;x&quot;;[.P16]=&quot;x, x&quot;);1;0)*[.F16]" office:value-type="float" office:value="8">
            <text:p>8</text:p>
          </table:table-cell>
          <table:table-cell table:formula="of:=[Kickstarter.H16]" office:value-type="float" office:value="0">
            <text:p>0</text:p>
          </table:table-cell>
          <table:table-cell table:formula="of:=IF(OR([.P16]=&quot;x&quot;;[.P16]=&quot;x, x&quot;);1;0)*[.H16]" office:value-type="float" office:value="0">
            <text:p>0</text:p>
          </table:table-cell>
          <table:table-cell table:formula="of:=[Kickstarter.J16]" office:value-type="float" office:value="10">
            <text:p>10</text:p>
          </table:table-cell>
          <table:table-cell table:formula="of:=IF(OR([.P16]=&quot;x&quot;;[.P16]=&quot;x, x&quot;);1;0)*[.J16]" office:value-type="float" office:value="10">
            <text:p>10</text:p>
          </table:table-cell>
          <table:table-cell table:formula="of:=[Kickstarter.N16]" office:value-type="float" office:value="1">
            <text:p>1</text:p>
          </table:table-cell>
          <table:table-cell table:formula="of:=IF(OR([.P16]=&quot;x&quot;;[.P16]=&quot;x, x&quot;);1;0)*[.L16]" office:value-type="float" office:value="1">
            <text:p>1</text:p>
          </table:table-cell>
          <table:table-cell table:formula="of:=[Kickstarter.D16]" office:value-type="float" office:value="6">
            <text:p>6</text:p>
          </table:table-cell>
          <table:table-cell table:formula="of:=IF([.P16]=&quot;x, x&quot;;1;0)*[.N16]" office:value-type="float" office:value="6">
            <text:p>6</text:p>
          </table:table-cell>
          <table:table-cell table:formula="of:=[Kickstarter.S16]" office:value-type="string" office:string-value="x, x">
            <text:p>x, x</text:p>
          </table:table-cell>
        </table:table-row>
        <table:table-row table:style-name="ro3">
          <table:table-cell table:formula="of:=[Kickstarter.A17]" office:value-type="string" office:string-value="TM">
            <text:p>TM</text:p>
          </table:table-cell>
          <table:table-cell table:formula="of:=[Kickstarter.B17]" office:value-type="float" office:value="6">
            <text:p>6</text:p>
          </table:table-cell>
          <table:table-cell table:formula="of:=IF(OR([.P17]=&quot;x&quot;;[.P17]=&quot;x, x&quot;);1;0)*[.B17]" office:value-type="float" office:value="6">
            <text:p>6</text:p>
          </table:table-cell>
          <table:table-cell table:formula="of:=[Kickstarter.D17]" office:value-type="float" office:value="6">
            <text:p>6</text:p>
          </table:table-cell>
          <table:table-cell table:formula="of:=IF(OR([.P17]=&quot;x&quot;;[.P17]=&quot;x, x&quot;);1;0)*[.D17]" office:value-type="float" office:value="6">
            <text:p>6</text:p>
          </table:table-cell>
          <table:table-cell table:formula="of:=[Kickstarter.F17]" office:value-type="float" office:value="8">
            <text:p>8</text:p>
          </table:table-cell>
          <table:table-cell table:formula="of:=IF(OR([.P17]=&quot;x&quot;;[.P17]=&quot;x, x&quot;);1;0)*[.F17]" office:value-type="float" office:value="8">
            <text:p>8</text:p>
          </table:table-cell>
          <table:table-cell table:formula="of:=[Kickstarter.H17]" office:value-type="float" office:value="0">
            <text:p>0</text:p>
          </table:table-cell>
          <table:table-cell table:formula="of:=IF(OR([.P17]=&quot;x&quot;;[.P17]=&quot;x, x&quot;);1;0)*[.H17]" office:value-type="float" office:value="0">
            <text:p>0</text:p>
          </table:table-cell>
          <table:table-cell table:formula="of:=[Kickstarter.J17]" office:value-type="float" office:value="10">
            <text:p>10</text:p>
          </table:table-cell>
          <table:table-cell table:formula="of:=IF(OR([.P17]=&quot;x&quot;;[.P17]=&quot;x, x&quot;);1;0)*[.J17]" office:value-type="float" office:value="10">
            <text:p>10</text:p>
          </table:table-cell>
          <table:table-cell table:formula="of:=[Kickstarter.N17]" office:value-type="float" office:value="1">
            <text:p>1</text:p>
          </table:table-cell>
          <table:table-cell table:formula="of:=IF(OR([.P17]=&quot;x&quot;;[.P17]=&quot;x, x&quot;);1;0)*[.L17]" office:value-type="float" office:value="1">
            <text:p>1</text:p>
          </table:table-cell>
          <table:table-cell table:formula="of:=[Kickstarter.D17]" office:value-type="float" office:value="6">
            <text:p>6</text:p>
          </table:table-cell>
          <table:table-cell table:formula="of:=IF([.P17]=&quot;x, x&quot;;1;0)*[.N17]" office:value-type="float" office:value="6">
            <text:p>6</text:p>
          </table:table-cell>
          <table:table-cell table:formula="of:=[Kickstarter.S17]" office:value-type="string" office:string-value="x, x">
            <text:p>x, x</text:p>
          </table:table-cell>
        </table:table-row>
        <table:table-row table:style-name="ro3">
          <table:table-cell table:formula="of:=[Kickstarter.A18]" office:value-type="string" office:string-value="AH">
            <text:p>AH</text:p>
          </table:table-cell>
          <table:table-cell table:formula="of:=[Kickstarter.B18]" office:value-type="float" office:value="6">
            <text:p>6</text:p>
          </table:table-cell>
          <table:table-cell table:formula="of:=IF(OR([.P18]=&quot;x&quot;;[.P18]=&quot;x, x&quot;);1;0)*[.B18]" office:value-type="float" office:value="6">
            <text:p>6</text:p>
          </table:table-cell>
          <table:table-cell table:formula="of:=[Kickstarter.D18]" office:value-type="float" office:value="6">
            <text:p>6</text:p>
          </table:table-cell>
          <table:table-cell table:formula="of:=IF(OR([.P18]=&quot;x&quot;;[.P18]=&quot;x, x&quot;);1;0)*[.D18]" office:value-type="float" office:value="6">
            <text:p>6</text:p>
          </table:table-cell>
          <table:table-cell table:formula="of:=[Kickstarter.F18]" office:value-type="float" office:value="8">
            <text:p>8</text:p>
          </table:table-cell>
          <table:table-cell table:formula="of:=IF(OR([.P18]=&quot;x&quot;;[.P18]=&quot;x, x&quot;);1;0)*[.F18]" office:value-type="float" office:value="8">
            <text:p>8</text:p>
          </table:table-cell>
          <table:table-cell table:formula="of:=[Kickstarter.H18]" office:value-type="float" office:value="0">
            <text:p>0</text:p>
          </table:table-cell>
          <table:table-cell table:formula="of:=IF(OR([.P18]=&quot;x&quot;;[.P18]=&quot;x, x&quot;);1;0)*[.H18]" office:value-type="float" office:value="0">
            <text:p>0</text:p>
          </table:table-cell>
          <table:table-cell table:formula="of:=[Kickstarter.J18]" office:value-type="float" office:value="10">
            <text:p>10</text:p>
          </table:table-cell>
          <table:table-cell table:formula="of:=IF(OR([.P18]=&quot;x&quot;;[.P18]=&quot;x, x&quot;);1;0)*[.J18]" office:value-type="float" office:value="10">
            <text:p>10</text:p>
          </table:table-cell>
          <table:table-cell table:formula="of:=[Kickstarter.N18]" office:value-type="float" office:value="1">
            <text:p>1</text:p>
          </table:table-cell>
          <table:table-cell table:formula="of:=IF(OR([.P18]=&quot;x&quot;;[.P18]=&quot;x, x&quot;);1;0)*[.L18]" office:value-type="float" office:value="1">
            <text:p>1</text:p>
          </table:table-cell>
          <table:table-cell table:formula="of:=[Kickstarter.D18]" office:value-type="float" office:value="6">
            <text:p>6</text:p>
          </table:table-cell>
          <table:table-cell table:formula="of:=IF([.P18]=&quot;x, x&quot;;1;0)*[.N18]" office:value-type="float" office:value="6">
            <text:p>6</text:p>
          </table:table-cell>
          <table:table-cell table:formula="of:=[Kickstarter.S18]" office:value-type="string" office:string-value="x, x">
            <text:p>x, x</text:p>
          </table:table-cell>
        </table:table-row>
        <table:table-row table:style-name="ro3">
          <table:table-cell table:formula="of:=[Kickstarter.A19]" office:value-type="string" office:string-value="JJ">
            <text:p>JJ</text:p>
          </table:table-cell>
          <table:table-cell table:formula="of:=[Kickstarter.B19]" office:value-type="float" office:value="6">
            <text:p>6</text:p>
          </table:table-cell>
          <table:table-cell table:formula="of:=IF(OR([.P19]=&quot;x&quot;;[.P19]=&quot;x, x&quot;);1;0)*[.B19]" office:value-type="float" office:value="6">
            <text:p>6</text:p>
          </table:table-cell>
          <table:table-cell table:formula="of:=[Kickstarter.D19]" office:value-type="float" office:value="6">
            <text:p>6</text:p>
          </table:table-cell>
          <table:table-cell table:formula="of:=IF(OR([.P19]=&quot;x&quot;;[.P19]=&quot;x, x&quot;);1;0)*[.D19]" office:value-type="float" office:value="6">
            <text:p>6</text:p>
          </table:table-cell>
          <table:table-cell table:formula="of:=[Kickstarter.F19]" office:value-type="float" office:value="8">
            <text:p>8</text:p>
          </table:table-cell>
          <table:table-cell table:formula="of:=IF(OR([.P19]=&quot;x&quot;;[.P19]=&quot;x, x&quot;);1;0)*[.F19]" office:value-type="float" office:value="8">
            <text:p>8</text:p>
          </table:table-cell>
          <table:table-cell table:formula="of:=[Kickstarter.H19]" office:value-type="float" office:value="0">
            <text:p>0</text:p>
          </table:table-cell>
          <table:table-cell table:formula="of:=IF(OR([.P19]=&quot;x&quot;;[.P19]=&quot;x, x&quot;);1;0)*[.H19]" office:value-type="float" office:value="0">
            <text:p>0</text:p>
          </table:table-cell>
          <table:table-cell table:formula="of:=[Kickstarter.J19]" office:value-type="float" office:value="10">
            <text:p>10</text:p>
          </table:table-cell>
          <table:table-cell table:formula="of:=IF(OR([.P19]=&quot;x&quot;;[.P19]=&quot;x, x&quot;);1;0)*[.J19]" office:value-type="float" office:value="10">
            <text:p>10</text:p>
          </table:table-cell>
          <table:table-cell table:formula="of:=[Kickstarter.N19]" office:value-type="float" office:value="1">
            <text:p>1</text:p>
          </table:table-cell>
          <table:table-cell table:formula="of:=IF(OR([.P19]=&quot;x&quot;;[.P19]=&quot;x, x&quot;);1;0)*[.L19]" office:value-type="float" office:value="1">
            <text:p>1</text:p>
          </table:table-cell>
          <table:table-cell table:formula="of:=[Kickstarter.D19]" office:value-type="float" office:value="6">
            <text:p>6</text:p>
          </table:table-cell>
          <table:table-cell table:formula="of:=IF([.P19]=&quot;x, x&quot;;1;0)*[.N19]" office:value-type="float" office:value="6">
            <text:p>6</text:p>
          </table:table-cell>
          <table:table-cell table:formula="of:=[Kickstarter.S19]" office:value-type="string" office:string-value="x, x">
            <text:p>x, x</text:p>
          </table:table-cell>
        </table:table-row>
        <table:table-row table:style-name="ro3">
          <table:table-cell table:formula="of:=[Kickstarter.A20]" office:value-type="string" office:string-value="BB">
            <text:p>BB</text:p>
          </table:table-cell>
          <table:table-cell table:formula="of:=[Kickstarter.B20]" office:value-type="float" office:value="6">
            <text:p>6</text:p>
          </table:table-cell>
          <table:table-cell table:formula="of:=IF(OR([.P20]=&quot;x&quot;;[.P20]=&quot;x, x&quot;);1;0)*[.B20]" office:value-type="float" office:value="0">
            <text:p>0</text:p>
          </table:table-cell>
          <table:table-cell table:formula="of:=[Kickstarter.D20]" office:value-type="float" office:value="6">
            <text:p>6</text:p>
          </table:table-cell>
          <table:table-cell table:formula="of:=IF(OR([.P20]=&quot;x&quot;;[.P20]=&quot;x, x&quot;);1;0)*[.D20]" office:value-type="float" office:value="0">
            <text:p>0</text:p>
          </table:table-cell>
          <table:table-cell table:formula="of:=[Kickstarter.F20]" office:value-type="float" office:value="8">
            <text:p>8</text:p>
          </table:table-cell>
          <table:table-cell table:formula="of:=IF(OR([.P20]=&quot;x&quot;;[.P20]=&quot;x, x&quot;);1;0)*[.F20]" office:value-type="float" office:value="0">
            <text:p>0</text:p>
          </table:table-cell>
          <table:table-cell table:formula="of:=[Kickstarter.H20]" office:value-type="float" office:value="0">
            <text:p>0</text:p>
          </table:table-cell>
          <table:table-cell table:formula="of:=IF(OR([.P20]=&quot;x&quot;;[.P20]=&quot;x, x&quot;);1;0)*[.H20]" office:value-type="float" office:value="0">
            <text:p>0</text:p>
          </table:table-cell>
          <table:table-cell table:formula="of:=[Kickstarter.J20]" office:value-type="float" office:value="10">
            <text:p>10</text:p>
          </table:table-cell>
          <table:table-cell table:formula="of:=IF(OR([.P20]=&quot;x&quot;;[.P20]=&quot;x, x&quot;);1;0)*[.J20]" office:value-type="float" office:value="0">
            <text:p>0</text:p>
          </table:table-cell>
          <table:table-cell table:formula="of:=[Kickstarter.N20]" office:value-type="float" office:value="1">
            <text:p>1</text:p>
          </table:table-cell>
          <table:table-cell table:formula="of:=IF(OR([.P20]=&quot;x&quot;;[.P20]=&quot;x, x&quot;);1;0)*[.L20]" office:value-type="float" office:value="0">
            <text:p>0</text:p>
          </table:table-cell>
          <table:table-cell table:formula="of:=[Kickstarter.D20]" office:value-type="float" office:value="6">
            <text:p>6</text:p>
          </table:table-cell>
          <table:table-cell table:formula="of:=IF([.P20]=&quot;x, x&quot;;1;0)*[.N20]" office:value-type="float" office:value="0">
            <text:p>0</text:p>
          </table:table-cell>
          <table:table-cell table:formula="of:=[Kickstarter.S20]" office:value-type="float" office:value="0">
            <text:p>0</text:p>
          </table:table-cell>
        </table:table-row>
        <table:table-row table:style-name="ro3">
          <table:table-cell table:formula="of:=[Kickstarter.A21]" office:value-type="string" office:string-value="AG">
            <text:p>AG</text:p>
          </table:table-cell>
          <table:table-cell table:formula="of:=[Kickstarter.B21]" office:value-type="float" office:value="6">
            <text:p>6</text:p>
          </table:table-cell>
          <table:table-cell table:formula="of:=IF(OR([.P21]=&quot;x&quot;;[.P21]=&quot;x, x&quot;);1;0)*[.B21]" office:value-type="float" office:value="6">
            <text:p>6</text:p>
          </table:table-cell>
          <table:table-cell table:formula="of:=[Kickstarter.D21]" office:value-type="float" office:value="6">
            <text:p>6</text:p>
          </table:table-cell>
          <table:table-cell table:formula="of:=IF(OR([.P21]=&quot;x&quot;;[.P21]=&quot;x, x&quot;);1;0)*[.D21]" office:value-type="float" office:value="6">
            <text:p>6</text:p>
          </table:table-cell>
          <table:table-cell table:formula="of:=[Kickstarter.F21]" office:value-type="float" office:value="8">
            <text:p>8</text:p>
          </table:table-cell>
          <table:table-cell table:formula="of:=IF(OR([.P21]=&quot;x&quot;;[.P21]=&quot;x, x&quot;);1;0)*[.F21]" office:value-type="float" office:value="8">
            <text:p>8</text:p>
          </table:table-cell>
          <table:table-cell table:formula="of:=[Kickstarter.H21]" office:value-type="float" office:value="0">
            <text:p>0</text:p>
          </table:table-cell>
          <table:table-cell table:formula="of:=IF(OR([.P21]=&quot;x&quot;;[.P21]=&quot;x, x&quot;);1;0)*[.H21]" office:value-type="float" office:value="0">
            <text:p>0</text:p>
          </table:table-cell>
          <table:table-cell table:formula="of:=[Kickstarter.J21]" office:value-type="float" office:value="10">
            <text:p>10</text:p>
          </table:table-cell>
          <table:table-cell table:formula="of:=IF(OR([.P21]=&quot;x&quot;;[.P21]=&quot;x, x&quot;);1;0)*[.J21]" office:value-type="float" office:value="10">
            <text:p>10</text:p>
          </table:table-cell>
          <table:table-cell table:formula="of:=[Kickstarter.N21]" office:value-type="float" office:value="1">
            <text:p>1</text:p>
          </table:table-cell>
          <table:table-cell table:formula="of:=IF(OR([.P21]=&quot;x&quot;;[.P21]=&quot;x, x&quot;);1;0)*[.L21]" office:value-type="float" office:value="1">
            <text:p>1</text:p>
          </table:table-cell>
          <table:table-cell table:formula="of:=[Kickstarter.D21]" office:value-type="float" office:value="6">
            <text:p>6</text:p>
          </table:table-cell>
          <table:table-cell table:formula="of:=IF([.P21]=&quot;x, x&quot;;1;0)*[.N21]" office:value-type="float" office:value="6">
            <text:p>6</text:p>
          </table:table-cell>
          <table:table-cell table:formula="of:=[Kickstarter.S21]" office:value-type="string" office:string-value="x, x">
            <text:p>x, x</text:p>
          </table:table-cell>
        </table:table-row>
        <table:table-row table:style-name="ro3">
          <table:table-cell table:formula="of:=[Kickstarter.A22]" office:value-type="string" office:string-value="MI">
            <text:p>MI</text:p>
          </table:table-cell>
          <table:table-cell table:formula="of:=[Kickstarter.B22]" office:value-type="float" office:value="6">
            <text:p>6</text:p>
          </table:table-cell>
          <table:table-cell table:formula="of:=IF(OR([.P22]=&quot;x&quot;;[.P22]=&quot;x, x&quot;);1;0)*[.B22]" office:value-type="float" office:value="6">
            <text:p>6</text:p>
          </table:table-cell>
          <table:table-cell table:formula="of:=[Kickstarter.D22]" office:value-type="float" office:value="6">
            <text:p>6</text:p>
          </table:table-cell>
          <table:table-cell table:formula="of:=IF(OR([.P22]=&quot;x&quot;;[.P22]=&quot;x, x&quot;);1;0)*[.D22]" office:value-type="float" office:value="6">
            <text:p>6</text:p>
          </table:table-cell>
          <table:table-cell table:formula="of:=[Kickstarter.F22]" office:value-type="float" office:value="8">
            <text:p>8</text:p>
          </table:table-cell>
          <table:table-cell table:formula="of:=IF(OR([.P22]=&quot;x&quot;;[.P22]=&quot;x, x&quot;);1;0)*[.F22]" office:value-type="float" office:value="8">
            <text:p>8</text:p>
          </table:table-cell>
          <table:table-cell table:formula="of:=[Kickstarter.H22]" office:value-type="float" office:value="0">
            <text:p>0</text:p>
          </table:table-cell>
          <table:table-cell table:formula="of:=IF(OR([.P22]=&quot;x&quot;;[.P22]=&quot;x, x&quot;);1;0)*[.H22]" office:value-type="float" office:value="0">
            <text:p>0</text:p>
          </table:table-cell>
          <table:table-cell table:formula="of:=[Kickstarter.J22]" office:value-type="float" office:value="10">
            <text:p>10</text:p>
          </table:table-cell>
          <table:table-cell table:formula="of:=IF(OR([.P22]=&quot;x&quot;;[.P22]=&quot;x, x&quot;);1;0)*[.J22]" office:value-type="float" office:value="10">
            <text:p>10</text:p>
          </table:table-cell>
          <table:table-cell table:formula="of:=[Kickstarter.N22]" office:value-type="float" office:value="1">
            <text:p>1</text:p>
          </table:table-cell>
          <table:table-cell table:formula="of:=IF(OR([.P22]=&quot;x&quot;;[.P22]=&quot;x, x&quot;);1;0)*[.L22]" office:value-type="float" office:value="1">
            <text:p>1</text:p>
          </table:table-cell>
          <table:table-cell table:formula="of:=[Kickstarter.D22]" office:value-type="float" office:value="6">
            <text:p>6</text:p>
          </table:table-cell>
          <table:table-cell table:formula="of:=IF([.P22]=&quot;x, x&quot;;1;0)*[.N22]" office:value-type="float" office:value="6">
            <text:p>6</text:p>
          </table:table-cell>
          <table:table-cell table:formula="of:=[Kickstarter.S22]" office:value-type="string" office:string-value="x, x">
            <text:p>x, x</text:p>
          </table:table-cell>
        </table:table-row>
        <table:table-row table:style-name="ro3">
          <table:table-cell table:formula="of:=[Kickstarter.A23]" office:value-type="string" office:string-value="JK">
            <text:p>JK</text:p>
          </table:table-cell>
          <table:table-cell table:formula="of:=[Kickstarter.B23]" office:value-type="float" office:value="12">
            <text:p>12</text:p>
          </table:table-cell>
          <table:table-cell table:formula="of:=IF(OR([.P23]=&quot;x&quot;;[.P23]=&quot;x, x&quot;);1;0)*[.B23]" office:value-type="float" office:value="12">
            <text:p>12</text:p>
          </table:table-cell>
          <table:table-cell table:formula="of:=[Kickstarter.D23]" office:value-type="float" office:value="6">
            <text:p>6</text:p>
          </table:table-cell>
          <table:table-cell table:formula="of:=IF(OR([.P23]=&quot;x&quot;;[.P23]=&quot;x, x&quot;);1;0)*[.D23]" office:value-type="float" office:value="6">
            <text:p>6</text:p>
          </table:table-cell>
          <table:table-cell table:formula="of:=[Kickstarter.F23]" office:value-type="float" office:value="2">
            <text:p>2</text:p>
          </table:table-cell>
          <table:table-cell table:formula="of:=IF(OR([.P23]=&quot;x&quot;;[.P23]=&quot;x, x&quot;);1;0)*[.F23]" office:value-type="float" office:value="2">
            <text:p>2</text:p>
          </table:table-cell>
          <table:table-cell table:formula="of:=[Kickstarter.H23]" office:value-type="float" office:value="0">
            <text:p>0</text:p>
          </table:table-cell>
          <table:table-cell table:formula="of:=IF(OR([.P23]=&quot;x&quot;;[.P23]=&quot;x, x&quot;);1;0)*[.H23]" office:value-type="float" office:value="0">
            <text:p>0</text:p>
          </table:table-cell>
          <table:table-cell table:formula="of:=[Kickstarter.J23]" office:value-type="float" office:value="10">
            <text:p>10</text:p>
          </table:table-cell>
          <table:table-cell table:formula="of:=IF(OR([.P23]=&quot;x&quot;;[.P23]=&quot;x, x&quot;);1;0)*[.J23]" office:value-type="float" office:value="10">
            <text:p>10</text:p>
          </table:table-cell>
          <table:table-cell table:formula="of:=[Kickstarter.N23]" office:value-type="float" office:value="1">
            <text:p>1</text:p>
          </table:table-cell>
          <table:table-cell table:formula="of:=IF(OR([.P23]=&quot;x&quot;;[.P23]=&quot;x, x&quot;);1;0)*[.L23]" office:value-type="float" office:value="1">
            <text:p>1</text:p>
          </table:table-cell>
          <table:table-cell table:formula="of:=[Kickstarter.D23]" office:value-type="float" office:value="6">
            <text:p>6</text:p>
          </table:table-cell>
          <table:table-cell table:formula="of:=IF([.P23]=&quot;x, x&quot;;1;0)*[.N23]" office:value-type="float" office:value="6">
            <text:p>6</text:p>
          </table:table-cell>
          <table:table-cell table:formula="of:=[Kickstarter.S23]" office:value-type="string" office:string-value="x, x">
            <text:p>x, x</text:p>
          </table:table-cell>
        </table:table-row>
        <table:table-row table:style-name="ro3">
          <table:table-cell table:formula="of:=[Kickstarter.A24]" office:value-type="string" office:string-value="BL">
            <text:p>BL</text:p>
          </table:table-cell>
          <table:table-cell table:formula="of:=[Kickstarter.B24]" office:value-type="float" office:value="6">
            <text:p>6</text:p>
          </table:table-cell>
          <table:table-cell table:formula="of:=IF(OR([.P24]=&quot;x&quot;;[.P24]=&quot;x, x&quot;);1;0)*[.B24]" office:value-type="float" office:value="6">
            <text:p>6</text:p>
          </table:table-cell>
          <table:table-cell table:formula="of:=[Kickstarter.D24]" office:value-type="float" office:value="6">
            <text:p>6</text:p>
          </table:table-cell>
          <table:table-cell table:formula="of:=IF(OR([.P24]=&quot;x&quot;;[.P24]=&quot;x, x&quot;);1;0)*[.D24]" office:value-type="float" office:value="6">
            <text:p>6</text:p>
          </table:table-cell>
          <table:table-cell table:formula="of:=[Kickstarter.F24]" office:value-type="float" office:value="8">
            <text:p>8</text:p>
          </table:table-cell>
          <table:table-cell table:formula="of:=IF(OR([.P24]=&quot;x&quot;;[.P24]=&quot;x, x&quot;);1;0)*[.F24]" office:value-type="float" office:value="8">
            <text:p>8</text:p>
          </table:table-cell>
          <table:table-cell table:formula="of:=[Kickstarter.H24]" office:value-type="float" office:value="0">
            <text:p>0</text:p>
          </table:table-cell>
          <table:table-cell table:formula="of:=IF(OR([.P24]=&quot;x&quot;;[.P24]=&quot;x, x&quot;);1;0)*[.H24]" office:value-type="float" office:value="0">
            <text:p>0</text:p>
          </table:table-cell>
          <table:table-cell table:formula="of:=[Kickstarter.J24]" office:value-type="float" office:value="10">
            <text:p>10</text:p>
          </table:table-cell>
          <table:table-cell table:formula="of:=IF(OR([.P24]=&quot;x&quot;;[.P24]=&quot;x, x&quot;);1;0)*[.J24]" office:value-type="float" office:value="10">
            <text:p>10</text:p>
          </table:table-cell>
          <table:table-cell table:formula="of:=[Kickstarter.N24]" office:value-type="float" office:value="1">
            <text:p>1</text:p>
          </table:table-cell>
          <table:table-cell table:formula="of:=IF(OR([.P24]=&quot;x&quot;;[.P24]=&quot;x, x&quot;);1;0)*[.L24]" office:value-type="float" office:value="1">
            <text:p>1</text:p>
          </table:table-cell>
          <table:table-cell table:formula="of:=[Kickstarter.D24]" office:value-type="float" office:value="6">
            <text:p>6</text:p>
          </table:table-cell>
          <table:table-cell table:formula="of:=IF([.P24]=&quot;x, x&quot;;1;0)*[.N24]" office:value-type="float" office:value="6">
            <text:p>6</text:p>
          </table:table-cell>
          <table:table-cell table:formula="of:=[Kickstarter.S24]" office:value-type="string" office:string-value="x, x">
            <text:p>x, x</text:p>
          </table:table-cell>
        </table:table-row>
        <table:table-row table:style-name="ro3">
          <table:table-cell table:formula="of:=[Kickstarter.A25]" office:value-type="string" office:string-value="SB">
            <text:p>SB</text:p>
          </table:table-cell>
          <table:table-cell table:formula="of:=[Kickstarter.B25]" office:value-type="float" office:value="6">
            <text:p>6</text:p>
          </table:table-cell>
          <table:table-cell table:formula="of:=IF(OR([.P25]=&quot;x&quot;;[.P25]=&quot;x, x&quot;);1;0)*[.B25]" office:value-type="float" office:value="6">
            <text:p>6</text:p>
          </table:table-cell>
          <table:table-cell table:formula="of:=[Kickstarter.D25]" office:value-type="float" office:value="6">
            <text:p>6</text:p>
          </table:table-cell>
          <table:table-cell table:formula="of:=IF(OR([.P25]=&quot;x&quot;;[.P25]=&quot;x, x&quot;);1;0)*[.D25]" office:value-type="float" office:value="6">
            <text:p>6</text:p>
          </table:table-cell>
          <table:table-cell table:formula="of:=[Kickstarter.F25]" office:value-type="float" office:value="8">
            <text:p>8</text:p>
          </table:table-cell>
          <table:table-cell table:formula="of:=IF(OR([.P25]=&quot;x&quot;;[.P25]=&quot;x, x&quot;);1;0)*[.F25]" office:value-type="float" office:value="8">
            <text:p>8</text:p>
          </table:table-cell>
          <table:table-cell table:formula="of:=[Kickstarter.H25]" office:value-type="float" office:value="0">
            <text:p>0</text:p>
          </table:table-cell>
          <table:table-cell table:formula="of:=IF(OR([.P25]=&quot;x&quot;;[.P25]=&quot;x, x&quot;);1;0)*[.H25]" office:value-type="float" office:value="0">
            <text:p>0</text:p>
          </table:table-cell>
          <table:table-cell table:formula="of:=[Kickstarter.J25]" office:value-type="float" office:value="10">
            <text:p>10</text:p>
          </table:table-cell>
          <table:table-cell table:formula="of:=IF(OR([.P25]=&quot;x&quot;;[.P25]=&quot;x, x&quot;);1;0)*[.J25]" office:value-type="float" office:value="10">
            <text:p>10</text:p>
          </table:table-cell>
          <table:table-cell table:formula="of:=[Kickstarter.N25]" office:value-type="float" office:value="1">
            <text:p>1</text:p>
          </table:table-cell>
          <table:table-cell table:formula="of:=IF(OR([.P25]=&quot;x&quot;;[.P25]=&quot;x, x&quot;);1;0)*[.L25]" office:value-type="float" office:value="1">
            <text:p>1</text:p>
          </table:table-cell>
          <table:table-cell table:formula="of:=[Kickstarter.D25]" office:value-type="float" office:value="6">
            <text:p>6</text:p>
          </table:table-cell>
          <table:table-cell table:formula="of:=IF([.P25]=&quot;x, x&quot;;1;0)*[.N25]" office:value-type="float" office:value="6">
            <text:p>6</text:p>
          </table:table-cell>
          <table:table-cell table:formula="of:=[Kickstarter.S25]" office:value-type="string" office:string-value="x, x">
            <text:p>x, x</text:p>
          </table:table-cell>
        </table:table-row>
        <table:table-row table:style-name="ro3">
          <table:table-cell table:formula="of:=[Kickstarter.A26]" office:value-type="string" office:string-value="MC2">
            <text:p>MC2</text:p>
          </table:table-cell>
          <table:table-cell table:formula="of:=[Kickstarter.B26]" office:value-type="float" office:value="6">
            <text:p>6</text:p>
          </table:table-cell>
          <table:table-cell table:formula="of:=IF(OR([.P26]=&quot;x&quot;;[.P26]=&quot;x, x&quot;);1;0)*[.B26]" office:value-type="float" office:value="0">
            <text:p>0</text:p>
          </table:table-cell>
          <table:table-cell table:formula="of:=[Kickstarter.D26]" office:value-type="float" office:value="6">
            <text:p>6</text:p>
          </table:table-cell>
          <table:table-cell table:formula="of:=IF(OR([.P26]=&quot;x&quot;;[.P26]=&quot;x, x&quot;);1;0)*[.D26]" office:value-type="float" office:value="0">
            <text:p>0</text:p>
          </table:table-cell>
          <table:table-cell table:formula="of:=[Kickstarter.F26]" office:value-type="float" office:value="8">
            <text:p>8</text:p>
          </table:table-cell>
          <table:table-cell table:formula="of:=IF(OR([.P26]=&quot;x&quot;;[.P26]=&quot;x, x&quot;);1;0)*[.F26]" office:value-type="float" office:value="0">
            <text:p>0</text:p>
          </table:table-cell>
          <table:table-cell table:formula="of:=[Kickstarter.H26]" office:value-type="float" office:value="0">
            <text:p>0</text:p>
          </table:table-cell>
          <table:table-cell table:formula="of:=IF(OR([.P26]=&quot;x&quot;;[.P26]=&quot;x, x&quot;);1;0)*[.H26]" office:value-type="float" office:value="0">
            <text:p>0</text:p>
          </table:table-cell>
          <table:table-cell table:formula="of:=[Kickstarter.J26]" office:value-type="float" office:value="10">
            <text:p>10</text:p>
          </table:table-cell>
          <table:table-cell table:formula="of:=IF(OR([.P26]=&quot;x&quot;;[.P26]=&quot;x, x&quot;);1;0)*[.J26]" office:value-type="float" office:value="0">
            <text:p>0</text:p>
          </table:table-cell>
          <table:table-cell table:formula="of:=[Kickstarter.N26]" office:value-type="float" office:value="1">
            <text:p>1</text:p>
          </table:table-cell>
          <table:table-cell table:formula="of:=IF(OR([.P26]=&quot;x&quot;;[.P26]=&quot;x, x&quot;);1;0)*[.L26]" office:value-type="float" office:value="0">
            <text:p>0</text:p>
          </table:table-cell>
          <table:table-cell table:formula="of:=[Kickstarter.D26]" office:value-type="float" office:value="6">
            <text:p>6</text:p>
          </table:table-cell>
          <table:table-cell table:formula="of:=IF([.P26]=&quot;x, x&quot;;1;0)*[.N26]" office:value-type="float" office:value="0">
            <text:p>0</text:p>
          </table:table-cell>
          <table:table-cell table:formula="of:=[Kickstarter.S26]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formula="of:=SUM([.C3:.C26])" office:value-type="float" office:value="144">
            <text:p>144</text:p>
          </table:table-cell>
          <table:table-cell/>
          <table:table-cell table:formula="of:=SUM([.E3:.E26])" office:value-type="float" office:value="126">
            <text:p>126</text:p>
          </table:table-cell>
          <table:table-cell/>
          <table:table-cell table:formula="of:=SUM([.G3:.G26])" office:value-type="float" office:value="107">
            <text:p>107</text:p>
          </table:table-cell>
          <table:table-cell/>
          <table:table-cell table:formula="of:=SUM([.I3:.I26])" office:value-type="float" office:value="26">
            <text:p>26</text:p>
          </table:table-cell>
          <table:table-cell/>
          <table:table-cell table:formula="of:=SUM([.K3:.K26])" office:value-type="float" office:value="206">
            <text:p>206</text:p>
          </table:table-cell>
          <table:table-cell/>
          <table:table-cell table:formula="of:=SUM([.M3:.M26])" office:value-type="float" office:value="22">
            <text:p>22</text:p>
          </table:table-cell>
          <table:table-cell/>
          <table:table-cell table:formula="of:=SUM([.O3:.O26])" office:value-type="float" office:value="126">
            <text:p>126</text:p>
          </table:table-cell>
          <table:table-cell/>
        </table:table-row>
        <table:table-row table:style-name="ro3">
          <table:table-cell table:number-columns-repeated="16"/>
        </table:table-row>
        <table:table-row table:style-name="ro3">
          <table:table-cell office:value-type="string" table:number-columns-spanned="2" table:number-rows-spanned="1">
            <text:p>Money for Parts =</text:p>
          </table:table-cell>
          <table:covered-table-cell/>
          <table:table-cell table:style-name="ce7" table:formula="of:=2057" office:value-type="currency" office:currency="USD" office:value="2057" table:number-columns-spanned="2" table:number-rows-spanned="1">
            <text:p>$2,057.00</text:p>
          </table:table-cell>
          <table:covered-table-cell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5/17/2016</text:date>, <text:time>06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3H45M49S</meta:editing-duration>
    <meta:editing-cycles>151</meta:editing-cycles>
    <meta:generator>OpenOffice/4.1.2$Win32 OpenOffice.org_project/412m3$Build-9782</meta:generator>
    <dc:date>2016-05-17T06:52:09.05</dc:date>
    <meta:document-statistic meta:table-count="13" meta:cell-count="1886" meta:object-count="0"/>
    <meta:user-defined meta:name="Info 1"/>
    <meta:user-defined meta:name="Info 2"/>
    <meta:user-defined meta:name="Info 3"/>
    <meta:user-defined meta:name="Info 4"/>
  </office:meta>
</office:document-meta>
</file>